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8" style:family="table">
      <style:table-properties style:width="87.95mm" table:align="margins"/>
    </style:style>
    <style:style style:name="Table18.A" style:family="table-column">
      <style:table-column-properties style:column-width="87.95mm" style:rel-column-width="65535*"/>
    </style:style>
    <style:style style:name="Table18.A1" style:family="table-cell">
      <style:table-cell-properties fo:padding="0.97mm" fo:border="0.05pt solid #000000"/>
    </style:style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4" style:family="table">
      <style:table-properties style:width="175.95mm" fo:margin-left="0mm" table:align="left"/>
    </style:style>
    <style:style style:name="Table4.A" style:family="table-column">
      <style:table-column-properties style:column-width="112.24mm"/>
    </style:style>
    <style:style style:name="Table4.B" style:family="table-column">
      <style:table-column-properties style:column-width="63.7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B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5" style:family="table">
      <style:table-properties style:width="175.95mm" fo:margin-left="0mm" table:align="left"/>
    </style:style>
    <style:style style:name="Table5.A" style:family="table-column">
      <style:table-column-properties style:column-width="139.58mm"/>
    </style:style>
    <style:style style:name="Table5.B" style:family="table-column">
      <style:table-column-properties style:column-width="36.37mm"/>
    </style:style>
    <style:style style:name="Table5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5.A2" style:family="table-cell">
      <style:table-cell-properties fo:padding="0.97mm" fo:border-left="0.05pt solid #000000" fo:border-right="none" fo:border-top="none" fo:border-bottom="none"/>
    </style:style>
    <style:style style:name="Table5.B2" style:family="table-cell">
      <style:table-cell-properties fo:padding="0.97mm" fo:border="0.05pt solid #000000"/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" style:family="table">
      <style:table-properties style:width="175.9mm" table:align="margins"/>
    </style:style>
    <style:style style:name="Table60.A" style:family="table-column">
      <style:table-column-properties style:column-width="175.9mm" style:rel-column-width="65535*"/>
    </style:style>
    <style:style style:name="Table60.A1" style:family="table-cell">
      <style:table-cell-properties fo:padding="0.97mm" fo:border="0.05pt solid #000000"/>
    </style:style>
    <style:style style:name="Table7" style:family="table">
      <style:table-properties style:width="175.95mm" fo:margin-left="0mm" table:align="left"/>
    </style:style>
    <style:style style:name="Table7.A" style:family="table-column">
      <style:table-column-properties style:column-width="21.61mm"/>
    </style:style>
    <style:style style:name="Table7.B" style:family="table-column">
      <style:table-column-properties style:column-width="11.91mm"/>
    </style:style>
    <style:style style:name="Table7.C" style:family="table-column">
      <style:table-column-properties style:column-width="48.74mm"/>
    </style:style>
    <style:style style:name="Table7.D" style:family="table-column">
      <style:table-column-properties style:column-width="43.22mm"/>
    </style:style>
    <style:style style:name="Table7.E" style:family="table-column">
      <style:table-column-properties style:column-width="7.5mm"/>
    </style:style>
    <style:style style:name="Table7.F" style:family="table-column">
      <style:table-column-properties style:column-width="42.99mm"/>
    </style:style>
    <style:style style:name="Table7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7.A2" style:family="table-cell">
      <style:table-cell-properties fo:padding="0.97mm" fo:border-left="0.05pt solid #000000" fo:border-right="none" fo:border-top="none" fo:border-bottom="none"/>
    </style:style>
    <style:style style:name="Table7.F2" style:family="table-cell">
      <style:table-cell-properties fo:padding="0.97mm" fo:border="0.05pt solid #000000"/>
    </style:style>
    <style:style style:name="Table7.C3" style:family="table-cell">
      <style:table-cell-properties fo:padding="0.97mm" fo:border-left="0.05pt solid #000000" fo:border-right="none" fo:border-top="0.05pt solid #000000" fo:border-bottom="0.05pt solid #000000"/>
    </style:style>
    <style:style style:name="Table7.E3" style:family="table-cell">
      <style:table-cell-properties fo:padding="0.97mm" fo:border-left="none" fo:border-right="0.05pt solid #000000" fo:border-top="none" fo:border-bottom="none"/>
    </style:style>
    <style:style style:name="Table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Table57" style:family="table">
      <style:table-properties style:width="175.9mm" table:align="margins"/>
    </style:style>
    <style:style style:name="Table57.A" style:family="table-column">
      <style:table-column-properties style:column-width="175.9mm" style:rel-column-width="65535*"/>
    </style:style>
    <style:style style:name="Table57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65535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58" style:family="table">
      <style:table-properties style:width="175.9mm" table:align="margins"/>
    </style:style>
    <style:style style:name="Table58.A" style:family="table-column">
      <style:table-column-properties style:column-width="175.9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175.9mm" table:align="margins"/>
    </style:style>
    <style:style style:name="Table59.A" style:family="table-column">
      <style:table-column-properties style:column-width="175.9mm" style:rel-column-width="65535*"/>
    </style:style>
    <style:style style:name="Table59.A1" style:family="table-cell">
      <style:table-cell-properties fo:padding="0.97mm" fo:border="0.05pt solid #000000"/>
    </style:style>
    <style:style style:name="P1" style:family="paragraph" style:parent-style-name="Preformatted_20_Text">
      <style:text-properties fo:font-size="8pt" style:font-size-asian="10pt" style:font-size-complex="10pt"/>
    </style:style>
    <style:style style:name="P2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P3" style:family="paragraph" style:parent-style-name="Preformatted_20_Text">
      <style:text-properties fo:font-size="8pt" officeooo:rsid="001e15c9" officeooo:paragraph-rsid="001e15c9" style:font-size-asian="10pt" style:font-size-complex="10pt"/>
    </style:style>
    <style:style style:name="P4" style:family="paragraph" style:parent-style-name="Preformatted_20_Text">
      <style:text-properties fo:font-size="8pt" officeooo:rsid="00502287" officeooo:paragraph-rsid="00502287" style:font-size-asian="10pt" style:font-size-complex="10pt"/>
    </style:style>
    <style:style style:name="P5" style:family="paragraph" style:parent-style-name="Preformatted_20_Text">
      <style:text-properties fo:font-size="8pt" officeooo:rsid="0014039b" officeooo:paragraph-rsid="0014039b" style:font-size-asian="10pt" style:font-size-complex="10pt"/>
    </style:style>
    <style:style style:name="P6" style:family="paragraph" style:parent-style-name="Preformatted_20_Text">
      <style:text-properties fo:font-size="8pt" officeooo:rsid="0020600f" officeooo:paragraph-rsid="0020600f" style:font-size-asian="10pt" style:font-size-complex="10pt"/>
    </style:style>
    <style:style style:name="P7" style:family="paragraph" style:parent-style-name="Preformatted_20_Text">
      <style:text-properties officeooo:rsid="00125ca9" officeooo:paragraph-rsid="00125ca9"/>
    </style:style>
    <style:style style:name="P8" style:family="paragraph" style:parent-style-name="Preformatted_20_Text">
      <style:text-properties officeooo:rsid="00125ca9" officeooo:paragraph-rsid="002bd1af"/>
    </style:style>
    <style:style style:name="P9" style:family="paragraph" style:parent-style-name="Preformatted_20_Text">
      <style:text-properties officeooo:rsid="0014039b" officeooo:paragraph-rsid="0014039b"/>
    </style:style>
    <style:style style:name="P10" style:family="paragraph" style:parent-style-name="Preformatted_20_Text">
      <style:text-properties officeooo:rsid="0014039b" officeooo:paragraph-rsid="002cee47"/>
    </style:style>
    <style:style style:name="P11" style:family="paragraph" style:parent-style-name="Preformatted_20_Text">
      <style:text-properties officeooo:rsid="0014039b" officeooo:paragraph-rsid="00747b75"/>
    </style:style>
    <style:style style:name="P12" style:family="paragraph" style:parent-style-name="Preformatted_20_Text">
      <style:text-properties officeooo:rsid="001449da" officeooo:paragraph-rsid="001449da"/>
    </style:style>
    <style:style style:name="P13" style:family="paragraph" style:parent-style-name="Preformatted_20_Text">
      <style:text-properties officeooo:rsid="001449da" officeooo:paragraph-rsid="002db84c"/>
    </style:style>
    <style:style style:name="P14" style:family="paragraph" style:parent-style-name="Preformatted_20_Text">
      <style:text-properties officeooo:rsid="001449da" officeooo:paragraph-rsid="0030a2c6"/>
    </style:style>
    <style:style style:name="P15" style:family="paragraph" style:parent-style-name="Preformatted_20_Text">
      <style:paragraph-properties fo:text-align="end" style:justify-single-word="false"/>
      <style:text-properties officeooo:rsid="001449da" officeooo:paragraph-rsid="00318a33"/>
    </style:style>
    <style:style style:name="P16" style:family="paragraph" style:parent-style-name="Preformatted_20_Text">
      <style:paragraph-properties fo:text-align="start" style:justify-single-word="false"/>
      <style:text-properties officeooo:rsid="001449da" officeooo:paragraph-rsid="0030a2c6"/>
    </style:style>
    <style:style style:name="P17" style:family="paragraph" style:parent-style-name="Preformatted_20_Text">
      <style:text-properties officeooo:rsid="001449da" officeooo:paragraph-rsid="00318a33"/>
    </style:style>
    <style:style style:name="P18" style:family="paragraph" style:parent-style-name="Preformatted_20_Text">
      <style:text-properties officeooo:rsid="001449da" officeooo:paragraph-rsid="0068f8d3"/>
    </style:style>
    <style:style style:name="P19" style:family="paragraph" style:parent-style-name="Preformatted_20_Text">
      <style:text-properties officeooo:rsid="0015aea7" officeooo:paragraph-rsid="0015aea7"/>
    </style:style>
    <style:style style:name="P20" style:family="paragraph" style:parent-style-name="Preformatted_20_Text">
      <style:paragraph-properties fo:text-align="end" style:justify-single-word="false"/>
      <style:text-properties officeooo:rsid="0015aea7" officeooo:paragraph-rsid="00747b75"/>
    </style:style>
    <style:style style:name="P21" style:family="paragraph" style:parent-style-name="Preformatted_20_Text">
      <style:text-properties officeooo:rsid="0015aea7" officeooo:paragraph-rsid="00747b75"/>
    </style:style>
    <style:style style:name="P22" style:family="paragraph" style:parent-style-name="Preformatted_20_Text">
      <style:text-properties officeooo:rsid="00164ffd" officeooo:paragraph-rsid="00164ffd"/>
    </style:style>
    <style:style style:name="P23" style:family="paragraph" style:parent-style-name="Preformatted_20_Text">
      <style:text-properties officeooo:rsid="00164ffd" officeooo:paragraph-rsid="00389ccf"/>
    </style:style>
    <style:style style:name="P24" style:family="paragraph" style:parent-style-name="Preformatted_20_Text">
      <style:text-properties officeooo:rsid="00165435" officeooo:paragraph-rsid="00165435"/>
    </style:style>
    <style:style style:name="P25" style:family="paragraph" style:parent-style-name="Preformatted_20_Text">
      <style:text-properties officeooo:rsid="0017ee00" officeooo:paragraph-rsid="0017ee00"/>
    </style:style>
    <style:style style:name="P26" style:family="paragraph" style:parent-style-name="Preformatted_20_Text">
      <style:text-properties officeooo:rsid="0017ee00" officeooo:paragraph-rsid="003922c5"/>
    </style:style>
    <style:style style:name="P27" style:family="paragraph" style:parent-style-name="Preformatted_20_Text">
      <style:paragraph-properties fo:text-align="end" style:justify-single-word="false"/>
      <style:text-properties officeooo:rsid="0017ee00" officeooo:paragraph-rsid="003922c5"/>
    </style:style>
    <style:style style:name="P28" style:family="paragraph" style:parent-style-name="Preformatted_20_Text">
      <style:text-properties officeooo:rsid="0017ee00" officeooo:paragraph-rsid="0039ffec"/>
    </style:style>
    <style:style style:name="P29" style:family="paragraph" style:parent-style-name="Preformatted_20_Text">
      <style:text-properties officeooo:rsid="001859fd" officeooo:paragraph-rsid="001859fd"/>
    </style:style>
    <style:style style:name="P30" style:family="paragraph" style:parent-style-name="Preformatted_20_Text">
      <style:paragraph-properties fo:text-align="end" style:justify-single-word="false"/>
      <style:text-properties officeooo:rsid="001859fd" officeooo:paragraph-rsid="001859fd"/>
    </style:style>
    <style:style style:name="P31" style:family="paragraph" style:parent-style-name="Preformatted_20_Text">
      <style:text-properties officeooo:rsid="0019e84c" officeooo:paragraph-rsid="0019e84c"/>
    </style:style>
    <style:style style:name="P32" style:family="paragraph" style:parent-style-name="Preformatted_20_Text">
      <style:text-properties officeooo:rsid="001bdbaa" officeooo:paragraph-rsid="001bdbaa"/>
    </style:style>
    <style:style style:name="P33" style:family="paragraph" style:parent-style-name="Preformatted_20_Text">
      <style:text-properties officeooo:rsid="001e15c9" officeooo:paragraph-rsid="001e15c9"/>
    </style:style>
    <style:style style:name="P34" style:family="paragraph" style:parent-style-name="Preformatted_20_Text">
      <style:text-properties officeooo:rsid="001e15c9" officeooo:paragraph-rsid="0020600f"/>
    </style:style>
    <style:style style:name="P35" style:family="paragraph" style:parent-style-name="Preformatted_20_Text">
      <style:text-properties officeooo:rsid="001fefe0" officeooo:paragraph-rsid="001fefe0"/>
    </style:style>
    <style:style style:name="P36" style:family="paragraph" style:parent-style-name="Preformatted_20_Text">
      <style:text-properties officeooo:rsid="0020600f" officeooo:paragraph-rsid="0020600f"/>
    </style:style>
    <style:style style:name="P37" style:family="paragraph" style:parent-style-name="Preformatted_20_Text">
      <style:text-properties officeooo:rsid="0020600f" officeooo:paragraph-rsid="004c100a"/>
    </style:style>
    <style:style style:name="P38" style:family="paragraph" style:parent-style-name="Preformatted_20_Text">
      <style:text-properties officeooo:rsid="0020600f" officeooo:paragraph-rsid="006f39d0"/>
    </style:style>
    <style:style style:name="P39" style:family="paragraph" style:parent-style-name="Preformatted_20_Text">
      <style:text-properties officeooo:rsid="0023d898" officeooo:paragraph-rsid="0023d898"/>
    </style:style>
    <style:style style:name="P40" style:family="paragraph" style:parent-style-name="Preformatted_20_Text">
      <style:text-properties officeooo:rsid="0024c766" officeooo:paragraph-rsid="0024c766"/>
    </style:style>
    <style:style style:name="P41" style:family="paragraph" style:parent-style-name="Preformatted_20_Text">
      <style:text-properties officeooo:rsid="0024c766" officeooo:paragraph-rsid="006360d2"/>
    </style:style>
    <style:style style:name="P42" style:family="paragraph" style:parent-style-name="Preformatted_20_Text">
      <style:paragraph-properties fo:text-align="end" style:justify-single-word="false"/>
      <style:text-properties officeooo:paragraph-rsid="005785d2"/>
    </style:style>
    <style:style style:name="P43" style:family="paragraph" style:parent-style-name="Preformatted_20_Text">
      <style:text-properties officeooo:paragraph-rsid="002cee47"/>
    </style:style>
    <style:style style:name="P44" style:family="paragraph" style:parent-style-name="Preformatted_20_Text">
      <style:text-properties officeooo:rsid="002dece1" officeooo:paragraph-rsid="002dece1"/>
    </style:style>
    <style:style style:name="P45" style:family="paragraph" style:parent-style-name="Preformatted_20_Text">
      <style:text-properties fo:font-weight="bold" officeooo:rsid="001449da" officeooo:paragraph-rsid="001449da" style:font-weight-asian="bold" style:font-weight-complex="bold"/>
    </style:style>
    <style:style style:name="P46" style:family="paragraph" style:parent-style-name="Preformatted_20_Text">
      <style:text-properties officeooo:paragraph-rsid="003c5c53"/>
    </style:style>
    <style:style style:name="P47" style:family="paragraph" style:parent-style-name="Preformatted_20_Text">
      <style:text-properties fo:font-size="10pt" officeooo:rsid="001859fd" officeooo:paragraph-rsid="001859fd" style:font-size-asian="10pt" style:font-size-complex="10pt"/>
    </style:style>
    <style:style style:name="P48" style:family="paragraph" style:parent-style-name="Preformatted_20_Text">
      <style:text-properties officeooo:rsid="0049441d" officeooo:paragraph-rsid="0049441d"/>
    </style:style>
    <style:style style:name="P49" style:family="paragraph" style:parent-style-name="Preformatted_20_Text">
      <style:text-properties officeooo:paragraph-rsid="005785d2"/>
    </style:style>
    <style:style style:name="P50" style:family="paragraph" style:parent-style-name="Preformatted_20_Text">
      <style:text-properties officeooo:rsid="00597e91" officeooo:paragraph-rsid="0059c610"/>
    </style:style>
    <style:style style:name="P51" style:family="paragraph" style:parent-style-name="Preformatted_20_Text">
      <style:text-properties officeooo:rsid="00747b75" officeooo:paragraph-rsid="00747b75"/>
    </style:style>
    <style:style style:name="P52" style:family="paragraph" style:parent-style-name="Preformatted_20_Text">
      <style:text-properties officeooo:rsid="00785906" officeooo:paragraph-rsid="00785906"/>
    </style:style>
    <style:style style:name="P53" style:family="paragraph" style:parent-style-name="Preformatted_20_Text">
      <style:text-properties officeooo:rsid="007db33f" officeooo:paragraph-rsid="007db33f"/>
    </style:style>
    <style:style style:name="P54" style:family="paragraph" style:parent-style-name="Text_20_body">
      <style:text-properties officeooo:paragraph-rsid="001449da"/>
    </style:style>
    <style:style style:name="P55" style:family="paragraph" style:parent-style-name="Text_20_body">
      <style:text-properties officeooo:paragraph-rsid="001859fd"/>
    </style:style>
    <style:style style:name="P56" style:family="paragraph" style:parent-style-name="Text_20_body">
      <style:text-properties officeooo:paragraph-rsid="001bdbaa"/>
    </style:style>
    <style:style style:name="P57" style:family="paragraph" style:parent-style-name="Text_20_body">
      <style:text-properties officeooo:rsid="001e15c9" officeooo:paragraph-rsid="001e15c9"/>
    </style:style>
    <style:style style:name="P58" style:family="paragraph" style:parent-style-name="Text_20_body">
      <style:text-properties officeooo:rsid="0020600f" officeooo:paragraph-rsid="0020600f"/>
    </style:style>
    <style:style style:name="P59" style:family="paragraph" style:parent-style-name="Text_20_body">
      <style:text-properties officeooo:paragraph-rsid="0020600f"/>
    </style:style>
    <style:style style:name="P60" style:family="paragraph" style:parent-style-name="Text_20_body">
      <style:text-properties officeooo:paragraph-rsid="0023d898"/>
    </style:style>
    <style:style style:name="P61" style:family="paragraph" style:parent-style-name="Text_20_body">
      <style:text-properties style:font-name="Liberation Mono2" fo:font-size="2pt" officeooo:paragraph-rsid="005eb517" style:font-size-asian="28pt" style:font-size-complex="28pt"/>
    </style:style>
    <style:style style:name="P62" style:family="paragraph" style:parent-style-name="Title">
      <style:text-properties style:font-name="Liberation Mono2" fo:font-size="82pt" officeooo:paragraph-rsid="005eb517" style:font-size-asian="28pt" style:font-size-complex="28pt"/>
    </style:style>
    <style:style style:name="P63" style:family="paragraph" style:parent-style-name="Table_20_Contents">
      <style:text-properties style:font-name="Liberation Mono2" fo:font-size="10pt" officeooo:rsid="00125ca9" officeooo:paragraph-rsid="00125ca9" style:font-name-asian="Courier New" style:font-size-asian="10pt" style:font-name-complex="Liberation Mono2" style:font-size-complex="10pt"/>
    </style:style>
    <style:style style:name="P64" style:family="paragraph" style:parent-style-name="Table_20_Contents">
      <style:text-properties style:font-name="Liberation Mono2" fo:font-size="10pt" officeooo:rsid="00125ca9" officeooo:paragraph-rsid="0026dd0b" style:font-name-asian="Courier New" style:font-size-asian="10pt" style:font-name-complex="Liberation Mono2" style:font-size-complex="10pt"/>
    </style:style>
    <style:style style:name="P65" style:family="paragraph" style:parent-style-name="Table_20_Contents">
      <style:text-properties style:font-name="Liberation Mono2" fo:font-size="10pt" officeooo:rsid="00125ca9" officeooo:paragraph-rsid="005f94a1" style:font-name-asian="Courier New" style:font-size-asian="10pt" style:font-name-complex="Liberation Mono2" style:font-size-complex="10pt"/>
    </style:style>
    <style:style style:name="P66" style:family="paragraph" style:parent-style-name="Table_20_Contents">
      <style:text-properties style:font-name="Liberation Mono2" fo:font-size="10pt" officeooo:rsid="00125ca9" officeooo:paragraph-rsid="00602eab" style:font-name-asian="Courier New" style:font-size-asian="10pt" style:font-name-complex="Liberation Mono2" style:font-size-complex="10pt"/>
    </style:style>
    <style:style style:name="P67" style:family="paragraph" style:parent-style-name="Table_20_Contents">
      <style:text-properties style:font-name="Liberation Mono2" fo:font-size="10pt" officeooo:rsid="00125ca9" officeooo:paragraph-rsid="00609285" style:font-name-asian="Courier New" style:font-size-asian="10pt" style:font-name-complex="Liberation Mono2" style:font-size-complex="10pt"/>
    </style:style>
    <style:style style:name="P68" style:family="paragraph" style:parent-style-name="Table_20_Contents">
      <style:text-properties style:font-name="Liberation Mono2" fo:font-size="10pt" officeooo:rsid="00125ca9" officeooo:paragraph-rsid="00747b75" style:font-name-asian="Courier New" style:font-size-asian="10pt" style:font-name-complex="Liberation Mono2" style:font-size-complex="10pt"/>
    </style:style>
    <style:style style:name="P69" style:family="paragraph" style:parent-style-name="Table_20_Contents">
      <style:text-properties style:font-name="Liberation Mono2" fo:font-size="10pt" officeooo:rsid="0072f313" officeooo:paragraph-rsid="0072f313" style:font-name-asian="Courier New" style:font-size-asian="10pt" style:font-name-complex="Liberation Mono2" style:font-size-complex="10pt"/>
    </style:style>
    <style:style style:name="P70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72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73" style:family="paragraph" style:parent-style-name="Heading_20_2">
      <style:text-properties officeooo:rsid="0015aea7" officeooo:paragraph-rsid="0015aea7"/>
    </style:style>
    <style:style style:name="P74" style:family="paragraph" style:parent-style-name="Heading_20_2" style:list-style-name="">
      <style:text-properties officeooo:paragraph-rsid="0015aea7"/>
    </style:style>
    <style:style style:name="P75" style:family="paragraph" style:parent-style-name="Heading_20_2" style:list-style-name="">
      <style:text-properties officeooo:paragraph-rsid="001e15c9"/>
    </style:style>
    <style:style style:name="P76" style:family="paragraph" style:parent-style-name="Heading_20_2" style:list-style-name="">
      <style:text-properties officeooo:rsid="00165435" officeooo:paragraph-rsid="00165435"/>
    </style:style>
    <style:style style:name="P77" style:family="paragraph" style:parent-style-name="Heading_20_2">
      <style:text-properties officeooo:rsid="001859fd" officeooo:paragraph-rsid="001859fd"/>
    </style:style>
    <style:style style:name="P78" style:family="paragraph" style:parent-style-name="Heading_20_2" style:list-style-name="">
      <style:text-properties officeooo:rsid="001859fd" officeooo:paragraph-rsid="001859fd"/>
    </style:style>
    <style:style style:name="P79" style:family="paragraph" style:parent-style-name="Heading_20_2">
      <style:text-properties officeooo:rsid="001fefe0" officeooo:paragraph-rsid="001fefe0"/>
    </style:style>
    <style:style style:name="P80" style:family="paragraph" style:parent-style-name="Heading_20_2" style:list-style-name="">
      <style:text-properties officeooo:rsid="0020600f" officeooo:paragraph-rsid="0020600f"/>
    </style:style>
    <style:style style:name="P81" style:family="paragraph" style:parent-style-name="Heading_20_2">
      <style:text-properties officeooo:rsid="0023d898" officeooo:paragraph-rsid="0023d898"/>
    </style:style>
    <style:style style:name="P82" style:family="paragraph" style:parent-style-name="Heading_20_2">
      <style:paragraph-properties fo:break-before="page"/>
      <style:text-properties officeooo:rsid="0015aea7" officeooo:paragraph-rsid="0015aea7"/>
    </style:style>
    <style:style style:name="P83" style:family="paragraph" style:parent-style-name="Heading_20_2">
      <style:paragraph-properties fo:break-before="page"/>
      <style:text-properties officeooo:rsid="00165435" officeooo:paragraph-rsid="00165435"/>
    </style:style>
    <style:style style:name="P84" style:family="paragraph" style:parent-style-name="Heading_20_2">
      <style:paragraph-properties fo:break-before="page"/>
      <style:text-properties officeooo:rsid="001859fd" officeooo:paragraph-rsid="001859fd"/>
    </style:style>
    <style:style style:name="P85" style:family="paragraph" style:parent-style-name="Heading_20_2">
      <style:paragraph-properties fo:break-before="page"/>
      <style:text-properties officeooo:rsid="001e15c9" officeooo:paragraph-rsid="001e15c9"/>
    </style:style>
    <style:style style:name="P86" style:family="paragraph" style:parent-style-name="Heading_20_2">
      <style:paragraph-properties fo:break-before="page"/>
      <style:text-properties officeooo:rsid="0023d898" officeooo:paragraph-rsid="0023d898"/>
    </style:style>
    <style:style style:name="P87" style:family="paragraph" style:parent-style-name="Heading_20_2">
      <style:paragraph-properties fo:break-before="page"/>
      <style:text-properties officeooo:rsid="0020600f" officeooo:paragraph-rsid="0020600f"/>
    </style:style>
    <style:style style:name="P88" style:family="paragraph" style:parent-style-name="Text_20_body" style:list-style-name="">
      <style:text-properties officeooo:rsid="007627a8" officeooo:paragraph-rsid="007627a8"/>
    </style:style>
    <style:style style:name="P89" style:family="paragraph" style:parent-style-name="Text_20_body" style:list-style-name="">
      <style:text-properties officeooo:rsid="0020600f" officeooo:paragraph-rsid="0020600f"/>
    </style:style>
    <style:style style:name="P90" style:family="paragraph" style:parent-style-name="Heading_20_1">
      <style:text-properties officeooo:rsid="001449da" officeooo:paragraph-rsid="001449da"/>
    </style:style>
    <style:style style:name="P91" style:family="paragraph" style:parent-style-name="Heading_20_1" style:list-style-name="">
      <style:text-properties officeooo:rsid="001449da" officeooo:paragraph-rsid="001449da"/>
    </style:style>
    <style:style style:name="P92" style:family="paragraph" style:parent-style-name="Heading_20_1">
      <style:paragraph-properties fo:break-before="page"/>
    </style:style>
    <style:style style:name="P93" style:family="paragraph" style:parent-style-name="Heading_20_1">
      <style:paragraph-properties fo:break-before="page"/>
      <style:text-properties officeooo:rsid="00125ca9" officeooo:paragraph-rsid="00125ca9"/>
    </style:style>
    <style:style style:name="P94" style:family="paragraph" style:parent-style-name="Heading_20_1">
      <style:paragraph-properties fo:break-before="page"/>
      <style:text-properties officeooo:rsid="001449da" officeooo:paragraph-rsid="001449da"/>
    </style:style>
    <style:style style:name="P95" style:family="paragraph" style:parent-style-name="Heading_20_1">
      <style:paragraph-properties fo:break-before="page"/>
      <style:text-properties officeooo:rsid="0015aea7" officeooo:paragraph-rsid="0015aea7"/>
    </style:style>
    <style:style style:name="P96" style:family="paragraph" style:parent-style-name="Heading_20_1">
      <style:paragraph-properties fo:break-before="page"/>
      <style:text-properties officeooo:rsid="0019e84c" officeooo:paragraph-rsid="0019e84c"/>
    </style:style>
    <style:style style:name="P97" style:family="paragraph" style:parent-style-name="Preformatted_20_Text">
      <style:text-properties officeooo:rsid="001449da" officeooo:paragraph-rsid="001449da"/>
    </style:style>
    <style:style style:name="P98" style:family="paragraph" style:parent-style-name="Preformatted_20_Text">
      <style:text-properties officeooo:rsid="00896c96" officeooo:paragraph-rsid="00896c96"/>
    </style:style>
    <style:style style:name="P99" style:family="paragraph" style:parent-style-name="Heading_20_3">
      <style:text-properties officeooo:rsid="001e15c9" officeooo:paragraph-rsid="001e15c9"/>
    </style:style>
    <style:style style:name="P100" style:family="paragraph" style:parent-style-name="Heading_20_3">
      <style:text-properties officeooo:rsid="0015aea7" officeooo:paragraph-rsid="00747b75"/>
    </style:style>
    <style:style style:name="P101" style:family="paragraph" style:parent-style-name="Heading_20_3">
      <style:text-properties officeooo:rsid="0015aea7" officeooo:paragraph-rsid="0015aea7"/>
    </style:style>
    <style:style style:name="P102" style:family="paragraph" style:parent-style-name="Heading_20_3">
      <style:text-properties officeooo:paragraph-rsid="00747b75"/>
    </style:style>
    <style:style style:name="P103" style:family="paragraph" style:parent-style-name="Heading_20_3">
      <style:text-properties officeooo:rsid="00164ffd" officeooo:paragraph-rsid="00164ffd"/>
    </style:style>
    <style:style style:name="P104" style:family="paragraph" style:parent-style-name="Heading_20_3">
      <style:text-properties officeooo:rsid="00165435" officeooo:paragraph-rsid="00165435"/>
    </style:style>
    <style:style style:name="P105" style:family="paragraph" style:parent-style-name="Heading_20_3">
      <style:text-properties officeooo:rsid="0017ee00" officeooo:paragraph-rsid="0017ee00"/>
    </style:style>
    <style:style style:name="P106" style:family="paragraph" style:parent-style-name="Heading_20_3">
      <style:text-properties officeooo:rsid="001859fd" officeooo:paragraph-rsid="001859fd"/>
    </style:style>
    <style:style style:name="P107" style:family="paragraph" style:parent-style-name="Heading_20_3">
      <style:text-properties officeooo:rsid="0019e84c" officeooo:paragraph-rsid="0019e84c"/>
    </style:style>
    <style:style style:name="P108" style:family="paragraph" style:parent-style-name="Heading_20_3">
      <style:text-properties officeooo:rsid="001bdbaa" officeooo:paragraph-rsid="001bdbaa"/>
    </style:style>
    <style:style style:name="P109" style:family="paragraph" style:parent-style-name="Heading_20_3">
      <style:text-properties officeooo:rsid="001fefe0" officeooo:paragraph-rsid="001fefe0"/>
    </style:style>
    <style:style style:name="P110" style:family="paragraph" style:parent-style-name="Heading_20_3">
      <style:text-properties officeooo:rsid="0023d898" officeooo:paragraph-rsid="0023d898"/>
    </style:style>
    <style:style style:name="P111" style:family="paragraph" style:parent-style-name="Heading_20_3">
      <style:text-properties officeooo:rsid="0020600f" officeooo:paragraph-rsid="0020600f"/>
    </style:style>
    <style:style style:name="P112" style:family="paragraph" style:parent-style-name="Heading_20_3">
      <style:paragraph-properties fo:break-before="page"/>
    </style:style>
    <style:style style:name="P113" style:family="paragraph" style:parent-style-name="Heading_20_3">
      <style:paragraph-properties fo:break-before="page"/>
      <style:text-properties officeooo:paragraph-rsid="0071325e"/>
    </style:style>
    <style:style style:name="P114" style:family="paragraph" style:parent-style-name="Heading_20_3">
      <style:paragraph-properties fo:break-before="page"/>
      <style:text-properties officeooo:rsid="001e15c9" officeooo:paragraph-rsid="001e15c9"/>
    </style:style>
    <style:style style:name="P115" style:family="paragraph" style:parent-style-name="Heading_20_3">
      <style:paragraph-properties fo:break-before="page"/>
      <style:text-properties officeooo:rsid="001e15c9" officeooo:paragraph-rsid="0020600f"/>
    </style:style>
    <style:style style:name="T1" style:family="text">
      <style:text-properties officeooo:rsid="0071325e"/>
    </style:style>
    <style:style style:name="T2" style:family="text">
      <style:text-properties officeooo:rsid="00125ca9"/>
    </style:style>
    <style:style style:name="T3" style:family="text">
      <style:text-properties officeooo:rsid="0015aea7"/>
    </style:style>
    <style:style style:name="T4" style:family="text">
      <style:text-properties officeooo:rsid="001e15c9"/>
    </style:style>
    <style:style style:name="T5" style:family="text">
      <style:text-properties officeooo:rsid="0024c7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084ec" style:font-weight-asian="bold" style:font-weight-complex="bold"/>
    </style:style>
    <style:style style:name="T8" style:family="text">
      <style:text-properties fo:font-weight="bold" officeooo:rsid="00609285" style:font-weight-asian="bold" style:font-weight-complex="bold"/>
    </style:style>
    <style:style style:name="T9" style:family="text">
      <style:text-properties fo:font-weight="bold" officeooo:rsid="0068f8d3" style:font-weight-asian="bold" style:font-weight-complex="bold"/>
    </style:style>
    <style:style style:name="T10" style:family="text">
      <style:text-properties fo:font-weight="bold" officeooo:rsid="00747b75" style:font-weight-asian="bold" style:font-weight-complex="bold"/>
    </style:style>
    <style:style style:name="T11" style:family="text">
      <style:text-properties officeooo:rsid="002bd1af"/>
    </style:style>
    <style:style style:name="T12" style:family="text">
      <style:text-properties officeooo:rsid="002db84c"/>
    </style:style>
    <style:style style:name="T13" style:family="text">
      <style:text-properties fo:font-size="8pt"/>
    </style:style>
    <style:style style:name="T14" style:family="text">
      <style:text-properties fo:font-size="8pt" style:font-size-asian="10pt" style:font-size-complex="10pt"/>
    </style:style>
    <style:style style:name="T15" style:family="text">
      <style:text-properties fo:font-size="8pt" officeooo:rsid="00511547" style:font-size-asian="10pt" style:font-size-complex="10pt"/>
    </style:style>
    <style:style style:name="T16" style:family="text">
      <style:text-properties fo:font-size="8pt" officeooo:rsid="001e15c9" style:font-size-asian="10pt" style:font-size-complex="10pt"/>
    </style:style>
    <style:style style:name="T17" style:family="text">
      <style:text-properties fo:font-size="8pt" officeooo:rsid="00518895" style:font-size-asian="10pt" style:font-size-complex="10pt"/>
    </style:style>
    <style:style style:name="T18" style:family="text">
      <style:text-properties fo:font-size="8pt" officeooo:rsid="0055334a" style:font-size-asian="10pt" style:font-size-complex="10pt"/>
    </style:style>
    <style:style style:name="T19" style:family="text">
      <style:text-properties fo:font-size="8pt" officeooo:rsid="00125ca9" style:font-size-asian="10pt" style:font-size-complex="10pt"/>
    </style:style>
    <style:style style:name="T20" style:family="text">
      <style:text-properties fo:font-size="8pt" officeooo:rsid="002bd1af" style:font-size-asian="10pt" style:font-size-complex="10pt"/>
    </style:style>
    <style:style style:name="T21" style:family="text">
      <style:text-properties fo:font-size="8pt" officeooo:rsid="0057c308" style:font-size-asian="10pt" style:font-size-complex="10pt"/>
    </style:style>
    <style:style style:name="T22" style:family="text">
      <style:text-properties fo:font-size="8pt" officeooo:rsid="005906fd" style:font-size-asian="10pt" style:font-size-complex="10pt"/>
    </style:style>
    <style:style style:name="T23" style:family="text">
      <style:text-properties fo:font-size="8pt" officeooo:rsid="0059c610" style:font-size-asian="10pt" style:font-size-complex="10pt"/>
    </style:style>
    <style:style style:name="T24" style:family="text">
      <style:text-properties fo:font-size="8pt" officeooo:rsid="0059fa2a" style:font-size-asian="10pt" style:font-size-complex="10pt"/>
    </style:style>
    <style:style style:name="T25" style:family="text">
      <style:text-properties fo:font-size="8pt" officeooo:rsid="005c5c38" style:font-size-asian="10pt" style:font-size-complex="10pt"/>
    </style:style>
    <style:style style:name="T26" style:family="text">
      <style:text-properties fo:font-size="8pt" officeooo:rsid="006360d2" style:font-size-asian="10pt" style:font-size-complex="10pt"/>
    </style:style>
    <style:style style:name="T27" style:family="text">
      <style:text-properties fo:font-size="8pt" officeooo:rsid="002db84c" style:font-size-asian="10pt" style:font-size-complex="10pt"/>
    </style:style>
    <style:style style:name="T28" style:family="text">
      <style:text-properties fo:font-size="8pt" officeooo:rsid="00807f33" style:font-size-asian="10pt" style:font-size-complex="10pt"/>
    </style:style>
    <style:style style:name="T29" style:family="text">
      <style:text-properties fo:font-size="8pt" fo:font-style="italic" officeooo:rsid="003c5c53" style:font-size-asian="10pt" style:font-style-asian="italic" style:font-size-complex="10pt" style:font-style-complex="italic"/>
    </style:style>
    <style:style style:name="T30" style:family="text">
      <style:text-properties fo:font-size="8pt" fo:font-style="italic" fo:font-weight="bold" officeooo:rsid="003c5c53" style:font-size-asian="10pt" style:font-style-asian="italic" style:font-weight-asian="bold" style:font-size-complex="10pt" style:font-style-complex="italic" style:font-weight-complex="bold"/>
    </style:style>
    <style:style style:name="T31" style:family="text">
      <style:text-properties fo:font-size="8pt" fo:font-weight="bold" officeooo:rsid="005084ec" style:font-size-asian="10pt" style:font-weight-asian="bold" style:font-size-complex="10pt" style:font-weight-complex="bold"/>
    </style:style>
    <style:style style:name="T32" style:family="text">
      <style:text-properties fo:font-size="8pt" fo:font-weight="bold" style:font-weight-asian="bold" style:font-weight-complex="bold"/>
    </style:style>
    <style:style style:name="T33" style:family="text">
      <style:text-properties fo:font-size="8pt" fo:font-weight="normal" style:font-weight-asian="normal" style:font-weight-complex="normal"/>
    </style:style>
    <style:style style:name="T34" style:family="text">
      <style:text-properties fo:font-size="8pt" fo:font-weight="normal" style:font-size-asian="10pt" style:font-weight-asian="normal" style:font-size-complex="10pt" style:font-weight-complex="normal"/>
    </style:style>
    <style:style style:name="T35" style:family="text">
      <style:text-properties fo:font-size="8pt" officeooo:rsid="00747b75"/>
    </style:style>
    <style:style style:name="T36" style:family="text">
      <style:text-properties officeooo:rsid="0030a2c6"/>
    </style:style>
    <style:style style:name="T37" style:family="text">
      <style:text-properties officeooo:rsid="003429e2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747b75" style:font-weight-asian="normal" style:font-weight-complex="normal"/>
    </style:style>
    <style:style style:name="T40" style:family="text">
      <style:text-properties officeooo:rsid="00389ccf"/>
    </style:style>
    <style:style style:name="T41" style:family="text">
      <style:text-properties officeooo:rsid="003922c5"/>
    </style:style>
    <style:style style:name="T42" style:family="text">
      <style:text-properties officeooo:rsid="003a20bd"/>
    </style:style>
    <style:style style:name="T43" style:family="text">
      <style:text-properties officeooo:rsid="003bb652"/>
    </style:style>
    <style:style style:name="T44" style:family="text">
      <style:text-properties officeooo:rsid="003c5c53"/>
    </style:style>
    <style:style style:name="T45" style:family="text">
      <style:text-properties officeooo:rsid="003df594"/>
    </style:style>
    <style:style style:name="T46" style:family="text">
      <style:text-properties officeooo:rsid="004006bb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officeooo:rsid="00460664"/>
    </style:style>
    <style:style style:name="T49" style:family="text">
      <style:text-properties officeooo:rsid="0049441d"/>
    </style:style>
    <style:style style:name="T50" style:family="text">
      <style:text-properties officeooo:rsid="0049c184"/>
    </style:style>
    <style:style style:name="T51" style:family="text">
      <style:text-properties officeooo:rsid="004b1426"/>
    </style:style>
    <style:style style:name="T52" style:family="text">
      <style:text-properties officeooo:rsid="004ba81e"/>
    </style:style>
    <style:style style:name="T53" style:family="text">
      <style:text-properties officeooo:rsid="004c100a"/>
    </style:style>
    <style:style style:name="T54" style:family="text">
      <style:text-properties officeooo:rsid="00502287"/>
    </style:style>
    <style:style style:name="T55" style:family="text">
      <style:text-properties officeooo:rsid="00511547"/>
    </style:style>
    <style:style style:name="T56" style:family="text">
      <style:text-properties officeooo:rsid="00536b86"/>
    </style:style>
    <style:style style:name="T57" style:family="text">
      <style:text-properties officeooo:rsid="0055334a"/>
    </style:style>
    <style:style style:name="T58" style:family="text">
      <style:text-properties officeooo:rsid="0057c308"/>
    </style:style>
    <style:style style:name="T59" style:family="text">
      <style:text-properties officeooo:rsid="005906fd"/>
    </style:style>
    <style:style style:name="T60" style:family="text">
      <style:text-properties officeooo:rsid="00597e91"/>
    </style:style>
    <style:style style:name="T61" style:family="text">
      <style:text-properties officeooo:rsid="005b0944"/>
    </style:style>
    <style:style style:name="T62" style:family="text">
      <style:text-properties officeooo:rsid="005c5c38"/>
    </style:style>
    <style:style style:name="T63" style:family="text">
      <style:text-properties officeooo:rsid="005ee4f7"/>
    </style:style>
    <style:style style:name="T64" style:family="text">
      <style:text-properties officeooo:rsid="005f94a1"/>
    </style:style>
    <style:style style:name="T65" style:family="text">
      <style:text-properties officeooo:rsid="00602eab"/>
    </style:style>
    <style:style style:name="T66" style:family="text">
      <style:text-properties officeooo:rsid="006360d2"/>
    </style:style>
    <style:style style:name="T67" style:family="text">
      <style:text-properties officeooo:rsid="0064ee23"/>
    </style:style>
    <style:style style:name="T68" style:family="text">
      <style:text-properties officeooo:rsid="0065bddf"/>
    </style:style>
    <style:style style:name="T69" style:family="text">
      <style:text-properties officeooo:rsid="0068f8d3"/>
    </style:style>
    <style:style style:name="T70" style:family="text">
      <style:text-properties officeooo:rsid="006f39d0"/>
    </style:style>
    <style:style style:name="T71" style:family="text">
      <style:text-properties officeooo:rsid="00747b75"/>
    </style:style>
    <style:style style:name="T72" style:family="text">
      <style:text-properties officeooo:rsid="00785906"/>
    </style:style>
    <style:style style:name="T73" style:family="text">
      <style:text-properties fo:font-size="6pt" style:font-size-asian="10pt" style:font-size-complex="10pt"/>
    </style:style>
    <style:style style:name="T74" style:family="text">
      <style:text-properties officeooo:rsid="007affae"/>
    </style:style>
    <style:style style:name="T75" style:family="text">
      <style:text-properties officeooo:rsid="007db33f"/>
    </style:style>
    <style:style style:name="T76" style:family="text">
      <style:text-properties officeooo:rsid="00821421"/>
    </style:style>
    <style:style style:name="T77" style:family="text">
      <style:text-properties officeooo:rsid="00854964"/>
    </style:style>
    <style:style style:name="Sect1" style:family="section">
      <style:section-properties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SAMPLE APP</text:p>
      <text:p text:style-name="P61"/>
      <text:p text:style-name="P61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2"><text:a xlink:type="simple" xlink:href="#__RefHeading___Toc14422_2770894533" text:style-name="Index_20_Link" text:visited-style-name="Index_20_Link">files tree<text:tab/>2</text:a></text:p>
          <text:p text:style-name="P71"><text:a xlink:type="simple" xlink:href="#__RefHeading___Toc766_2238994884" text:style-name="Index_20_Link" text:visited-style-name="Index_20_Link">Gemfile<text:tab/>4</text:a></text:p>
          <text:p text:style-name="P71"><text:a xlink:type="simple" xlink:href="#__RefHeading___Toc768_2238994884" text:style-name="Index_20_Link" text:visited-style-name="Index_20_Link">Guardfile<text:tab/>5</text:a></text:p>
          <text:p text:style-name="P71"><text:a xlink:type="simple" xlink:href="#__RefHeading___Toc770_2238994884" text:style-name="Index_20_Link" text:visited-style-name="Index_20_Link">.gitignore<text:tab/>6</text:a></text:p>
          <text:p text:style-name="P72"><text:a xlink:type="simple" xlink:href="#__RefHeading___Toc105_2238994884" text:style-name="Index_20_Link" text:visited-style-name="Index_20_Link">config<text:tab/>6</text:a></text:p>
          <text:p text:style-name="P71"><text:a xlink:type="simple" xlink:href="#__RefHeading___Toc267_2238994884" text:style-name="Index_20_Link" text:visited-style-name="Index_20_Link">routes.rb<text:tab/>6</text:a></text:p>
          <text:p text:style-name="P72"><text:a xlink:type="simple" xlink:href="#__RefHeading___Toc107_2238994884" text:style-name="Index_20_Link" text:visited-style-name="Index_20_Link">controllers<text:tab/>7</text:a></text:p>
          <text:p text:style-name="P71"><text:a xlink:type="simple" xlink:href="#__RefHeading___Toc269_2238994884" text:style-name="Index_20_Link" text:visited-style-name="Index_20_Link">application_controller.rb<text:tab/>7</text:a></text:p>
          <text:p text:style-name="P71"><text:a xlink:type="simple" xlink:href="#__RefHeading___Toc271_2238994884" text:style-name="Index_20_Link" text:visited-style-name="Index_20_Link">static_pages_controller.rb<text:tab/>7</text:a></text:p>
          <text:p text:style-name="P71"><text:a xlink:type="simple" xlink:href="#__RefHeading___Toc273_2238994884" text:style-name="Index_20_Link" text:visited-style-name="Index_20_Link">users_controller.rb<text:tab/>7</text:a></text:p>
          <text:p text:style-name="P71"><text:a xlink:type="simple" xlink:href="#__RefHeading___Toc275_2238994884" text:style-name="Index_20_Link" text:visited-style-name="Index_20_Link">sessions_controller.rb<text:tab/>9</text:a></text:p>
          <text:p text:style-name="P71"><text:a xlink:type="simple" xlink:href="#__RefHeading___Toc892_2238994884" text:style-name="Index_20_Link" text:visited-style-name="Index_20_Link">account_activations_controller.rb<text:tab/>9</text:a></text:p>
          <text:p text:style-name="P71"><text:a xlink:type="simple" xlink:href="#__RefHeading___Toc504_2238994884" text:style-name="Index_20_Link" text:visited-style-name="Index_20_Link">password_resets_controller.rb<text:tab/>10</text:a></text:p>
          <text:p text:style-name="P72"><text:a xlink:type="simple" xlink:href="#__RefHeading___Toc506_2238994884" text:style-name="Index_20_Link" text:visited-style-name="Index_20_Link">helpers<text:tab/>11</text:a></text:p>
          <text:p text:style-name="P71"><text:a xlink:type="simple" xlink:href="#__RefHeading___Toc508_2238994884" text:style-name="Index_20_Link" text:visited-style-name="Index_20_Link">application_helper.rb<text:tab/>11</text:a></text:p>
          <text:p text:style-name="P71"><text:a xlink:type="simple" xlink:href="#__RefHeading___Toc510_2238994884" text:style-name="Index_20_Link" text:visited-style-name="Index_20_Link">users_helper.rb<text:tab/>11</text:a></text:p>
          <text:p text:style-name="P71"><text:a xlink:type="simple" xlink:href="#__RefHeading___Toc512_2238994884" text:style-name="Index_20_Link" text:visited-style-name="Index_20_Link">sessions_helper.rb<text:tab/>11</text:a></text:p>
          <text:p text:style-name="P72"><text:a xlink:type="simple" xlink:href="#__RefHeading___Toc522_2238994884" text:style-name="Index_20_Link" text:visited-style-name="Index_20_Link">mailers<text:tab/>13</text:a></text:p>
          <text:p text:style-name="P71"><text:a xlink:type="simple" xlink:href="#__RefHeading___Toc524_2238994884" text:style-name="Index_20_Link" text:visited-style-name="Index_20_Link">application_mailer.rb<text:tab/>13</text:a></text:p>
          <text:p text:style-name="P71"><text:a xlink:type="simple" xlink:href="#__RefHeading___Toc526_2238994884" text:style-name="Index_20_Link" text:visited-style-name="Index_20_Link">user_mailer.rb<text:tab/>13</text:a></text:p>
          <text:p text:style-name="P72"><text:a xlink:type="simple" xlink:href="#__RefHeading___Toc528_2238994884" text:style-name="Index_20_Link" text:visited-style-name="Index_20_Link">models<text:tab/>14</text:a></text:p>
          <text:p text:style-name="P71"><text:a xlink:type="simple" xlink:href="#__RefHeading___Toc530_2238994884" text:style-name="Index_20_Link" text:visited-style-name="Index_20_Link">user.rb<text:tab/>14</text:a></text:p>
          <text:p text:style-name="P72"><text:a xlink:type="simple" xlink:href="#__RefHeading___Toc532_2238994884" text:style-name="Index_20_Link" text:visited-style-name="Index_20_Link">views<text:tab/>16</text:a></text:p>
          <text:p text:style-name="P70"><text:a xlink:type="simple" xlink:href="#__RefHeading___Toc534_2238994884" text:style-name="Index_20_Link" text:visited-style-name="Index_20_Link">layouts<text:tab/>16</text:a></text:p>
          <text:p text:style-name="P71"><text:a xlink:type="simple" xlink:href="#__RefHeading___Toc536_2238994884" text:style-name="Index_20_Link" text:visited-style-name="Index_20_Link">application.html.erb<text:tab/>16</text:a></text:p>
          <text:p text:style-name="P71"><text:a xlink:type="simple" xlink:href="#__RefHeading___Toc538_2238994884" text:style-name="Index_20_Link" text:visited-style-name="Index_20_Link">_footer.html.erb<text:tab/>16</text:a></text:p>
          <text:p text:style-name="P71"><text:a xlink:type="simple" xlink:href="#__RefHeading___Toc1605_2238994884" text:style-name="Index_20_Link" text:visited-style-name="Index_20_Link">_rails_default.html.erb<text:tab/>16</text:a></text:p>
          <text:p text:style-name="P71"><text:a xlink:type="simple" xlink:href="#__RefHeading___Toc544_2238994884" text:style-name="Index_20_Link" text:visited-style-name="Index_20_Link">_shim.html.erb<text:tab/>16</text:a></text:p>
          <text:p text:style-name="P71"><text:a xlink:type="simple" xlink:href="#__RefHeading___Toc540_2238994884" text:style-name="Index_20_Link" text:visited-style-name="Index_20_Link">header.html.erb<text:tab/>17</text:a></text:p>
          <text:p text:style-name="P71"><text:a xlink:type="simple" xlink:href="#__RefHeading___Toc662_2238994884" text:style-name="Index_20_Link" text:visited-style-name="Index_20_Link">mailer.html.erb<text:tab/>17</text:a></text:p>
          <text:p text:style-name="P71"><text:a xlink:type="simple" xlink:href="#__RefHeading___Toc664_2238994884" text:style-name="Index_20_Link" text:visited-style-name="Index_20_Link">mailer.text.erb<text:tab/>17</text:a></text:p>
          <text:p text:style-name="P70"><text:a xlink:type="simple" xlink:href="#__RefHeading___Toc546_2238994884" text:style-name="Index_20_Link" text:visited-style-name="Index_20_Link">static_pages<text:tab/>18</text:a></text:p>
          <text:p text:style-name="P71"><text:a xlink:type="simple" xlink:href="#__RefHeading___Toc548_2238994884" text:style-name="Index_20_Link" text:visited-style-name="Index_20_Link">home.html.erb<text:tab/>18</text:a></text:p>
          <text:p text:style-name="P71"><text:a xlink:type="simple" xlink:href="#__RefHeading___Toc666_2238994884" text:style-name="Index_20_Link" text:visited-style-name="Index_20_Link">about.html.erb<text:tab/>18</text:a></text:p>
          <text:p text:style-name="P71"><text:a xlink:type="simple" xlink:href="#__RefHeading___Toc668_2238994884" text:style-name="Index_20_Link" text:visited-style-name="Index_20_Link">contact.html.erb<text:tab/>18</text:a></text:p>
          <text:p text:style-name="P71"><text:a xlink:type="simple" xlink:href="#__RefHeading___Toc670_2238994884" text:style-name="Index_20_Link" text:visited-style-name="Index_20_Link">help.html.erb<text:tab/>18</text:a></text:p>
          <text:p text:style-name="P70"><text:a xlink:type="simple" xlink:href="#__RefHeading___Toc696_2238994884" text:style-name="Index_20_Link" text:visited-style-name="Index_20_Link">users<text:tab/>19</text:a></text:p>
          <text:p text:style-name="P71"><text:a xlink:type="simple" xlink:href="#__RefHeading___Toc698_2238994884" text:style-name="Index_20_Link" text:visited-style-name="Index_20_Link">index.html.erb<text:tab/>19</text:a></text:p>
          <text:p text:style-name="P71"><text:a xlink:type="simple" xlink:href="#__RefHeading___Toc700_2238994884" text:style-name="Index_20_Link" text:visited-style-name="Index_20_Link">new.html.erb<text:tab/>19</text:a></text:p>
          <text:p text:style-name="P71"><text:a xlink:type="simple" xlink:href="#__RefHeading___Toc702_2238994884" text:style-name="Index_20_Link" text:visited-style-name="Index_20_Link">show.html.erb<text:tab/>19</text:a></text:p>
          <text:p text:style-name="P71"><text:a xlink:type="simple" xlink:href="#__RefHeading___Toc704_2238994884" text:style-name="Index_20_Link" text:visited-style-name="Index_20_Link">edit.html.erb<text:tab/>19</text:a></text:p>
          <text:p text:style-name="P71"><text:a xlink:type="simple" xlink:href="#__RefHeading___Toc706_2238994884" text:style-name="Index_20_Link" text:visited-style-name="Index_20_Link">_form.html.erb<text:tab/>20</text:a></text:p>
          <text:p text:style-name="P71"><text:a xlink:type="simple" xlink:href="#__RefHeading___Toc708_2238994884" text:style-name="Index_20_Link" text:visited-style-name="Index_20_Link">_user.html.erb<text:tab/>20</text:a></text:p>
          <text:p text:style-name="P70"><text:a xlink:type="simple" xlink:href="#__RefHeading___Toc710_2238994884" text:style-name="Index_20_Link" text:visited-style-name="Index_20_Link">sessions<text:tab/>20</text:a></text:p>
          <text:p text:style-name="P71"><text:a xlink:type="simple" xlink:href="#__RefHeading___Toc712_2238994884" text:style-name="Index_20_Link" text:visited-style-name="Index_20_Link">new.html.erb<text:tab/>20</text:a></text:p>
          <text:p text:style-name="P70"><text:a xlink:type="simple" xlink:href="#__RefHeading___Toc714_2238994884" text:style-name="Index_20_Link" text:visited-style-name="Index_20_Link">shared<text:tab/>21</text:a></text:p>
          <text:p text:style-name="P71"><text:a xlink:type="simple" xlink:href="#__RefHeading___Toc716_2238994884" text:style-name="Index_20_Link" text:visited-style-name="Index_20_Link">_error_messages.html.erb<text:tab/>21</text:a></text:p>
          <text:p text:style-name="P70"><text:a xlink:type="simple" xlink:href="#__RefHeading___Toc718_2238994884" text:style-name="Index_20_Link" text:visited-style-name="Index_20_Link">password_resets<text:tab/>21</text:a></text:p>
          <text:p text:style-name="P71"><text:a xlink:type="simple" xlink:href="#__RefHeading___Toc720_2238994884" text:style-name="Index_20_Link" text:visited-style-name="Index_20_Link">new.html.erb<text:tab/>21</text:a></text:p>
          <text:p text:style-name="P71"><text:a xlink:type="simple" xlink:href="#__RefHeading___Toc722_2238994884" text:style-name="Index_20_Link" text:visited-style-name="Index_20_Link">edit.html.erb<text:tab/>21</text:a></text:p>
          <text:p text:style-name="P70"><text:a xlink:type="simple" xlink:href="#__RefHeading___Toc732_2238994884" text:style-name="Index_20_Link" text:visited-style-name="Index_20_Link">user_mailer<text:tab/>22</text:a></text:p>
          <text:p text:style-name="P71"><text:a xlink:type="simple" xlink:href="#__RefHeading___Toc734_2238994884" text:style-name="Index_20_Link" text:visited-style-name="Index_20_Link">account_activation.html.erb<text:tab/>22</text:a></text:p>
          <text:p text:style-name="P71"><text:a xlink:type="simple" xlink:href="#__RefHeading___Toc736_2238994884" text:style-name="Index_20_Link" text:visited-style-name="Index_20_Link">account_activation.text.erb<text:tab/>22</text:a></text:p>
          <text:p text:style-name="P71"><text:a xlink:type="simple" xlink:href="#__RefHeading___Toc738_2238994884" text:style-name="Index_20_Link" text:visited-style-name="Index_20_Link">password_reset.html.erb<text:tab/>22</text:a></text:p>
          <text:p text:style-name="P71"><text:a xlink:type="simple" xlink:href="#__RefHeading___Toc740_2238994884" text:style-name="Index_20_Link" text:visited-style-name="Index_20_Link">password_reset.text.erb<text:tab/>22</text:a></text:p>
          <text:p text:style-name="P72"><text:a xlink:type="simple" xlink:href="#__RefHeading___Toc772_2238994884" text:style-name="Index_20_Link" text:visited-style-name="Index_20_Link">db<text:tab/>23</text:a></text:p>
          <text:p text:style-name="P71"><text:a xlink:type="simple" xlink:href="#__RefHeading___Toc774_2238994884" text:style-name="Index_20_Link" text:visited-style-name="Index_20_Link">schema.rb<text:tab/>23</text:a></text:p>
          <text:p text:style-name="P71"><text:a xlink:type="simple" xlink:href="#__RefHeading___Toc776_2238994884" text:style-name="Index_20_Link" text:visited-style-name="Index_20_Link">seeds.rb<text:tab/>23</text:a></text:p>
          <text:p text:style-name="P72"><text:a xlink:type="simple" xlink:href="#__RefHeading___Toc786_2238994884" text:style-name="Index_20_Link" text:visited-style-name="Index_20_Link">test<text:tab/>24</text:a></text:p>
          <text:p text:style-name="P71"><text:a xlink:type="simple" xlink:href="#__RefHeading___Toc788_2238994884" text:style-name="Index_20_Link" text:visited-style-name="Index_20_Link">test_helper.rb<text:tab/>24</text:a></text:p>
          <text:p text:style-name="P70"><text:a xlink:type="simple" xlink:href="#__RefHeading___Toc814_2238994884" text:style-name="Index_20_Link" text:visited-style-name="Index_20_Link">fixtures<text:tab/>24</text:a></text:p>
          <text:p text:style-name="P71"><text:a xlink:type="simple" xlink:href="#__RefHeading___Toc816_2238994884" text:style-name="Index_20_Link" text:visited-style-name="Index_20_Link">users.yml<text:tab/>24</text:a></text:p>
          <text:p text:style-name="P70"><text:a xlink:type="simple" xlink:href="#__RefHeading___Toc818_2238994884" text:style-name="Index_20_Link" text:visited-style-name="Index_20_Link">helpers<text:tab/>25</text:a></text:p>
          <text:p text:style-name="P71"><text:a xlink:type="simple" xlink:href="#__RefHeading___Toc820_2238994884" text:style-name="Index_20_Link" text:visited-style-name="Index_20_Link">application_helper_test.rb<text:tab/>25</text:a></text:p>
          <text:p text:style-name="P71"><text:a xlink:type="simple" xlink:href="#__RefHeading___Toc822_2238994884" text:style-name="Index_20_Link" text:visited-style-name="Index_20_Link">sessions_helper_test.rb<text:tab/>25</text:a></text:p>
          <text:p text:style-name="P70"><text:a xlink:type="simple" xlink:href="#__RefHeading___Toc790_2238994884" text:style-name="Index_20_Link" text:visited-style-name="Index_20_Link">controllers<text:tab/>26</text:a></text:p>
          <text:p text:style-name="P71"><text:a xlink:type="simple" xlink:href="#__RefHeading___Toc792_2238994884" text:style-name="Index_20_Link" text:visited-style-name="Index_20_Link">sessions_controller_test.rb<text:tab/>26</text:a></text:p>
          <text:p text:style-name="P71"><text:a xlink:type="simple" xlink:href="#__RefHeading___Toc794_2238994884" text:style-name="Index_20_Link" text:visited-style-name="Index_20_Link">static_pages_controller_test.rb<text:tab/>26</text:a></text:p>
          <text:p text:style-name="P71"><text:a xlink:type="simple" xlink:href="#__RefHeading___Toc838_2238994884" text:style-name="Index_20_Link" text:visited-style-name="Index_20_Link">users_controller_test.rb<text:tab/>27</text:a></text:p>
          <text:p text:style-name="P70"><text:a xlink:type="simple" xlink:href="#__RefHeading___Toc856_2238994884" text:style-name="Index_20_Link" text:visited-style-name="Index_20_Link">models<text:tab/>28</text:a></text:p>
          <text:p text:style-name="P71"><text:a xlink:type="simple" xlink:href="#__RefHeading___Toc858_2238994884" text:style-name="Index_20_Link" text:visited-style-name="Index_20_Link">user_test.rb<text:tab/>28</text:a></text:p>
          <text:p text:style-name="P70"><text:a xlink:type="simple" xlink:href="#__RefHeading___Toc824_2238994884" text:style-name="Index_20_Link" text:visited-style-name="Index_20_Link">integration<text:tab/>30</text:a></text:p>
          <text:p text:style-name="P71"><text:a xlink:type="simple" xlink:href="#__RefHeading___Toc826_2238994884" text:style-name="Index_20_Link" text:visited-style-name="Index_20_Link">site_layout_test.rb<text:tab/>30</text:a></text:p>
          <text:p text:style-name="P71"><text:a xlink:type="simple" xlink:href="#__RefHeading___Toc828_2238994884" text:style-name="Index_20_Link" text:visited-style-name="Index_20_Link">users_index_test.rb<text:tab/>31</text:a></text:p>
          <text:p text:style-name="P71"><text:a xlink:type="simple" xlink:href="#__RefHeading___Toc830_2238994884" text:style-name="Index_20_Link" text:visited-style-name="Index_20_Link">users_edit_test.rb<text:tab/>32</text:a></text:p>
          <text:p text:style-name="P71"><text:a xlink:type="simple" xlink:href="#__RefHeading___Toc832_2238994884" text:style-name="Index_20_Link" text:visited-style-name="Index_20_Link">users_signup_test.rb<text:tab/>33</text:a></text:p>
          <text:p text:style-name="P71"><text:a xlink:type="simple" xlink:href="#__RefHeading___Toc834_2238994884" text:style-name="Index_20_Link" text:visited-style-name="Index_20_Link">users_login_test.rb<text:tab/>34</text:a></text:p>
          <text:p text:style-name="P71"><text:a xlink:type="simple" xlink:href="#__RefHeading___Toc836_2238994884" text:style-name="Index_20_Link" text:visited-style-name="Index_20_Link">password_resets_test.rb<text:tab/>36</text:a></text:p>
          <text:p text:style-name="P70"><text:a xlink:type="simple" xlink:href="#__RefHeading___Toc860_2238994884" text:style-name="Index_20_Link" text:visited-style-name="Index_20_Link">mailers<text:tab/>37</text:a></text:p>
          <text:p text:style-name="P71"><text:a xlink:type="simple" xlink:href="#__RefHeading___Toc862_2238994884" text:style-name="Index_20_Link" text:visited-style-name="Index_20_Link">user_mailer_test.rb<text:tab/>37</text:a></text:p>
          <text:p text:style-name="P70"><text:a xlink:type="simple" xlink:href="#__RefHeading___Toc864_2238994884" text:style-name="Index_20_Link" text:visited-style-name="Index_20_Link">/previews<text:tab/>38</text:a></text:p>
          <text:p text:style-name="P71"><text:a xlink:type="simple" xlink:href="#__RefHeading___Toc866_2238994884" text:style-name="Index_20_Link" text:visited-style-name="Index_20_Link">user_mailer_preview.rb<text:tab/>38</text:a></text:p>
        </text:index-body>
      </text:table-of-content>
      <text:p text:style-name="Text_20_body"/>
      <text:h text:style-name="P92" text:outline-level="1"><text:bookmark-start text:name="__RefHeading___Toc14422_2770894533"/><text:span text:style-name="T72">files </text:span>tree<text:bookmark-end text:name="__RefHeading___Toc14422_2770894533"/></text:h>
      <text:section text:style-name="Sect2" text:name="Section1"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52">.</text:p>
              <text:p text:style-name="P52">├── app</text:p>
              <text:p text:style-name="P52">│   ├── assets</text:p>
              <text:p text:style-name="P52">│   │   ├── config</text:p>
              <text:p text:style-name="P52">│   │   │   └── manifest.js</text:p>
              <text:p text:style-name="P52">│   │   ├── images</text:p>
              <text:p text:style-name="P52">│   │   │   └── rails.png</text:p>
              <text:p text:style-name="P52">│   │   ├── javascripts</text:p>
              <text:p text:style-name="P52">│   │   │   ├── <text:span text:style-name="T14">account_activations.coffee</text:span></text:p>
              <text:p text:style-name="P52">│   │   │   ├── application.js</text:p>
              <text:p text:style-name="P52">│   │   │   ├── cable.js</text:p>
              <text:p text:style-name="P52">│   │   │   ├── channels</text:p>
              <text:p text:style-name="P52">│   │   │   ├── password_resets.coffee</text:p>
              <text:p text:style-name="P52">│   │   │   ├── sessions.coffee</text:p>
              <text:p text:style-name="P52">│   │   │   ├── static_pages.coffee</text:p>
              <text:p text:style-name="P52">│   │   │   └── users.coffee</text:p>
              <text:p text:style-name="P52">│   │   └── stylesheets</text:p>
              <text:p text:style-name="P52">│   │   <text:s text:c="4"/>├── account_activations.scss</text:p>
              <text:p text:style-name="P52">│   │   <text:s text:c="4"/>├── application.css</text:p>
              <text:p text:style-name="P52">│   │   <text:s text:c="4"/>├── custom.scss</text:p>
              <text:p text:style-name="P52">│   │   <text:s text:c="4"/>├── password_resets.scss</text:p>
              <text:p text:style-name="P52">│   │   <text:s text:c="4"/>├── sessions.scss</text:p>
              <text:p text:style-name="P52">│   │   <text:s text:c="4"/>├── static_pages.scss</text:p>
              <text:p text:style-name="P52">│   │   <text:s text:c="4"/>└── users.scss</text:p>
              <text:p text:style-name="P52">│   ├── channels</text:p>
              <text:p text:style-name="P52">│   │   └── application_cable</text:p>
              <text:p text:style-name="P52">│   │   <text:s text:c="4"/>├── channel.rb</text:p>
              <text:p text:style-name="P52">│   │   <text:s text:c="4"/>└── connection.rb</text:p>
              <text:p text:style-name="P52">│   ├── <text:span text:style-name="T6">controllers</text:span></text:p>
              <text:p text:style-name="P52">│   │   ├── <text:span text:style-name="T14">account_activations_controller.rb</text:span></text:p>
              <text:p text:style-name="P52">│   │   ├── application_controller.rb</text:p>
              <text:p text:style-name="P52">│   │   ├── concerns</text:p>
              <text:p text:style-name="P52">│   │   ├── <text:span text:style-name="T14">password_resets_controller.rb</text:span></text:p>
              <text:p text:style-name="P52">│   │   ├── sessions_controller.rb</text:p>
              <text:p text:style-name="P52">│   │   ├── static_pages_controller.rb</text:p>
              <text:p text:style-name="P52">│   │   └── users_controller.rb</text:p>
              <text:p text:style-name="P52">│   ├── <text:span text:style-name="T6">helpers</text:span></text:p>
              <text:p text:style-name="P52">│   │   ├── <text:span text:style-name="T14">account_activations_helper.rb</text:span></text:p>
              <text:p text:style-name="P52">│   │   ├── application_helper.rb</text:p>
              <text:p text:style-name="P52">│   │   ├── password_resets_helper.rb</text:p>
              <text:p text:style-name="P52">│   │   ├── sessions_helper.rb</text:p>
              <text:p text:style-name="P52">│   │   ├── static_pages_helper.rb</text:p>
              <text:p text:style-name="P52">│   │   └── users_helper.rb</text:p>
              <text:p text:style-name="P52">│   ├── jobs</text:p>
              <text:p text:style-name="P52">│   │   └── application_job.rb</text:p>
              <text:p text:style-name="P52">│   ├── <text:span text:style-name="T6">mailers</text:span></text:p>
              <text:p text:style-name="P52">│   │   ├── application_mailer.rb</text:p>
              <text:p text:style-name="P52">│   │   └── user_mailer.rb</text:p>
              <text:p text:style-name="P52">│   ├── <text:span text:style-name="T6">models</text:span></text:p>
              <text:p text:style-name="P52">│   │   ├── application_record.rb</text:p>
              <text:p text:style-name="P52">│   │   ├── concerns</text:p>
              <text:p text:style-name="P52">│   │   └── user.rb</text:p>
              <text:p text:style-name="P52"/>
              <text:p text:style-name="P52">│   └── <text:span text:style-name="T6">views</text:span></text:p>
              <text:p text:style-name="P52">│   <text:s text:c="4"/>├── account_activations</text:p>
              <text:p text:style-name="P52">│   <text:s text:c="4"/>├── layouts</text:p>
              <text:p text:style-name="P52">│   <text:s text:c="4"/>│   ├── application.html.erb</text:p>
              <text:p text:style-name="P52">│   <text:s text:c="4"/>│   ├── _footer.html.erb</text:p>
              <text:p text:style-name="P52">│   <text:s text:c="4"/>│   ├── _header.html.erb</text:p>
              <text:p text:style-name="P52">│   <text:s text:c="4"/>│   ├── mailer.html.erb</text:p>
              <text:p text:style-name="P52">│   <text:s text:c="4"/>│   ├── mailer.text.erb</text:p>
              <text:p text:style-name="P52">│   <text:s text:c="4"/>│   ├── _rails_default.html.erb</text:p>
              <text:p text:style-name="P52">│   <text:s text:c="4"/>│   └── _shim.html.erb</text:p>
              <text:p text:style-name="P52">│   <text:s text:c="4"/>├── password_resets</text:p>
              <text:p text:style-name="P52">│   <text:s text:c="4"/>│   ├── edit.html.erb</text:p>
              <text:p text:style-name="P52">│   <text:s text:c="4"/>│   └── new.html.erb</text:p>
              <text:p text:style-name="P52">│   <text:s text:c="4"/>├── sessions</text:p>
              <text:p text:style-name="P52">│   <text:s text:c="4"/>│   └── new.html.erb</text:p>
              <text:p text:style-name="P52">│   <text:s text:c="4"/>├── shared</text:p>
              <text:p text:style-name="P52">│   <text:s text:c="4"/>│   └── _error_messages.html.erb</text:p>
              <text:p text:style-name="P52">│   <text:s text:c="4"/>├── static_pages</text:p>
              <text:p text:style-name="P52">│   <text:s text:c="4"/>│   ├── about.html.erb</text:p>
              <text:p text:style-name="P52">│   <text:s text:c="4"/>│   ├── contact.html.erb</text:p>
              <text:p text:style-name="P52">│   <text:s text:c="4"/>│   ├── help.html.erb</text:p>
              <text:p text:style-name="P52">│   <text:s text:c="4"/>│   └── home.html.erb</text:p>
              <text:p text:style-name="P52">│   <text:s text:c="4"/>├── user_mailer</text:p>
              <text:p text:style-name="P52">│   <text:s text:c="4"/>│   ├── <text:span text:style-name="T14">account_activation.html.erb</text:span></text:p>
              <text:p text:style-name="P52">│   <text:s text:c="4"/>│   ├── <text:span text:style-name="T14">account_activation.text.erb</text:span></text:p>
              <text:p text:style-name="P52">│   <text:s text:c="4"/>│   ├── password_reset.html.erb</text:p>
              <text:p text:style-name="P52">│   <text:s text:c="4"/>│   └── password_reset.text.erb</text:p>
              <text:p text:style-name="P52">│   <text:s text:c="4"/>└── users</text:p>
              <text:p text:style-name="P52">│   <text:s text:c="8"/>├── edit.html.erb</text:p>
              <text:p text:style-name="P52">│   <text:s text:c="8"/>├── _form.html.erb</text:p>
              <text:p text:style-name="P52">│   <text:s text:c="8"/>├── index.html.erb</text:p>
              <text:p text:style-name="P52">│   <text:s text:c="8"/>├── new.html.erb</text:p>
              <text:p text:style-name="P52">│   <text:s text:c="8"/>├── show.html.erb</text:p>
              <text:p text:style-name="P52">│   <text:s text:c="8"/>└── _user.html.erb</text:p>
              <text:p text:style-name="P52">├── <text:span text:style-name="T6">bin</text:span></text:p>
              <text:p text:style-name="P52">│   ├── bundle</text:p>
              <text:p text:style-name="P52">│   ├── rails</text:p>
              <text:p text:style-name="P52">│   ├── rake</text:p>
              <text:p text:style-name="P52">│   ├── setup</text:p>
              <text:p text:style-name="P52">│   ├── spring</text:p>
              <text:p text:style-name="P52">│   └── update</text:p>
              <text:p text:style-name="P52">├── <text:span text:style-name="T6">config</text:span></text:p>
              <text:p text:style-name="P52">│   ├── application.rb</text:p>
              <text:p text:style-name="P52">│   ├── boot.rb</text:p>
              <text:p text:style-name="P52">│   ├── cable.yml</text:p>
              <text:p text:style-name="P52">│   ├── database.yml</text:p>
              <text:p text:style-name="P52">│   ├── environment.rb</text:p>
              <text:p text:style-name="P52">│   ├── environments</text:p>
              <text:p text:style-name="P52">│   │   ├── development.rb</text:p>
              <text:p text:style-name="P52">│   │   ├── production.rb</text:p>
              <text:p text:style-name="P52">│   │   └── test.rb</text:p>
              <text:p text:style-name="P52">│   ├── initializers</text:p>
              <text:p text:style-name="P52">│   │   ├── <text:span text:style-name="T14">application_controller_renderer.rb</text:span></text:p>
              <text:p text:style-name="P52"><text:soft-page-break/>│   │   ├── assets.rb</text:p>
              <text:p text:style-name="P52">│   │   ├── backtrace_silencers.rb</text:p>
              <text:p text:style-name="P52">│   │   ├── cookies_serializer.rb</text:p>
              <text:p text:style-name="P52">│   │   ├── filter_parameter_logging.rb</text:p>
              <text:p text:style-name="P52">│   │   ├── inflections.rb</text:p>
              <text:p text:style-name="P52">│   │   ├── mime_types.rb</text:p>
              <text:p text:style-name="P52">│   │   ├── new_framework_defaults.rb</text:p>
              <text:p text:style-name="P52">│   │   ├── session_store.rb</text:p>
              <text:p text:style-name="P52">│   │   └── wrap_parameters.rb</text:p>
              <text:p text:style-name="P52">│   ├── locales</text:p>
              <text:p text:style-name="P52">│   │   └── en.yml</text:p>
              <text:p text:style-name="P52">│   ├── puma.rb</text:p>
              <text:p text:style-name="P52">│   ├── <text:span text:style-name="T6">routes.rb</text:span></text:p>
              <text:p text:style-name="P52">│   ├── secrets.yml</text:p>
              <text:p text:style-name="P52">│   └── spring.rb</text:p>
              <text:p text:style-name="P52">├── config.ru</text:p>
              <text:p text:style-name="P52">├── <text:span text:style-name="T6">db</text:span></text:p>
              <text:p text:style-name="P52">│   ├── development.sqlite3</text:p>
              <text:p text:style-name="P52">│   ├── migrate</text:p>
              <text:p text:style-name="P52">│   │   ├── <text:span text:style-name="T14">20170530172927_create_users.rb</text:span></text:p>
              <text:p text:style-name="P52">│   │   ├── <text:span text:style-name="T73">20170531101008_add_index_to_users_email.rb</text:span></text:p>
              <text:p text:style-name="P52">│   │   ├── <text:span text:style-name="T73">20170531104214_add_password_digest_to_users.rb</text:span></text:p>
              <text:p text:style-name="P52">│   │   ├── <text:span text:style-name="T73">20170608162222_add_remember_digest_to_users.rb</text:span></text:p>
              <text:p text:style-name="P52">│   │   ├── <text:span text:style-name="T73">20170615134134_add_admin_to_users.rb</text:span></text:p>
              <text:p text:style-name="P52">│   │   ├── <text:span text:style-name="T73">20170701143524_add_activation_to_users.rb</text:span></text:p>
              <text:p text:style-name="P52">│   │   └── <text:span text:style-name="T73">20170705083539_add_reset_to_users.rb</text:span></text:p>
              <text:p text:style-name="P52">│   ├── <text:span text:style-name="T6">schema.rb</text:span></text:p>
              <text:p text:style-name="P52">│   ├── seeds.rb</text:p>
              <text:p text:style-name="P52">│   └── test.sqlite3</text:p>
              <text:p text:style-name="P52">├── <text:span text:style-name="T6">Gemfile</text:span></text:p>
              <text:p text:style-name="P52">├── Gemfile.lock</text:p>
              <text:p text:style-name="P52">├── Guardfile</text:p>
              <text:p text:style-name="P52">├── lib</text:p>
              <text:p text:style-name="P52">│   ├── assets</text:p>
              <text:p text:style-name="P52">│   └── tasks</text:p>
              <text:p text:style-name="P52">├── log</text:p>
              <text:p text:style-name="P52">│   ├── development.log</text:p>
              <text:p text:style-name="P52">│   └── test.log</text:p>
              <text:p text:style-name="P52">├── Procfile</text:p>
              <text:p text:style-name="P52">├── public</text:p>
              <text:p text:style-name="P52">│   ├── 404.html</text:p>
              <text:p text:style-name="P52">│   ├── 422.html</text:p>
              <text:p text:style-name="P52">│   ├── 500.html</text:p>
              <text:p text:style-name="P52">│   ├── apple-touch-icon.png</text:p>
              <text:p text:style-name="P52">│   ├── apple-touch-icon-precomposed.png</text:p>
              <text:p text:style-name="P52">│   ├── favicon.ico</text:p>
              <text:p text:style-name="P52">│   └── robots.txt</text:p>
              <text:p text:style-name="P52">├── Rakefile</text:p>
              <text:p text:style-name="P52">├── <text:span text:style-name="T6">README.md</text:span></text:p>
              <text:p text:style-name="P52">├── <text:span text:style-name="T6">test</text:span></text:p>
              <text:p text:style-name="P52">│   ├── controllers</text:p>
              <text:p text:style-name="P52">│   │   ├── <text:span text:style-name="T73">account_activations_controller_test.rb</text:span></text:p>
              <text:p text:style-name="P52">│   │   ├── sessions_controller_test.rb</text:p>
              <text:p text:style-name="P52">│   │   ├── <text:span text:style-name="T14">static_pages_controller_test.rb</text:span></text:p>
              <text:p text:style-name="P52">│   │   └── users_controller_test.rb</text:p>
              <text:p text:style-name="P52">│   ├── fixtures</text:p>
              <text:p text:style-name="P52">│   │   ├── files</text:p>
              <text:p text:style-name="P52">│   │   └── users.yml</text:p>
              <text:p text:style-name="P52">│   ├── helpers</text:p>
              <text:p text:style-name="P52">│   │   ├── application_helper_test.rb</text:p>
              <text:p text:style-name="P52">│   │   └── sessions_helper_test.rb</text:p>
              <text:p text:style-name="P52">│   ├── integration</text:p>
              <text:p text:style-name="P52">│   │   ├── password_resets_test.rb</text:p>
              <text:p text:style-name="P52">│   │   ├── site_layout_test.rb</text:p>
              <text:p text:style-name="P52">│   │   ├── users_edit_test.rb</text:p>
              <text:p text:style-name="P52">│   │   ├── users_index_test.rb</text:p>
              <text:p text:style-name="P52">│   │   ├── users_login_test.rb</text:p>
              <text:p text:style-name="P52">│   │   └── users_signup_test.rb</text:p>
              <text:p text:style-name="P52">│   ├── mailers</text:p>
              <text:p text:style-name="P52">│   │   ├── previews</text:p>
              <text:p text:style-name="P52">│   │   │   └── user_mailer_preview.rb</text:p>
              <text:p text:style-name="P52">│   │   └── user_mailer_test.rb</text:p>
              <text:p text:style-name="P52">│   ├── models</text:p>
              <text:p text:style-name="P52">│   │   └── user_test.rb</text:p>
              <text:p text:style-name="P52">│   └── test_helper.rb</text:p>
              <text:p text:style-name="P52">└── vendor</text:p>
              <text:p text:style-name="P52"><text:s text:c="4"/>└── assets</text:p>
              <text:p text:style-name="P52"><text:s text:c="8"/>├── javascripts</text:p>
              <text:p text:style-name="P52"><text:s text:c="8"/>└── stylesheets</text:p>
            </table:table-cell>
          </table:table-row>
        </table:table>
        <text:h text:style-name="P88" text:outline-level="3"/>
      </text:section>
      <text:h text:style-name="P88" text:outline-level="3"/>
      <text:h text:style-name="P113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3">source 'https://rubygems.org'</text:p>
            <text:p text:style-name="P33"/>
            <text:p text:style-name="P33">git_source(:github) do |repo_name|</text:p>
            <text:p text:style-name="P33"><text:s text:c="2"/>repo_name = "#{repo_name}/#{repo_name}" unless repo_name.include?("/")</text:p>
            <text:p text:style-name="P33"><text:s text:c="2"/>"https://github.com/#{repo_name}.git"</text:p>
            <text:p text:style-name="P33">end</text:p>
            <text:p text:style-name="P33"/>
            <text:p text:style-name="P33"/>
            <text:p text:style-name="P33">gem 'rails', <text:s text:c="11"/>'5.0.1'</text:p>
            <text:p text:style-name="P33">gem 'bcrypt', <text:s text:c="10"/>'3.1.11'</text:p>
            <text:p text:style-name="P33">gem 'faker', <text:s text:c="11"/>'1.7.3'</text:p>
            <text:p text:style-name="P33">gem 'will_paginate', <text:s text:c="3"/>'3.1.5'</text:p>
            <text:p text:style-name="P33">gem 'bootstrap-will_paginate', '1.0.0'</text:p>
            <text:p text:style-name="P33">gem 'bootstrap-sass', <text:s text:c="2"/>'3.3.6'</text:p>
            <text:p text:style-name="P33">gem 'puma', <text:s text:c="12"/>'3.0'</text:p>
            <text:p text:style-name="P33">gem 'sass-rails', <text:s text:c="6"/>'5.0.6'</text:p>
            <text:p text:style-name="P33">gem 'uglifier', <text:s text:c="8"/>'3.0.0'</text:p>
            <text:p text:style-name="P33">gem 'coffee-rails', <text:s text:c="4"/>'4.2.1'</text:p>
            <text:p text:style-name="P33">gem 'jquery-rails', <text:s text:c="4"/>'4.1.1'</text:p>
            <text:p text:style-name="P33">gem 'turbolinks', <text:s text:c="6"/>'5.0.1'</text:p>
            <text:p text:style-name="P33">gem 'jbuilder', <text:s text:c="8"/>'2.4.1'</text:p>
            <text:p text:style-name="P33">gem 'pg' <text:span text:style-name="T14"># for the damn heroku</text:span></text:p>
            <text:p text:style-name="P33"/>
            <text:p text:style-name="P33">group :development, :test do</text:p>
            <text:p text:style-name="P33"><text:s text:c="2"/>gem 'sqlite3', <text:s text:c="7"/>'1.3.12'</text:p>
            <text:p text:style-name="P33"><text:s text:c="2"/>gem 'byebug', <text:s text:c="8"/>'9.0.0', platform: :mri</text:p>
            <text:p text:style-name="P33">end</text:p>
            <text:p text:style-name="P33"/>
            <text:p text:style-name="P33">group :development do</text:p>
            <text:p text:style-name="P33"><text:s text:c="2"/>gem 'web-console', <text:s text:c="3"/>'3.1.1'</text:p>
            <text:p text:style-name="P33"><text:s text:c="2"/>gem 'listen', <text:s text:c="8"/>'3.0.8'</text:p>
            <text:p text:style-name="P33"><text:s text:c="2"/>gem 'spring', <text:s text:c="8"/>'1.7.2'</text:p>
            <text:p text:style-name="P33"><text:s text:c="2"/>gem 'spring-watcher-listen', '2.0.0'</text:p>
            <text:p text:style-name="P33"><text:s text:c="2"/>gem 'pry-rails'</text:p>
            <text:p text:style-name="P33">end</text:p>
            <text:p text:style-name="P33"/>
            <text:p text:style-name="P33">group :test do</text:p>
            <text:p text:style-name="P33"><text:s text:c="2"/>gem 'minitest', <text:s text:c="16"/>'~&gt; 5.10', '!= 5.10.2'</text:p>
            <text:p text:style-name="P33"><text:s text:c="2"/>gem 'rails-controller-testing', '0.1.1'</text:p>
            <text:p text:style-name="P33"><text:s text:c="2"/>gem 'minitest-reporters', <text:s text:c="6"/>'1.1.9'</text:p>
            <text:p text:style-name="P33"><text:s text:c="2"/>gem 'guard', <text:s text:c="19"/>'2.13.0'</text:p>
            <text:p text:style-name="P33"><text:s text:c="2"/>gem 'guard-minitest', <text:s text:c="10"/>'2.4.4'</text:p>
            <text:p text:style-name="P33">end</text:p>
            <text:p text:style-name="P33"/>
            <text:p text:style-name="P3"># Windows does not include zoneinfo files, so bundle the tzinfo-data gem</text:p>
            <text:p text:style-name="P3">gem 'tzinfo-data', platforms: [:mingw, :mswin, :x64_mingw, :jruby]</text:p>
          </table:table-cell>
        </table:table-row>
      </table:table>
      <text:p text:style-name="P57"/>
      <text:h text:style-name="P114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3"># Defines the matching rules for Guard.</text:p>
            <text:p text:style-name="P33">guard :minitest, spring: "bin/rails test", all_on_start: false do</text:p>
            <text:p text:style-name="P33"><text:s text:c="2"/>watch(%r{^test/(.*)/?(.*)_test\.rb$})</text:p>
            <text:p text:style-name="P33"><text:s text:c="2"/>watch('test/test_helper.rb') { 'test' }</text:p>
            <text:p text:style-name="P33"><text:s text:c="2"/>watch('config/routes.rb') <text:s text:c="3"/>{ integration_tests }</text:p>
            <text:p text:style-name="P33"><text:s text:c="2"/>watch(%r{^app/models/(.*?)\.rb$}) do |matches|</text:p>
            <text:p text:style-name="P33"><text:s text:c="4"/>"test/models/#{matches[1]}_test.rb"</text:p>
            <text:p text:style-name="P33"><text:s text:c="2"/>end</text:p>
            <text:p text:style-name="P33"><text:s text:c="2"/>watch(%r{^app/controllers/(.*?)_controller\.rb$}) do |matches|</text:p>
            <text:p text:style-name="P33"><text:s text:c="4"/>resource_tests(matches[1])</text:p>
            <text:p text:style-name="P33"><text:s text:c="2"/>end</text:p>
            <text:p text:style-name="P33"><text:s text:c="2"/>watch(%r{^app/views/([^/]*?)/.*\.html\.erb$}) do |matches|</text:p>
            <text:p text:style-name="P33"><text:s text:c="4"/>["test/controllers/#{matches[1]}_controller_test.rb"] +</text:p>
            <text:p text:style-name="P33"><text:s text:c="4"/>integration_tests(matches[1])</text:p>
            <text:p text:style-name="P33"><text:s text:c="2"/>end</text:p>
            <text:p text:style-name="P33"><text:s text:c="2"/>watch(%r{^app/helpers/(.*?)_helper\.rb$}) do |matches|</text:p>
            <text:p text:style-name="P33"><text:s text:c="4"/>integration_tests(matches[1])</text:p>
            <text:p text:style-name="P33"><text:s text:c="2"/>end</text:p>
            <text:p text:style-name="P33"><text:s text:c="2"/>watch('app/views/layouts/application.html.erb') do</text:p>
            <text:p text:style-name="P33"><text:s text:c="4"/>'test/integration/site_layout_test.rb'</text:p>
            <text:p text:style-name="P33"><text:s text:c="2"/>end</text:p>
            <text:p text:style-name="P33"><text:s text:c="2"/>watch('app/helpers/sessions_helper.rb') do</text:p>
            <text:p text:style-name="P33"><text:s text:c="4"/>integration_tests &lt;&lt; 'test/helpers/sessions_helper_test.rb'</text:p>
            <text:p text:style-name="P33"><text:s text:c="2"/>end</text:p>
            <text:p text:style-name="P33"><text:s text:c="2"/>watch('app/controllers/sessions_controller.rb') do</text:p>
            <text:p text:style-name="P33"><text:s text:c="4"/>['test/controllers/sessions_controller_test.rb',</text:p>
            <text:p text:style-name="P33"><text:s text:c="5"/>'test/integration/users_login_test.rb']</text:p>
            <text:p text:style-name="P33"><text:s text:c="2"/>end</text:p>
            <text:p text:style-name="P33"><text:s text:c="2"/>watch('app/controllers/account_activations_controller.rb') do</text:p>
            <text:p text:style-name="P33"><text:s text:c="4"/>'test/integration/users_signup_test.rb'</text:p>
            <text:p text:style-name="P33"><text:s text:c="2"/>end</text:p>
            <text:p text:style-name="P33"><text:s text:c="2"/>watch(%r{app/views/users/*}) do</text:p>
            <text:p text:style-name="P33"><text:s text:c="4"/>resource_tests('users') +</text:p>
            <text:p text:style-name="P33"><text:s text:c="4"/>['test/integration/microposts_interface_test.rb']</text:p>
            <text:p text:style-name="P33"><text:s text:c="2"/>end</text:p>
            <text:p text:style-name="P33">end</text:p>
            <text:p text:style-name="P33"/>
            <text:p text:style-name="P33"># Returns the integration tests corresponding to the given resource.</text:p>
            <text:p text:style-name="P33">def integration_tests(resource = :all)</text:p>
            <text:p text:style-name="P33"><text:s text:c="2"/>if resource == :all</text:p>
            <text:p text:style-name="P33"><text:s text:c="4"/>Dir["test/integration/*"]</text:p>
            <text:p text:style-name="P33"><text:s text:c="2"/>else</text:p>
            <text:p text:style-name="P33"><text:s text:c="4"/>Dir["test/integration/#{resource}_*.rb"]</text:p>
            <text:p text:style-name="P33"><text:s text:c="2"/>end</text:p>
            <text:p text:style-name="P33">end</text:p>
            <text:p text:style-name="P33"># Returns the controller tests corresponding to the given resource.</text:p>
            <text:p text:style-name="P33">def controller_test(resource)</text:p>
            <text:p text:style-name="P33"><text:s text:c="2"/>"test/controllers/#{resource}_controller_test.rb"</text:p>
            <text:p text:style-name="P33">end</text:p>
            <text:p text:style-name="P33"># Returns all tests for the given resource.</text:p>
            <text:p text:style-name="P33">def resource_tests(resource)</text:p>
            <text:p text:style-name="P33"><text:s text:c="2"/>integration_tests(resource) &lt;&lt; controller_test(resource)</text:p>
            <text:p text:style-name="P33">end</text:p>
          </table:table-cell>
        </table:table-row>
      </table:table>
      <text:h text:style-name="P99" text:outline-level="3"><text:bookmark-start text:name="__RefHeading___Toc770_2238994884"/><text:soft-page-break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3"># Ignore bundler config.</text:p>
            <text:p text:style-name="P33">/.bundle</text:p>
            <text:p text:style-name="P33"/>
            <text:p text:style-name="P33"># Ignore the default SQLite database.</text:p>
            <text:p text:style-name="P33">/db/*.sqlite3</text:p>
            <text:p text:style-name="P33">/db/*.sqlite3-journal</text:p>
            <text:p text:style-name="P33"/>
            <text:p text:style-name="P33"># Ignore all logfiles and tempfiles.</text:p>
            <text:p text:style-name="P33">/log/*</text:p>
            <text:p text:style-name="P33">/tmp/*</text:p>
            <text:p text:style-name="P33">!/log/.keep</text:p>
            <text:p text:style-name="P33">!/tmp/.keep</text:p>
            <text:p text:style-name="P33"/>
            <text:p text:style-name="P33"># Ignore Byebug command history file.</text:p>
            <text:p text:style-name="P33">.byebug_history</text:p>
            <text:p text:style-name="P33"/>
            <text:p text:style-name="P33"># Ignore Spring files for Guard testing</text:p>
            <text:p text:style-name="P33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2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3"/>'/signup',<text:span text:style-name="T63"> </text:span><text:s/>to: 'users#create'</text:p>
            <text:p text:style-name="Preformatted_20_Text"/>
            <text:p text:style-name="Preformatted_20_Text"><text:s text:c="2"/>get <text:s text:c="4"/>'/login', <text:s text:c="2"/>to: 'sessions#new'</text:p>
            <text:p text:style-name="Preformatted_20_Text"><text:s text:c="2"/>post <text:s text:c="3"/>'/login', <text:s text:c="2"/>to: 'sessions#create'</text:p>
            <text:p text:style-name="Preformatted_20_Text"><text:s text:c="2"/>delete <text:s/>'/logout', <text:span text:style-name="T63"><text:s/></text:span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text:span text:style-name="T63"> </text:span>:edit, :update]</text:p>
            <text:p text:style-name="Preformatted_20_Text">end</text:p>
          </table:table-cell>
        </table:table-row>
      </table:table>
      <text:p text:style-name="Preformatted_20_Text"/>
      <text:h text:style-name="P93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class ApplicationController &lt; ActionController::Base</text:p>
            <text:p text:style-name="P7"><text:s text:c="2"/>protect_from_forgery with: :exception<text:span text:style-name="T54"> </text:span></text:p>
            <text:p text:style-name="P7"><text:s text:c="2"/>include SessionsHelper</text:p>
            <text:p text:style-name="P7"><text:s text:c="2"/></text:p>
            <text:p text:style-name="P7"><text:s text:c="2"/>def <text:span text:style-name="T6">hello</text:span></text:p>
            <text:p text:style-name="P7"><text:s text:c="4"/>render html: "hello, world!"</text:p>
            <text:p text:style-name="P7"><text:s text:c="2"/>end</text:p>
            <text:p text:style-name="P7">end</text:p>
          </table:table-cell>
          <table:table-cell table:style-name="Table4.B1" office:value-type="string">
            <text:p text:style-name="P7"/>
            <text:p text:style-name="P4"># for CSRF protection</text:p>
            <text:p text:style-name="P4"><text:s text:c="2"/># Cross</text:p>
            <text:p text:style-name="P4"><text:s text:c="2"/># Site</text:p>
            <text:p text:style-name="P4"><text:s text:c="2"/># Request</text:p>
            <text:p text:style-name="P4"><text:s text:c="2"/># Forgery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7">class StaticPagesController &lt; ApplicationController</text:p>
            <text:p text:style-name="P7"><text:s text:c="2"/>def home</text:p>
            <text:p text:style-name="P7"><text:s text:c="2"/>end</text:p>
            <text:p text:style-name="P7"/>
            <text:p text:style-name="P7"><text:s text:c="2"/>def help</text:p>
            <text:p text:style-name="P7"><text:s text:c="2"/>end</text:p>
            <text:p text:style-name="P7"/>
            <text:p text:style-name="P7"><text:s text:c="2"/>def about</text:p>
            <text:p text:style-name="P7"><text:s text:c="2"/>end</text:p>
            <text:p text:style-name="P7"/>
            <text:p text:style-name="P7"><text:s text:c="2"/>def contact</text:p>
            <text:p text:style-name="P7"><text:s text:c="2"/>end</text:p>
            <text:p text:style-name="P7"><text:s text:c="2"/></text:p>
            <text:p text:style-name="P7">end</text:p>
          </table:table-cell>
        </table:table-row>
      </table:table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63">class UsersController &lt; ApplicationController</text:p>
            <text:p text:style-name="P63"><text:s text:c="2"/>before_action :logged_in_user, only: [:index, :edit, :update, :destroy]</text:p>
            <text:p text:style-name="P63"><text:s text:c="2"/>before_action :correct_user, <text:s text:c="2"/>only: [:edit, :update]</text:p>
            <text:p text:style-name="P63"><text:s text:c="2"/>before_action :admin_user, <text:s text:c="4"/>only: :destroy</text:p>
            <text:p text:style-name="P63"/>
            <text:p text:style-name="P63"><text:s text:c="2"/>def <text:span text:style-name="T6">index</text:span> <text:s text:c="4"/># 1</text:p>
            <text:p text:style-name="P65"><text:s text:c="4"/># @users = User.paginate(page: params[:page])<text:span text:style-name="T64"> </text:span><text:span text:style-name="T33"># only show activated users in the list</text:span></text:p>
            <text:p text:style-name="P63"><text:s text:c="4"/>@users = User.where(activated: true).paginate(page: params[:page])</text:p>
            <text:p text:style-name="P63"><text:s text:c="2"/>end</text:p>
            <text:p text:style-name="P63"/>
            <text:p text:style-name="P63"><text:s text:c="2"/>def <text:span text:style-name="T6">show</text:span> <text:s text:c="5"/># 2</text:p>
            <text:p text:style-name="P66"><text:s text:c="4"/>@user = User.find(params[:id])<text:span text:style-name="T65"> <text:s text:c="6"/></text:span><text:span text:style-name="T33"># skip page if user is not activated</text:span></text:p>
            <text:p text:style-name="P66"><text:s text:c="4"/>redirect_to root_url and return unless @user.activated<text:span text:style-name="T65"> </text:span></text:p>
            <text:p text:style-name="P63"><text:s text:c="4"/># debugger</text:p>
            <text:p text:style-name="P63"><text:s text:c="2"/>end</text:p>
            <text:p text:style-name="P63"/>
            <text:p text:style-name="P63"><text:s text:c="2"/>def <text:span text:style-name="T6">new</text:span> <text:s text:c="6"/># 3</text:p>
            <text:p text:style-name="P63"><text:s text:c="4"/>@user = User.new</text:p>
            <text:p text:style-name="P63"><text:s text:c="2"/>end</text:p>
            <text:p text:style-name="P63"/>
            <text:p text:style-name="P63"/>
            <text:p text:style-name="P63"/>
            <text:p text:style-name="P63"/>
            <text:p text:style-name="P69"><text:s/></text:p>
            <text:p text:style-name="P63"/>
            <text:p text:style-name="P63"><text:soft-page-break/><text:s text:c="2"/>def <text:span text:style-name="T6">create</text:span> <text:s text:c="3"/># 4</text:p>
            <text:p text:style-name="P63"><text:s text:c="4"/>@user = User.new(user_params)</text:p>
            <text:p text:style-name="P63"><text:s text:c="4"/>if @user.save</text:p>
            <text:p text:style-name="P63"><text:s text:c="6"/>@user.send_activation_email # in the User mode</text:p>
            <text:p text:style-name="P63"><text:s text:c="6"/># UserMailer.account_activation(@user).deliver_now </text:p>
            <text:p text:style-name="P63"><text:s text:c="6"/>flash[:info] <text:s text:c="3"/>= "Please check your email to activate your account."</text:p>
            <text:p text:style-name="P63"><text:s text:c="6"/>redirect_to root_url</text:p>
            <text:p text:style-name="P63"><text:s text:c="6"/># log_in @user</text:p>
            <text:p text:style-name="P63"><text:s text:c="6"/># flash[:success] = "Welcome to the Sample App!"</text:p>
            <text:p text:style-name="P63"><text:s text:c="6"/># redirect_to @user</text:p>
            <text:p text:style-name="P63"><text:s text:c="4"/>else</text:p>
            <text:p text:style-name="P63"><text:s text:c="6"/>render 'new'</text:p>
            <text:p text:style-name="P63"><text:s text:c="4"/>end</text:p>
            <text:p text:style-name="P63"><text:s text:c="2"/>end</text:p>
            <text:p text:style-name="P63"/>
            <text:p text:style-name="P63"><text:s text:c="2"/>def edit <text:s text:c="5"/># 5</text:p>
            <text:p text:style-name="P63"><text:s text:c="2"/>end</text:p>
            <text:p text:style-name="P63"/>
            <text:p text:style-name="P63"><text:s text:c="2"/>def <text:span text:style-name="T6">update</text:span> <text:s text:c="3"/># 6</text:p>
            <text:p text:style-name="P63"><text:s text:c="4"/>if @user.update_attributes(user_params)</text:p>
            <text:p text:style-name="P63"><text:s text:c="6"/>flash[:success] = "User successfully updated"</text:p>
            <text:p text:style-name="P63"><text:s text:c="6"/>redirect_to @user</text:p>
            <text:p text:style-name="P63"><text:s text:c="4"/>else</text:p>
            <text:p text:style-name="P63"><text:s text:c="6"/>render 'edit'</text:p>
            <text:p text:style-name="P63"><text:s text:c="4"/>end</text:p>
            <text:p text:style-name="P63"><text:s text:c="2"/>end</text:p>
            <text:p text:style-name="P63"/>
            <text:p text:style-name="P63"><text:s text:c="2"/>def <text:span text:style-name="T6">destroy</text:span> <text:s/># 7 <text:s/><text:span text:style-name="T13"># add the corresponding before_actionS as well</text:span></text:p>
            <text:p text:style-name="P63"><text:s text:c="4"/>User.find(params[:id]).destroy <text:s/><text:span text:style-name="T13"># #destroy from Active record</text:span></text:p>
            <text:p text:style-name="P63"><text:s text:c="4"/>flash[:success] = "User deleted"</text:p>
            <text:p text:style-name="P63"><text:s text:c="4"/>redirect_to users_url</text:p>
            <text:p text:style-name="P63"><text:s text:c="2"/>end</text:p>
            <text:p text:style-name="P63"/>
            <text:p text:style-name="P63"><text:s text:c="2"/>private</text:p>
            <text:p text:style-name="P63"><text:s text:c="4"/>def <text:span text:style-name="T6">user_params</text:span></text:p>
            <text:p text:style-name="P63"><text:s text:c="6"/>params.require(:user).permit( <text:s/></text:p>
            <text:p text:style-name="P63"><text:s text:c="8"/>:name, <text:s text:c="7"/>:email, </text:p>
            <text:p text:style-name="P63"><text:s text:c="8"/>:password, <text:s text:c="3"/>:password_confirmation)</text:p>
            <text:p text:style-name="P63"><text:s text:c="4"/>end</text:p>
            <text:p text:style-name="P63"><text:s text:c="4"/></text:p>
            <text:p text:style-name="P63"><text:s text:c="3"/># before filters</text:p>
            <text:p text:style-name="P63"><text:s text:c="4"/># confirms a logged-in user</text:p>
            <text:p text:style-name="P67"><text:s text:c="4"/>def <text:span text:style-name="T6">logged_in_user</text:span><text:span text:style-name="T8"> </text:span><text:span text:style-name="T32"><text:s/></text:span><text:span text:style-name="T33"># used in the filter before_action</text:span></text:p>
            <text:p text:style-name="P63"><text:s text:c="6"/>unless logged_in?</text:p>
            <text:p text:style-name="P63"><text:s text:c="8"/>store_location</text:p>
            <text:p text:style-name="P63"><text:s text:c="8"/>flash[:danger] = "Please log in"</text:p>
            <text:p text:style-name="P63"><text:s text:c="8"/>redirect_to login_url</text:p>
            <text:p text:style-name="P63"><text:s text:c="6"/>end</text:p>
            <text:p text:style-name="P63"><text:s text:c="4"/>end</text:p>
            <text:p text:style-name="P63"/>
            <text:p text:style-name="P63"><text:s text:c="4"/>#confirms the correct user</text:p>
            <text:p text:style-name="P68"><text:s text:c="4"/>def <text:span text:style-name="T6">correct_user</text:span><text:span text:style-name="T10"> </text:span><text:span text:style-name="T39"><text:s text:c="18"/></text:span><text:span text:style-name="T33"># current_user in session_helper, returns</text:span></text:p>
            <text:p text:style-name="P68"><text:s text:c="6"/>@user = User.find(params[:id])<text:span text:style-name="T71"> <text:s text:c="2"/></text:span><text:span text:style-name="T35">#</text:span><text:span text:style-name="T71"> </text:span><text:span text:style-name="T13">the user corresponding to the remember token cookie</text:span></text:p>
            <text:p text:style-name="P63"><text:s text:c="6"/>redirect_to(root_url) unless @user == current_user</text:p>
            <text:p text:style-name="P63"><text:s text:c="4"/>end</text:p>
            <text:p text:style-name="P64"><text:s text:c="5"/><text:span text:style-name="T13"><text:s/></text:span></text:p>
            <text:p text:style-name="P68"><text:s text:c="4"/></text:p>
            <text:p text:style-name="P68"><text:soft-page-break/># confirms an admin user</text:p>
            <text:p text:style-name="P63"><text:s text:c="4"/>def <text:span text:style-name="T6">admin_user</text:span></text:p>
            <text:p text:style-name="P63"><text:s text:c="6"/>redirect_to(root_url) unless current_user.admin?</text:p>
            <text:p text:style-name="P63"><text:s text:c="4"/>end</text:p>
            <text:p text:style-name="P63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8">class SessionsController &lt; ApplicationController</text:p>
            <text:p text:style-name="P8"><text:s text:c="2"/>def <text:span text:style-name="T6">new</text:span></text:p>
            <text:p text:style-name="P8"><text:s text:c="4"/># debugger</text:p>
            <text:p text:style-name="P8"><text:s text:c="2"/>end<text:span text:style-name="T58"> <text:s text:c="10"/></text:span><text:span text:style-name="T21"># authenticate comes from has_secure_password</text:span></text:p>
            <text:p text:style-name="P8"/>
            <text:p text:style-name="Preformatted_20_Text"><text:s text:c="2"/>def <text:span text:style-name="T6">create</text:span> <text:s text:c="3"/><text:span text:style-name="T14"># the first 'if user' is just to not make user.authenticate fail</text:span></text:p>
          </table:table-cell>
          <table:covered-table-cell/>
        </table:table-row>
        <table:table-row>
          <table:table-cell table:style-name="Table5.A2" office:value-type="string">
            <text:p text:style-name="P7"><text:s text:c="4"/>user = User.find_by(email: params[:session][:email].downcase)</text:p>
            <text:p text:style-name="P7"><text:s text:c="4"/>if user and user.authenticate(params[:session][:password])</text:p>
            <text:p text:style-name="P7"><text:s text:c="6"/>if user.activated?</text:p>
            <text:p text:style-name="P7"><text:s text:c="8"/>log_in user <text:s/><text:span text:style-name="T14"># </text:span><text:span text:style-name="T28">#log_in(user) and remember(user) from</text:span><text:span text:style-name="T14"> sessions_helper</text:span></text:p>
          </table:table-cell>
          <table:table-cell table:style-name="Table5.B2" office:value-type="string">
            <text:p text:style-name="P1"># user could be a @class variabl<text:span text:style-name="T11">e</text:span> for the sake of testing the way listing 9.27<text:span text:style-name="T11"> </text:span>does</text:p>
          </table:table-cell>
        </table:table-row>
        <table:table-row>
          <table:table-cell table:style-name="Table5.A3" table:number-columns-spanned="2" office:value-type="string">
            <text:p text:style-name="P8"><text:s text:c="8"/>params[:session][:remember_me] == '1' ? remember(user) : forget(user)</text:p>
            <text:p text:style-name="P8"><text:s text:c="8"/>flash[:success] = "logged in" <text:span text:style-name="T14"># not sure if this can remain here</text:span></text:p>
            <text:p text:style-name="P49"><text:span text:style-name="T2"><text:s text:c="8"/>redirect_back_or(user) <text:s/></text:span><text:span text:style-name="T19"># (@user is used as the default argument of</text:span><text:span text:style-name="T20"> </text:span><text:span text:style-name="T19">#redirect_back_or</text:span></text:p>
            <text:p text:style-name="P42"><text:span text:style-name="T19"># redirect_back_or comes from sessions_helper <text:s text:c="18"/># </text:span><text:span text:style-name="T14"><text:s/>if there is no other path)</text:span></text:p>
            <text:p text:style-name="P8"><text:s text:c="6"/>else</text:p>
            <text:p text:style-name="P8"><text:s text:c="8"/>message = "Account not activated. "</text:p>
            <text:p text:style-name="P8"><text:s text:c="8"/>message += "Check your email for the activation link."</text:p>
            <text:p text:style-name="P8"><text:s text:c="8"/>flash[:warning] = message</text:p>
            <text:p text:style-name="P8"><text:s text:c="8"/>redirect_to root_url</text:p>
            <text:p text:style-name="P8"><text:s text:c="6"/>end</text:p>
            <text:p text:style-name="P8"><text:s text:c="4"/>else</text:p>
            <text:p text:style-name="P8"><text:s text:c="6"/>flash.now[:danger] <text:s/>= "Invalid email/password combination"</text:p>
            <text:p text:style-name="P8"><text:s text:c="6"/>render 'new'</text:p>
            <text:p text:style-name="P8"><text:s text:c="4"/>end</text:p>
            <text:p text:style-name="P8"><text:s text:c="2"/>end</text:p>
            <text:p text:style-name="P8"><text:s text:c="2"/>def <text:span text:style-name="T6">destroy</text:span></text:p>
            <text:p text:style-name="P8"><text:s text:c="4"/>log_out if logged_in?<text:span text:style-name="T59"> </text:span><text:span text:style-name="T22"># from sessions_helper # to deal with multiple browsers</text:span></text:p>
            <text:p text:style-name="P8"><text:s text:c="4"/>redirect_to root_path</text:p>
            <text:p text:style-name="P8"><text:s text:c="2"/>end</text:p>
            <text:p text:style-name="P8">end</text:p>
          </table:table-cell>
          <table:covered-table-cell/>
        </table:table-row>
      </table:table>
      <text:h text:style-name="Heading_20_3" text:outline-level="3"><text:bookmark-start text:name="__RefHeading___Toc892_2238994884"/>account_activations_controller<text:span text:style-name="T5">.rb</text:span><text:bookmark-end text:name="__RefHeading___Toc892_2238994884"/></text:h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0">class AccountActivationsController &lt; ApplicationController</text:p>
            <text:p text:style-name="P40"><text:s text:c="2"/>def <text:span text:style-name="T6">edit</text:span></text:p>
            <text:p text:style-name="P40"><text:s text:c="4"/>user = User.find_by(email: params[:email])</text:p>
            <text:p text:style-name="P40"><text:s text:c="4"/>if user &amp;&amp; !user.activated? &amp;&amp; user.authenticated?(:activation, params[:id]) <text:s text:c="3"/><text:span text:style-name="T57"><text:s text:c="3"/></text:span></text:p>
            <text:p text:style-name="P41"><text:s text:c="6"/>user.activate <text:span text:style-name="T66"><text:s text:c="5"/></text:span><text:span text:style-name="T18">#</text:span><text:span text:style-name="T14"> from User model, so it will be activation_token</text:span></text:p>
            <text:p text:style-name="P40"><text:s text:c="6"/># obsolete because of the above call</text:p>
            <text:p text:style-name="P40"><text:s text:c="6"/># user.update_attribute(:activated, <text:s text:c="5"/>true)</text:p>
            <text:p text:style-name="P40"><text:s text:c="6"/># user.update_attribute(:activated_at, <text:s text:c="2"/>Time.zone.now)</text:p>
            <text:p text:style-name="P40"><text:s text:c="6"/>log_in user</text:p>
            <text:p text:style-name="P40"><text:s text:c="6"/>flash[:success] = "Account activated!"</text:p>
            <text:p text:style-name="P40"><text:s text:c="6"/>redirect_to user</text:p>
            <text:p text:style-name="P40"><text:s text:c="4"/>else</text:p>
            <text:p text:style-name="P40"><text:s text:c="6"/>flash[:danger] <text:s/>= "Invalid activation link"</text:p>
            <text:p text:style-name="P40"><text:s text:c="6"/>redirect_to root_url</text:p>
            <text:p text:style-name="P40"><text:s text:c="4"/>end</text:p>
            <text:p text:style-name="P40"><text:s text:c="2"/>end</text:p>
            <text:p text:style-name="P40">end</text:p>
          </table:table-cell>
        </table:table-row>
      </table:table>
      <text:h text:style-name="Heading_20_3" text:outline-level="3"><text:bookmark-start text:name="__RefHeading___Toc504_2238994884"/><text:soft-page-break/>password_resets_controller.rb<text:bookmark-end text:name="__RefHeading___Toc504_223899488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6" office:value-type="string">
            <text:p text:style-name="P9">class PasswordResetsController &lt; ApplicationController</text:p>
            <text:p text:style-name="P9"><text:s text:c="2"/>before_action :get_user, <text:s text:c="3"/>only: [:edit, :update]</text:p>
            <text:p text:style-name="P9"><text:s text:c="2"/>before_action :valid_user, <text:s/>only: [:edit, :update]</text:p>
            <text:p text:style-name="P9"><text:s text:c="2"/>before_action :check_expiration, only: [:edit, :update] <text:span text:style-name="T14"># see #update case 1.</text:span></text:p>
            <text:p text:style-name="P9"><text:s text:c="2"/>def new</text:p>
            <text:p text:style-name="P9"><text:s text:c="2"/>end</text:p>
            <text:p text:style-name="P9"/>
            <text:p text:style-name="P9"><text:s text:c="2"/>def <text:span text:style-name="T6">create</text:span></text:p>
            <text:p text:style-name="P9"><text:s text:c="4"/>@user = User.find_by(email:params[:password_reset][:email].downcase)</text:p>
            <text:p text:style-name="P9"><text:s text:c="4"/>if @user</text:p>
            <text:p text:style-name="P9"><text:s text:c="6"/>@user.create_reset_digest <text:s text:c="8"/><text:span text:style-name="T26"><text:s/></text:span><text:span text:style-name="T14"># from User controller</text:span></text:p>
            <text:p text:style-name="P9"><text:s text:c="6"/>@user.send_password_reset_email <text:s text:c="2"/><text:span text:style-name="T14"><text:s/># also from there</text:span></text:p>
            <text:p text:style-name="P9"><text:s text:c="6"/>flash[:info] = "Email sent with password reset instructions"</text:p>
            <text:p text:style-name="P9"><text:s text:c="6"/>redirect_to root_url</text:p>
            <text:p text:style-name="P9"><text:s text:c="4"/>else</text:p>
            <text:p text:style-name="P9"><text:s text:c="6"/>flash.now[:danger] = "Email address not found"</text:p>
            <text:p text:style-name="P9"><text:s text:c="6"/>render 'new'</text:p>
            <text:p text:style-name="P9"><text:s text:c="4"/>end</text:p>
            <text:p text:style-name="P9"><text:s text:c="2"/>end</text:p>
            <text:p text:style-name="P9"/>
            <text:p text:style-name="P9"><text:s text:c="2"/>def <text:span text:style-name="T6">edit</text:span></text:p>
            <text:p text:style-name="P9"><text:s text:c="4"/>@user = User.find_by(email:params[:email].downcase)</text:p>
            <text:p text:style-name="P9"><text:s text:c="2"/>end</text:p>
            <text:p text:style-name="P9"/>
            <text:p text:style-name="P9"><text:s text:c="2"/>def <text:span text:style-name="T6">update</text:span></text:p>
            <text:p text:style-name="P9"><text:s text:c="4"/><text:span text:style-name="T14"># four cases:</text:span></text:p>
            <text:p text:style-name="P5"><text:s text:c="4"/># 1. expired password reset # dealt with a before filter at the top</text:p>
            <text:p text:style-name="P5"><text:s text:c="4"/># 2. failed update for invalid password</text:p>
            <text:p text:style-name="P5"><text:s text:c="4"/># 3. failed update for empty password or wrong confirmation)</text:p>
            <text:p text:style-name="P5"><text:s text:c="4"/># 4. SUCCESSFUL update</text:p>
            <text:p text:style-name="P9"><text:s text:c="4"/>if params[:user][:password].empty? <text:s text:c="9"/># case 3.</text:p>
            <text:p text:style-name="P9"><text:s text:c="6"/>@user.errors.add(:password, "can't be empty")</text:p>
            <text:p text:style-name="P9"><text:s text:c="6"/>render 'edit'</text:p>
            <text:p text:style-name="P9"><text:s text:c="4"/>elsif @user.update_attributes(user_params) <text:s text:c="2"/># case 4.</text:p>
            <text:p text:style-name="P9"><text:s text:c="6"/>log_in @user <text:s text:c="13"/><text:span text:style-name="T14"># method below in the controller</text:span></text:p>
            <text:p text:style-name="P9"><text:s text:c="6"/>@user.update_attribute(:reset_digest, nil)</text:p>
            <text:p text:style-name="P9"><text:s text:c="6"/>flash[:success] = "Password has been reset."</text:p>
            <text:p text:style-name="P9"><text:s text:c="6"/>redirect_to @user</text:p>
            <text:p text:style-name="P9"><text:s text:c="4"/>else</text:p>
            <text:p text:style-name="P9"><text:s text:c="6"/>render 'edit' <text:s text:c="29"/># case 2.</text:p>
            <text:p text:style-name="P9"><text:s text:c="4"/>end</text:p>
            <text:p text:style-name="P9"><text:s text:c="2"/>end</text:p>
            <text:p text:style-name="P9"/>
            <text:p text:style-name="P9"><text:s text:c="2"/>private</text:p>
            <text:p text:style-name="P9"><text:s text:c="4"/>def <text:span text:style-name="T6">user_params</text:span></text:p>
            <text:p text:style-name="P9"><text:s text:c="6"/>params.require(:user).permit(:password, :password_confirmation)</text:p>
            <text:p text:style-name="P9"><text:s text:c="4"/>end</text:p>
            <text:p text:style-name="P9"/>
            <text:p text:style-name="P9"><text:s text:c="4"/># Before filters</text:p>
            <text:p text:style-name="P9"><text:s text:c="4"/>def <text:span text:style-name="T6">get_user</text:span></text:p>
            <text:p text:style-name="P9"><text:s text:c="6"/>@user = User.find_by(email: params[:email])</text:p>
            <text:p text:style-name="P9"><text:s text:c="4"/>end</text:p>
            <text:p text:style-name="P9"/>
            <text:p text:style-name="P9"/>
            <text:p text:style-name="P9"/>
            <text:p text:style-name="P9"/>
            <text:p text:style-name="P9"><text:soft-page-break/><text:s text:c="4"/># confirms a valid user</text:p>
            <text:p text:style-name="P9"><text:s text:c="4"/>def <text:span text:style-name="T6">valid_user </text:span></text:p>
            <text:p text:style-name="P9"><text:s text:c="6"/>unless (@user &amp;&amp; @user.activated? &amp;&amp; <text:span text:style-name="T14"># ::authenticated from User model</text:span></text:p>
            <text:p text:style-name="P9"><text:s text:c="14"/>@user.authenticated?(:reset, params[:id]))</text:p>
            <text:p text:style-name="P9"><text:s text:c="8"/>redirect_to root_url <text:s text:c="3"/><text:span text:style-name="T67"><text:s text:c="11"/></text:span><text:span text:style-name="T14"># to get the reset_digest</text:span></text:p>
            <text:p text:style-name="P9"><text:s text:c="6"/>end</text:p>
            <text:p text:style-name="P9"><text:s text:c="4"/>end</text:p>
            <text:p text:style-name="P9"/>
            <text:p text:style-name="P9"><text:s text:c="4"/># checks expiration of reset token</text:p>
            <text:p text:style-name="P9"><text:s text:c="4"/>def <text:span text:style-name="T6">check_expiration</text:span></text:p>
            <text:p text:style-name="P9"><text:s text:c="6"/>if @user.password_reset_expired? <text:span text:style-name="T68"><text:s text:c="4"/></text:span><text:span text:style-name="T14"># in the User model</text:span></text:p>
            <text:p text:style-name="P9"><text:s text:c="8"/>flash[:danger] = "Password reset has expired."</text:p>
            <text:p text:style-name="P9"><text:s text:c="8"/>redirect_to new_password_reset_ur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1"><text:s text:c="6"/>end</text:p>
            <text:p text:style-name="P11"><text:s text:c="4"/>end</text:p>
            <text:p text:style-name="P11">end</text:p>
          </table:table-cell>
          <table:table-cell table:style-name="Table7.A1" table:number-columns-spanned="4" office:value-type="string">
            <text:p text:style-name="P11"><text:span text:style-name="T71"># </text:span>upon submitting</text:p>
            <text:p text:style-name="P11"><text:span text:style-name="T71"># </text:span>1) find user by email</text:p>
            <text:p text:style-name="P11"><text:span text:style-name="T71"># </text:span>2) update its attributes with </text:p>
          </table:table-cell>
          <table:covered-table-cell/>
          <table:covered-table-cell/>
          <table:covered-table-cell/>
          <table:table-cell table:style-name="Table7.F2" table:number-rows-spanned="3" office:value-type="string">
            <text:p text:style-name="P10">in case of an invalid submission, the form will be re-rendered with a flash.now message</text:p>
          </table:table-cell>
        </table:table-row>
        <table:table-row>
          <table:table-cell table:style-name="Table7.A2" office:value-type="string">
            <text:p text:style-name="P51"/>
          </table:table-cell>
          <table:table-cell table:style-name="Table7.A2" office:value-type="string">
            <text:p text:style-name="P51">#</text:p>
          </table:table-cell>
          <table:table-cell table:style-name="Table7.C3" office:value-type="string">
            <text:p text:style-name="P43">- password reset token</text:p>
          </table:table-cell>
          <table:table-cell table:style-name="Table7.F2" office:value-type="string">
            <text:p text:style-name="P10">- sent_at timestamp</text:p>
          </table:table-cell>
          <table:table-cell table:style-name="Table7.E3" office:value-type="string">
            <text:p text:style-name="P10"/>
          </table:table-cell>
          <table:covered-table-cell/>
        </table:table-row>
        <table:table-row>
          <table:table-cell table:style-name="Table7.A2" office:value-type="string">
            <text:p text:style-name="P10"/>
          </table:table-cell>
          <table:table-cell table:style-name="Table7.B4" table:number-columns-spanned="4" office:value-type="string">
            <text:p text:style-name="P11"><text:span text:style-name="T71"># </text:span>3) redirect to root_url</text:p>
            <text:p text:style-name="P11"><text:span text:style-name="T71"># </text:span>4) flash message</text:p>
          </table:table-cell>
          <table:covered-table-cell/>
          <table:covered-table-cell/>
          <table:covered-table-cell/>
          <table:covered-table-cell/>
        </table:table-row>
      </table:table>
      <text:h text:style-name="P90" text:outline-level="1"><text:bookmark-start text:name="__RefHeading___Toc506_2238994884"/>helpers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12">module <text:span text:style-name="T6">ApplicationHelper</text:span></text:p>
            <text:p text:style-name="P12"/>
            <text:p text:style-name="P12"><text:s text:c="2"/># return the full title on a per-page basis</text:p>
            <text:p text:style-name="P12"><text:s text:c="2"/>def <text:span text:style-name="T6">full_title</text:span>(page_title = '')</text:p>
            <text:p text:style-name="P12"><text:s text:c="4"/>base_title = "Ruby on Rails Tutorial Sample App"</text:p>
            <text:p text:style-name="P12"><text:s text:c="4"/>if page_title.empty?</text:p>
            <text:p text:style-name="P12"><text:s text:c="6"/>base_title</text:p>
            <text:p text:style-name="P12"><text:s text:c="4"/>else</text:p>
            <text:p text:style-name="P12"><text:s text:c="6"/>page_title + " | " + base_title</text:p>
            <text:p text:style-name="P12"><text:s text:c="4"/>end</text:p>
            <text:p text:style-name="P12"><text:s text:c="2"/>end</text:p>
            <text:p text:style-name="P12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12">module <text:span text:style-name="T6">UsersHelper</text:span></text:p>
            <text:p text:style-name="P12"><text:s text:c="2"/>def <text:span text:style-name="T6">gravatar_for</text:span>(user, size: 80 )</text:p>
            <text:p text:style-name="P12"><text:s text:c="4"/>gravatar_id = Digest::MD5::hexdigest(user.email.downcase)</text:p>
            <text:p text:style-name="P12"><text:s text:c="4"/>gravatar_url = "https://secure.gravatar.com/avatar/#{gravatar_id}?s=#{size}"</text:p>
            <text:p text:style-name="P12"><text:s text:c="4"/>image_tag(gravatar_url, alt: user.name, class: "gravatar")</text:p>
            <text:p text:style-name="P12"><text:s text:c="2"/>end</text:p>
            <text:p text:style-name="P12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">module <text:span text:style-name="T6">SessionsHelper</text:span><text:span text:style-name="T7"> <text:s text:c="16"/></text:span><text:span text:style-name="T31"># is @current_user useless????</text:span></text:p>
            <text:p text:style-name="P12"><text:s text:c="2"/># logs in the given user<text:span text:style-name="T55"> <text:s text:c="12"/></text:span><text:span text:style-name="T15">(storing the result of User.find_by in a @)</text:span></text:p>
            <text:p text:style-name="P12"><text:s text:c="2"/>def <text:span text:style-name="T6">log_in</text:span>(user)</text:p>
            <text:p text:style-name="P12"><text:s text:c="4"/>session[:user_id] = user.id <text:s text:c="5"/><text:span text:style-name="T14"># sessions is a temporary cookie</text:span></text:p>
            <text:p text:style-name="P12"><text:s text:c="2"/>end</text:p>
            <text:p text:style-name="P12"/>
            <text:p text:style-name="P12"><text:s text:c="3"/># returns true if the given user is the current user</text:p>
            <text:p text:style-name="P12"><text:soft-page-break/><text:s text:c="2"/>def <text:span text:style-name="T6">current_user?</text:span>(user)</text:p>
            <text:p text:style-name="P12"><text:s text:c="4"/>user == current_user</text:p>
            <text:p text:style-name="P12"><text:s text:c="2"/>end <text:s/></text:p>
            <text:p text:style-name="P12"/>
            <text:p text:style-name="P12"><text:s text:c="2"/># returns the user corresponding to the remember token cookie</text:p>
            <text:p text:style-name="P12"><text:s text:c="2"/>def <text:span text:style-name="T6">current_user</text:span></text:p>
            <text:p text:style-name="P12"><text:s text:c="4"/>if <text:s text:c="4"/>(user_id = session[:user_id]) <text:s text:c="8"/><text:span text:style-name="T14"># </text:span><text:span text:style-name="T15">if</text:span><text:span text:style-name="T14"> it exist</text:span></text:p>
            <text:p text:style-name="P12"><text:s text:c="6"/>@current_user ||= User.find_by(id: user_id)</text:p>
            <text:p text:style-name="P12"><text:s text:c="4"/>elsif (user_id = cookies.signed[:user_id]) <text:s/><text:span text:style-name="T55"><text:s/></text:span><text:span text:style-name="T14"># </text:span><text:span text:style-name="T15">if</text:span><text:span text:style-name="T14"> there </text:span><text:span text:style-name="T15">is </text:span><text:span text:style-name="T14">a persisten session</text:span></text:p>
            <text:p text:style-name="P12"><text:s text:c="6"/># raise <text:span text:style-name="T14"># the tests still pass, so this branch is currently untested</text:span></text:p>
            <text:p text:style-name="P12"><text:s text:c="6"/>user = User.find_by(id: user_id) <text:s text:c="4"/><text:span text:style-name="T55"><text:s text:c="6"/></text:span><text:span text:style-name="T14"># .authenticated comes from</text:span><text:span text:style-name="T16"> </text:span><text:span text:style-name="T14">models/user</text:span></text:p>
            <text:p text:style-name="P12"><text:s text:c="6"/># if user and user.authenticated?(cookies[:remember_token])</text:p>
            <text:p text:style-name="P12"><text:s text:c="6"/><text:span text:style-name="T14"># updated this line for the new authenticated method</text:span></text:p>
            <text:p text:style-name="P12"><text:s text:c="6"/>if user &amp;&amp; user.authenticated?(:remember, cookies[:remember_token])</text:p>
            <text:p text:style-name="P12"><text:s text:c="8"/># <text:s text:c="2"/>( def authenticated?(attribute, token) from User model)</text:p>
            <text:p text:style-name="P12"><text:s text:c="8"/><text:span text:style-name="T14"># <text:s text:c="11"/>so it will be remember_digest</text:span></text:p>
            <text:p text:style-name="P12"><text:s text:c="8"/>log_in user <text:s text:c="15"/><text:span text:style-name="T55"><text:s text:c="14"/></text:span><text:span text:style-name="T14"># from this same file</text:span></text:p>
            <text:p text:style-name="P12"><text:s text:c="8"/>@current_user = user</text:p>
            <text:p text:style-name="P12"><text:s text:c="6"/>end</text:p>
            <text:p text:style-name="P12"><text:s text:c="4"/>end</text:p>
            <text:p text:style-name="P12"><text:s text:c="2"/>end</text:p>
            <text:p text:style-name="Preformatted_20_Text"><text:span text:style-name="T12"><text:s/></text:span><text:s/># returns the current logged-in user (if any)<text:span text:style-name="T12"> </text:span><text:span text:style-name="T27"># obsolete</text:span></text:p>
            <text:p text:style-name="P13"><text:s text:c="2"/># def <text:span text:style-name="T6">current_user</text:span></text:p>
            <text:p text:style-name="P13"><text:s text:c="2"/># <text:s text:c="2"/>@current_user ||= User.find_by(id: session[:user_id])</text:p>
            <text:p text:style-name="P13"><text:s text:c="2"/># end</text:p>
            <text:p text:style-name="P13"/>
            <text:p text:style-name="P12"><text:s text:c="2"/># returns true if the user is logged in</text:p>
            <text:p text:style-name="P12"><text:s text:c="2"/>def <text:span text:style-name="T6">logged_in?</text:span></text:p>
            <text:p text:style-name="P12"><text:s text:c="4"/>!current_user.nil?</text:p>
            <text:p text:style-name="P12"><text:s text:c="2"/>end</text:p>
            <text:p text:style-name="P12"/>
            <text:p text:style-name="P12"><text:s text:c="2"/># forgets a persistent session</text:p>
            <text:p text:style-name="P12"><text:s text:c="2"/>def <text:span text:style-name="T6">forget(user)</text:span></text:p>
            <text:p text:style-name="P12"><text:s text:c="4"/>user.forget <text:s text:c="20"/><text:span text:style-name="T14"># from models/user</text:span></text:p>
            <text:p text:style-name="P12"><text:s text:c="4"/>cookies.delete(:user_id)</text:p>
            <text:p text:style-name="P12"><text:s text:c="4"/>cookies.delete(:remember_token)</text:p>
            <text:p text:style-name="P12"><text:s text:c="2"/>end</text:p>
            <text:p text:style-name="P12"/>
            <text:p text:style-name="P12"><text:s text:c="2"/># logs out the current user</text:p>
            <text:p text:style-name="P12"><text:s text:c="2"/>def <text:span text:style-name="T6">log_out</text:span></text:p>
            <text:p text:style-name="P12"><text:s text:c="4"/>forget(current_user)</text:p>
            <text:p text:style-name="P12"><text:s text:c="4"/>session.delete(:user_id)</text:p>
            <text:p text:style-name="P12"><text:s text:c="4"/>@current_user = nil</text:p>
            <text:p text:style-name="P12"><text:s text:c="2"/>end</text:p>
            <text:p text:style-name="P12"/>
            <text:p text:style-name="P12"><text:s text:c="2"/># remembers a user in a persisten session<text:span text:style-name="T76"> by WRITING THE COOKIES for the browser</text:span></text:p>
            <text:p text:style-name="P12"><text:s text:c="2"/>def <text:span text:style-name="T6">remember</text:span>(user)</text:p>
            <text:p text:style-name="P12"><text:s text:c="4"/>user.remember <text:s text:c="19"/><text:span text:style-name="T14"># from models/user</text:span></text:p>
            <text:p text:style-name="P12"><text:s text:c="4"/><text:span text:style-name="T6">cookies</text:span>.permanent.signed[<text:span text:style-name="T6">:user_id</text:span>] = user.id</text:p>
            <text:p text:style-name="P12"><text:s text:c="4"/><text:span text:style-name="T6">cookies</text:span>.permanent[<text:span text:style-name="T6">:remember_token</text:span>] = user.remember_token</text:p>
            <text:p text:style-name="P12"><text:s text:c="2"/>end <text:s text:c="31"/><text:span text:style-name="T14"># from an attr_accessor </text:span><text:span text:style-name="T17">in</text:span><text:span text:style-name="T14"> models/user</text:span></text:p>
            <text:p text:style-name="P12"/>
            <text:p text:style-name="P12"><text:s text:c="2"/># redirects to stored location (or the default), after it, it cleans itself</text:p>
            <text:p text:style-name="P12"><text:s text:c="2"/>def <text:span text:style-name="T6">redirect_back_or</text:span>(default)</text:p>
            <text:p text:style-name="P12"><text:s text:c="4"/>redirect_to(session[:forwarding_url] || default )</text:p>
            <text:p text:style-name="P12"><text:s text:c="4"/>session.delete(:forwarding_url)</text:p>
            <text:p text:style-name="P12"><text:s text:c="2"/>end</text:p>
            <text:p text:style-name="P12"><text:soft-page-break/><text:s text:c="2"/># stores the URL trying to be accessed</text:p>
            <text:p text:style-name="P12"><text:s text:c="2"/>def <text:span text:style-name="T6">store_location </text:span><text:s text:c="16"/><text:span text:style-name="T14"># <text:s/>but only for a GET request</text:span></text:p>
            <text:p text:style-name="P12"><text:s text:c="4"/>session[:forwarding_url] = request.original_url if request.get?</text:p>
            <text:p text:style-name="P12"><text:s text:c="2"/>end <text:span text:style-name="T56"><text:s text:c="13"/></text:span><text:span text:style-name="T14"># puts the requested URL in the session variable under the key :forwarding_url</text:span></text:p>
            <text:p text:style-name="P12">end</text:p>
          </table:table-cell>
        </table:table-row>
      </table:table>
      <text:h text:style-name="P90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4">class ApplicationMailer &lt; ActionMailer::Base</text:p>
            <text:p text:style-name="P44"><text:s text:c="2"/>default from: 'noreply@example.com'</text:p>
            <text:p text:style-name="P44"><text:s text:c="2"/>layout 'mailer'</text:p>
            <text:p text:style-name="P44">end</text:p>
          </table:table-cell>
        </table:table-row>
      </table:table>
      <text:h text:style-name="Heading_20_3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class UserMailer &lt; ApplicationMailer</text:p>
            <text:p text:style-name="P12"/>
            <text:p text:style-name="P12"><text:s text:c="2"/># Subject can be set in your I18n file at config/locales/en.yml</text:p>
            <text:p text:style-name="P12"><text:s text:c="2"/># with the following lookup:</text:p>
            <text:p text:style-name="P12"><text:s text:c="2"/>#</text:p>
            <text:p text:style-name="P12"><text:s text:c="2"/># <text:s text:c="2"/>en.user_mailer.account_activation.subject</text:p>
            <text:p text:style-name="P12"><text:s text:c="2"/>#</text:p>
            <text:p text:style-name="P12"><text:s text:c="2"/>def <text:span text:style-name="T6">account_activation</text:span>(user)</text:p>
            <text:p text:style-name="P12"><text:s text:c="4"/>@user = user</text:p>
            <text:p text:style-name="P12"><text:s text:c="4"/>mail to: user.email, subject: "Account activation"</text:p>
            <text:p text:style-name="P12"><text:s text:c="2"/>end</text:p>
            <text:p text:style-name="P12"/>
            <text:p text:style-name="P12"><text:s text:c="2"/># Subject can be set in your I18n file at config/locales/en.yml</text:p>
            <text:p text:style-name="P12"><text:s text:c="2"/># with the following lookup:</text:p>
            <text:p text:style-name="P12"><text:s text:c="2"/>#</text:p>
            <text:p text:style-name="P12"><text:s text:c="2"/># <text:s text:c="2"/>en.user_mailer.password_reset.subject</text:p>
            <text:p text:style-name="P12"><text:s text:c="2"/>#</text:p>
            <text:p text:style-name="P12"><text:s text:c="2"/>def <text:span text:style-name="T6">password_reset</text:span></text:p>
            <text:p text:style-name="P12"><text:s text:c="4"/>@greeting = "Hi"</text:p>
            <text:p text:style-name="P12"><text:s text:c="4"/>mail to: "to@example.org"</text:p>
            <text:p text:style-name="P12"><text:s text:c="2"/>end</text:p>
            <text:p text:style-name="P12"/>
            <text:p text:style-name="P12"><text:s text:c="2"/>def <text:span text:style-name="T6">password_reset</text:span>(user)</text:p>
            <text:p text:style-name="P12"><text:s text:c="4"/>@user = user</text:p>
            <text:p text:style-name="P12"><text:s text:c="4"/>mail to: user.email, subject: "Password reset"</text:p>
            <text:p text:style-name="P12"><text:s text:c="2"/>end</text:p>
            <text:p text:style-name="P12">end</text:p>
          </table:table-cell>
        </table:table-row>
      </table:table>
      <text:h text:style-name="P91" text:outline-level="1"/>
      <text:h text:style-name="P94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class User &lt; ApplicationRecord</text:p>
            <text:p text:style-name="P12"><text:s text:c="2"/>attr_accessor <text:span text:style-name="T6">:remember_token, :activation_token, :reset_token</text:span></text:p>
            <text:p text:style-name="P12"><text:s text:c="2"/>before_save <text:s text:c="2"/><text:span text:style-name="T6">:downcase_email</text:span></text:p>
            <text:p text:style-name="P12"><text:s text:c="2"/>before_create <text:span text:style-name="T6">:create_activation_digest</text:span></text:p>
            <text:p text:style-name="P50"><text:s text:c="17"/><text:span text:style-name="T14"># \A start </text:span><text:span text:style-name="T24"><text:s/></text:span><text:span text:style-name="T23"># \d digit <text:s text:c="16"/></text:span><text:span text:style-name="T24"><text:s text:c="3"/></text:span><text:span text:style-name="T23"><text:s/># </text:span><text:span text:style-name="T14">\z end</text:span><text:span text:style-name="T23"> <text:s/></text:span><text:span text:style-name="T14"># /i case insensitive</text:span></text:p>
            <text:p text:style-name="P12"><text:s text:c="2"/>VALID_EMAIL_REGEX = /\A[\d\+\.a-z_-]+@[a-z]+\.[a-z.]+\z/i<text:span text:style-name="T60"> </text:span></text:p>
            <text:p text:style-name="P12"><text:s text:c="2"/>validates(:name, <text:s text:c="5"/>presence: <text:s text:c="2"/>true, </text:p>
            <text:p text:style-name="P12"><text:s text:c="24"/>length: <text:s text:c="4"/>{ maximum: 50 } )</text:p>
            <text:p text:style-name="P12"><text:s text:c="2"/>validates :email, <text:s text:c="4"/>presence: <text:s text:c="2"/>true, </text:p>
            <text:p text:style-name="P12"><text:s text:c="24"/>length: <text:s text:c="4"/>{ maximum: 255 }, </text:p>
            <text:p text:style-name="P12"><text:s text:c="24"/>format: <text:s text:c="4"/>{ with: VALID_EMAIL_REGEX },</text:p>
            <text:p text:style-name="P12"><text:s text:c="24"/>uniqueness: { case_sensitive: false }</text:p>
            <text:p text:style-name="P12"><text:s text:c="2"/>validates <text:s/>:password, presence: <text:s text:c="2"/>true,</text:p>
            <text:p text:style-name="P12"><text:s text:c="24"/>length: <text:s text:c="4"/>{ minimum: 6 }</text:p>
            <text:p text:style-name="P12"><text:s text:c="2"/><text:span text:style-name="T6">has_secure_password</text:span></text:p>
            <text:p text:style-name="P12"/>
            <text:p text:style-name="P12"><text:s text:c="2"/># returns the hash digest of the given string<text:span text:style-name="T74"> <text:s text:c="3"/># used for the fixtures</text:span></text:p>
            <text:p text:style-name="P12"><text:s text:c="2"/>def <text:span text:style-name="T6">User.digest</text:span>(string)</text:p>
            <text:p text:style-name="P14"><text:s text:c="4"/>cost = ActiveModel::SecurePassword.min_cost ? BCrypt::Engine::MIN_COST :</text:p>
            <text:p text:style-name="P16"><text:span text:style-name="T36"><text:s text:c="4"/></text:span>BCrypt::Password.create(string, cost: cost)<text:span text:style-name="T36"> <text:s text:c="13"/></text:span><text:s/>BCrypt::Engine.cost <text:s text:c="3"/></text:p>
            <text:p text:style-name="P12"><text:s text:c="2"/>end <text:s/></text:p>
            <text:p text:style-name="P12"/>
            <text:p text:style-name="P12"><text:s text:c="2"/># returns a<text:span text:style-name="T77"> fresh brand new</text:span> random token</text:p>
            <text:p text:style-name="P12"><text:s text:c="2"/>def <text:span text:style-name="T6">User.new_token</text:span></text:p>
            <text:p text:style-name="P12"><text:s text:c="4"/>SecureRandom.urlsafe_base64</text:p>
            <text:p text:style-name="P12"><text:s text:c="2"/>end</text:p>
            <text:p text:style-name="P12"/>
            <text:p text:style-name="P12"><text:s text:c="2"/># remembers a user in the database for use in persisten sessions</text:p>
            <text:p text:style-name="P98"><text:s text:c="4"/># saves (temporally) the token to <text:span text:style-name="T6">:remember_token</text:span> and</text:p>
            <text:p text:style-name="P98"><text:s text:c="4"/># saves <text:span text:style-name="T6">remember_digest</text:span> to the database</text:p>
            <text:p text:style-name="P12"><text:s text:c="2"/>def <text:span text:style-name="T6">remember</text:span></text:p>
            <text:p text:style-name="P12"><text:s text:c="4"/>self.<text:span text:style-name="T6">remember_token</text:span> = User.new_token<text:span text:style-name="T62"> </text:span><text:span text:style-name="T25"># :remember_digest comes from the model</text:span></text:p>
            <text:p text:style-name="P12"><text:s text:c="4"/>update_attribute(:<text:span text:style-name="T6">remember_digest</text:span>, User.digest(remember_token))</text:p>
            <text:p text:style-name="P12"><text:s text:c="2"/>end</text:p>
            <text:p text:style-name="P12"/>
            <text:p text:style-name="P12"><text:s text:c="2"/># returns true if the given token matches the digest</text:p>
            <text:p text:style-name="P12"><text:s text:c="2"/><text:span text:style-name="T61"><text:s/></text:span><text:span text:style-name="T14"># ENHANCED, now it has the fancy metaprogramming and two arguments</text:span></text:p>
            <text:p text:style-name="P12"><text:s text:c="2"/>def <text:span text:style-name="T6">authenticated?</text:span>(attribute, token)</text:p>
            <text:p text:style-name="P12"><text:s text:c="4"/>digest = self.send("#{attribute}_digest") <text:span text:style-name="T14"># so clever</text:span></text:p>
            <text:p text:style-name="P12"><text:s text:c="4"/>return false if digest.nil?</text:p>
            <text:p text:style-name="P12"><text:s text:c="4"/>BCrypt::Password.new(digest).is_password?(token)</text:p>
            <text:p text:style-name="P12"><text:s text:c="2"/>end</text:p>
            <text:p text:style-name="P12"/>
            <text:p text:style-name="P12"><text:s text:c="2"/># forgets a user</text:p>
            <text:p text:style-name="P12"><text:s text:c="2"/>def <text:span text:style-name="T6">forget</text:span></text:p>
            <text:p text:style-name="P12"><text:s text:c="4"/>update_attribute(:remember_digest, nil)</text:p>
            <text:p text:style-name="P12"><text:s text:c="2"/>end</text:p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45"># ACCOUNT ACTIVATION</text:p>
            <text:p text:style-name="P12"><text:s text:c="2"/># activates an account</text:p>
            <text:p text:style-name="P12"><text:s text:c="2"/>def <text:span text:style-name="T6">activate</text:span></text:p>
            <text:p text:style-name="P12"><text:s text:c="4"/>update_columns(activated: true, activated_at: Time.zone.now)</text:p>
            <text:p text:style-name="P12"><text:s text:c="4"/># old two lines version:</text:p>
            <text:p text:style-name="P12"><text:s text:c="4"/># update_attribute(:activated, <text:s text:c="3"/>true)</text:p>
            <text:p text:style-name="P12"><text:s text:c="4"/># update_attribute(:activated_at, Time.zone.now)</text:p>
            <text:p text:style-name="P12"><text:s text:c="4"/># please note how the original one was, it had user</text:p>
            <text:p text:style-name="P12"><text:s text:c="4"/># user.update_attribute(:activated, <text:s text:c="5"/>true)</text:p>
            <text:p text:style-name="P12"><text:s text:c="2"/>end</text:p>
            <text:p text:style-name="P12"/>
            <text:p text:style-name="P12"><text:s text:c="2"/># sends activation email</text:p>
            <text:p text:style-name="P18"><text:s text:c="2"/>def <text:span text:style-name="T6">send_activation_email</text:span><text:span text:style-name="T9"> <text:s text:c="3"/></text:span><text:span text:style-name="T34"># the call for self used to be to @user</text:span></text:p>
            <text:p text:style-name="P12"><text:s text:c="4"/>UserMailer.account_activation(self).deliver_now<text:span text:style-name="T69"> </text:span></text:p>
            <text:p text:style-name="P12"><text:s text:c="2"/>end</text:p>
            <text:p text:style-name="P12"/>
            <text:p text:style-name="P45"># PASSWORD RESET</text:p>
            <text:p text:style-name="P12"><text:s text:c="2"/># sets the password reset attributes</text:p>
            <text:p text:style-name="P12"><text:s text:c="2"/>def <text:span text:style-name="T6">create_reset_digest</text:span></text:p>
            <text:p text:style-name="P12"><text:s text:c="4"/>self.reset_token = User.new_token</text:p>
            <text:p text:style-name="P12"><text:s text:c="4"/># update_attribute(:reset_digest, User.digest(reset_token))</text:p>
            <text:p text:style-name="P12"><text:s text:c="4"/># update_attribute(:reset_sent_at, Time.zone.now)</text:p>
            <text:p text:style-name="P12"><text:s text:c="4"/># above two lines in just one (and a half):</text:p>
            <text:p text:style-name="P17"><text:s text:c="4"/>update_columns(reset_digest: <text:s/>User.digest(reset_token), <text:s text:c="9"/></text:p>
            <text:p text:style-name="P15">reset_sent_at: Time.zone.now)</text:p>
            <text:p text:style-name="P12"><text:s text:c="2"/>end</text:p>
            <text:p text:style-name="P12"/>
            <text:p text:style-name="P12"><text:s text:c="2"/># sends password reset email</text:p>
            <text:p text:style-name="P12"><text:s text:c="2"/>def <text:span text:style-name="T6">send_password_reset_email</text:span></text:p>
            <text:p text:style-name="P12"><text:s text:c="4"/>UserMailer.password_reset(self).deliver_now</text:p>
            <text:p text:style-name="P12"><text:s text:c="2"/>end</text:p>
            <text:p text:style-name="P12"/>
            <text:p text:style-name="P12"><text:s text:c="2"/># returns true if a password reset has expired</text:p>
            <text:p text:style-name="P12"><text:s text:c="2"/>def <text:span text:style-name="T6">password_reset_expired?</text:span></text:p>
            <text:p text:style-name="P12"><text:s text:c="4"/>reset_sent_at &lt; 2.hours.ago <text:span text:style-name="T14"># date helpers</text:span></text:p>
            <text:p text:style-name="P12"><text:s text:c="2"/>end</text:p>
            <text:p text:style-name="P12"/>
            <text:p text:style-name="P12"><text:s text:c="2"/><text:span text:style-name="T6">private</text:span></text:p>
            <text:p text:style-name="P12"><text:s text:c="4"/># creates and assigns the activation token and digest</text:p>
            <text:p text:style-name="P12"><text:s text:c="4"/>def <text:span text:style-name="T6">create_activation_digest</text:span></text:p>
            <text:p text:style-name="P12"><text:s text:c="6"/>self.activation_token <text:s/>= User.new_token</text:p>
            <text:p text:style-name="P12"><text:s text:c="6"/>self.activation_digest = User.digest(activation_token)</text:p>
            <text:p text:style-name="P12"><text:s text:c="4"/>end</text:p>
            <text:p text:style-name="P12"/>
            <text:p text:style-name="P12"><text:s text:c="4"/># converts email to all lower-case</text:p>
            <text:p text:style-name="P12"><text:s text:c="4"/>def <text:span text:style-name="T6">downcase_email</text:span></text:p>
            <text:p text:style-name="P12"><text:s text:c="6"/># self.email = email.downcase</text:p>
            <text:p text:style-name="P12"><text:s text:c="6"/>email.downcase!</text:p>
            <text:p text:style-name="P12"><text:s text:c="4"/>end</text:p>
            <text:p text:style-name="P12">end</text:p>
          </table:table-cell>
        </table:table-row>
      </table:table>
      <text:p text:style-name="P54"/>
      <text:h text:style-name="P95" text:outline-level="1"><text:bookmark-start text:name="__RefHeading___Toc532_2238994884"/>views<text:bookmark-end text:name="__RefHeading___Toc532_2238994884"/></text:h>
      <text:h text:style-name="P73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9">&lt;!DOCTYPE html&gt;</text:p>
            <text:p text:style-name="P19">&lt;html&gt;</text:p>
            <text:p text:style-name="P19"><text:s text:c="2"/>&lt;head&gt;</text:p>
            <text:p text:style-name="P19"><text:s text:c="4"/>&lt;title&gt; <text:s/>&lt;%= full_title(yield(:title)) %&gt; <text:s/>&lt;/title&gt;</text:p>
            <text:p text:style-name="P19"><text:s text:c="4"/>&lt;%= <text:span text:style-name="T38">render '</text:span><text:span text:style-name="T6">layouts/rails_default</text:span><text:span text:style-name="T38">'</text:span> %&gt;</text:p>
            <text:p text:style-name="P19"><text:s text:c="4"/>&lt;%= render '<text:span text:style-name="T6">layouts/shim</text:span>' %&gt;</text:p>
            <text:p text:style-name="P19"><text:s text:c="2"/>&lt;/head&gt;</text:p>
            <text:p text:style-name="P19"><text:s text:c="2"/>&lt;body&gt;</text:p>
            <text:p text:style-name="P19"><text:s text:c="4"/>&lt;%= render '<text:span text:style-name="T6">layouts/header</text:span>' %&gt;</text:p>
            <text:p text:style-name="P19"><text:s text:c="4"/>&lt;div class="container"&gt;</text:p>
            <text:p text:style-name="P19"><text:s text:c="6"/>&lt;% <text:span text:style-name="T6">flash</text:span>.each do |message_type, message| %&gt;</text:p>
            <text:p text:style-name="P19"><text:s text:c="8"/>&lt;div class="alert alert-&lt;%= message_type %&gt;"&gt; </text:p>
            <text:p text:style-name="P19"><text:s text:c="10"/>&lt;%= message %&gt; </text:p>
            <text:p text:style-name="P19"><text:s text:c="8"/>&lt;/div&gt;</text:p>
            <text:p text:style-name="P19"><text:s text:c="6"/>&lt;% end %&gt;</text:p>
            <text:p text:style-name="P19"><text:s text:c="6"/>&lt;%= <text:span text:style-name="T6">yield</text:span> %&gt;</text:p>
            <text:p text:style-name="P19"><text:s text:c="6"/>&lt;%= render '<text:span text:style-name="T6">layouts/footer</text:span>' %&gt;</text:p>
            <text:p text:style-name="P19"><text:s text:c="6"/>&lt;%= debug(params) if Rails.env.development? %&gt;</text:p>
            <text:p text:style-name="P19"><text:s text:c="4"/>&lt;/div&gt;</text:p>
            <text:p text:style-name="P19"><text:s text:c="2"/>&lt;/body&gt;</text:p>
            <text:p text:style-name="P19">&lt;/html&gt;</text:p>
          </table:table-cell>
        </table:table-row>
      </table:table>
      <text:h text:style-name="Heading_20_3" text:outline-level="3"><text:bookmark-start text:name="__RefHeading___Toc538_2238994884"/>_foo<text:span text:style-name="T3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9">&lt;footer class="footer"&gt;</text:p>
            <text:p text:style-name="P19"><text:s text:c="2"/>&lt;small&gt;</text:p>
            <text:p text:style-name="P19"><text:s text:c="4"/>The </text:p>
            <text:p text:style-name="P19"><text:s text:c="4"/>&lt;a href="http://www.railstutorial.org/"&gt;Ruby on Rails Tutorial&lt;/a&gt; by</text:p>
            <text:p text:style-name="P19"><text:s text:c="4"/>&lt;a href="http://www.michaelhartl.com/"&gt;Michael Hartl&lt;/a&gt;</text:p>
            <text:p text:style-name="P19"><text:s text:c="2"/>&lt;/small&gt;</text:p>
            <text:p text:style-name="P19"><text:s text:c="2"/>&lt;nav&gt;</text:p>
            <text:p text:style-name="P19"><text:s text:c="4"/>&lt;ul&gt;</text:p>
            <text:p text:style-name="P19"><text:s text:c="6"/>&lt;li&gt;&lt;%= link_to "About", <text:s text:c="4"/>about_path <text:s text:c="4"/>%&gt;&lt;/li&gt;</text:p>
            <text:p text:style-name="P19"><text:s text:c="6"/>&lt;li&gt;&lt;%= link_to "Contact", <text:s text:c="2"/>contact_path <text:s text:c="2"/>%&gt;&lt;/li&gt;</text:p>
            <text:p text:style-name="P19"><text:s text:c="6"/>&lt;li&gt;&lt;a href="http://news.railstutorial.org/"&gt;News&lt;/a&gt;&lt;/li&gt;</text:p>
            <text:p text:style-name="P19"><text:s text:c="4"/>&lt;/ul&gt;</text:p>
            <text:p text:style-name="P19"><text:s text:c="2"/>&lt;/nav&gt;</text:p>
            <text:p text:style-name="P19">&lt;/footer&gt;</text:p>
          </table:table-cell>
        </table:table-row>
      </table:table>
      <text:h text:style-name="P100" text:outline-level="3"><text:bookmark-start text:name="__RefHeading___Toc1605_2238994884"/>_rails_default.html.erb<text:bookmark-end text:name="__RefHeading___Toc1605_2238994884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21">&lt;%= csrf_meta_tags %&gt;</text:p>
            <text:p text:style-name="P21"><text:span text:style-name="T37"><text:s text:c="2"/></text:span>&lt;%= stylesheet_link_tag <text:s text:c="3"/>'application', media: 'all', 'data-turbolinks-track': </text:p>
            <text:p text:style-name="P20">'reload' %&gt;</text:p>
            <text:p text:style-name="P21">&lt;%= javascript_include_tag 'application', 'data-turbolinks-track': 'reload' %&gt;</text:p>
          </table:table-cell>
        </table:table-row>
      </table:table>
      <text:h text:style-name="P102" text:outline-level="3"><text:bookmark-start text:name="__RefHeading___Toc544_2238994884"/>_<text:span text:style-name="T3">shim.html.erb</text:span><text:bookmark-end text:name="__RefHeading___Toc544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1">&lt;!--[if lt IE 9]&gt;</text:p>
            <text:p text:style-name="P21">&lt;script src="//cdnjs.cloudflare.com/ajax/libs/html5shiv/r29/html5.min.js"&lt;/script&gt;</text:p>
            <text:p text:style-name="P21">&lt;![endif]--&gt;</text:p>
          </table:table-cell>
        </table:table-row>
      </table:table>
      <text:h text:style-name="P101" text:outline-level="3"><text:bookmark-start text:name="__RefHeading___Toc540_2238994884"/><text:soft-page-break/><text:span text:style-name="T75">_</text:span>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<text:span text:style-name="T75"><text:s text:c="2"/></text:span>&lt;a href="#" class="dropdown-toggle" data-toggle="dropdown"&gt;</text:p>
            <text:p text:style-name="Preformatted_20_Text"><text:s text:c="16"/><text:span text:style-name="T75"><text:s text:c="2"/></text:span>Account &lt;b class="caret"&gt;&lt;/b&gt;</text:p>
            <text:p text:style-name="Preformatted_20_Text"><text:s text:c="14"/><text:span text:style-name="T75"><text:s text:c="2"/></text:span>&lt;/a&gt;</text:p>
            <text:p text:style-name="Preformatted_20_Text"><text:s text:c="14"/><text:span text:style-name="T75"><text:s text:c="2"/></text:span>&lt;ul class="dropdown-menu"&gt;</text:p>
            <text:p text:style-name="Preformatted_20_Text"><text:s text:c="16"/><text:span text:style-name="T75"><text:s text:c="2"/></text:span>&lt;li&gt;&lt;%= link_to "Profile", <text:s/>current_user <text:s text:c="2"/>%&gt;&lt;/li&gt;</text:p>
            <text:p text:style-name="Preformatted_20_Text"><text:s text:c="16"/><text:span text:style-name="T75"><text:s text:c="2"/></text:span>&lt;li&gt;&lt;%= link_to "Settings", edit_user_path(current_user) %&gt;&lt;/li&gt;</text:p>
            <text:p text:style-name="Preformatted_20_Text"><text:s text:c="14"/><text:span text:style-name="T75"><text:s text:c="2"/></text:span>&lt;li class="divider"&gt;&lt;/li&gt;</text:p>
            <text:p text:style-name="Preformatted_20_Text"><text:s text:c="16"/><text:span text:style-name="T75"><text:s text:c="2"/></text:span>&lt;li&gt;&lt;%= link_to "Log out", <text:s/>logout_path, method: :delete %&gt;&lt;/li&gt;</text:p>
            <text:p text:style-name="Preformatted_20_Text"><text:s text:c="14"/><text:span text:style-name="T75"><text:s text:c="2"/></text:span>&lt;/ul&gt;</text:p>
            <text:p text:style-name="P53"><text:s text:c="14"/>&lt;/li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9">&lt;!DOCTYPE html&gt;</text:p>
            <text:p text:style-name="P19">&lt;html&gt;</text:p>
            <text:p text:style-name="P19"><text:s text:c="2"/>&lt;head&gt;</text:p>
            <text:p text:style-name="P19"><text:s text:c="4"/>&lt;meta http-equiv="Content-Type" content="text/html; charset=utf-8" /&gt;</text:p>
            <text:p text:style-name="P19"><text:s text:c="4"/>&lt;style&gt; <text:s text:c="5"/>/* Email styles need to be inline */ <text:s text:c="3"/>&lt;/style&gt;</text:p>
            <text:p text:style-name="P19"><text:s text:c="2"/>&lt;/head&gt;</text:p>
            <text:p text:style-name="P19"><text:s text:c="2"/>&lt;body&gt;</text:p>
            <text:p text:style-name="P19"><text:s text:c="4"/>&lt;%= <text:span text:style-name="T6">yield</text:span> %&gt;</text:p>
            <text:p text:style-name="P19"><text:s text:c="2"/>&lt;/body&gt;</text:p>
            <text:p text:style-name="P19">&lt;/html&gt;</text:p>
          </table:table-cell>
        </table:table-row>
      </table:table>
      <text:h text:style-name="P101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<text:span text:style-name="T6">yield</text:span> %&gt;</text:p>
          </table:table-cell>
        </table:table-row>
      </table:table>
      <text:h text:style-name="P74" text:outline-level="2"/>
      <text:h text:style-name="P82" text:outline-level="2"><text:bookmark-start text:name="__RefHeading___Toc546_2238994884"/>static_pages<text:bookmark-end text:name="__RefHeading___Toc546_2238994884"/></text:h>
      <text:h text:style-name="P101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2">&lt;div class="center jumbotron"&gt;</text:p>
            <text:p text:style-name="P22"><text:s text:c="2"/>&lt;h1&gt;Hi, welcome to Manuel's Sample App&lt;/h1&gt;</text:p>
            <text:p text:style-name="P22"><text:s text:c="2"/>&lt;h2&gt;</text:p>
            <text:p text:style-name="P22"><text:s text:c="4"/>This is the home page for the</text:p>
            <text:p text:style-name="P23"><text:span text:style-name="T40"><text:s/></text:span><text:s/><text:span text:style-name="T40"><text:s text:c="2"/></text:span>&lt;a href="http://www.<text:span text:style-name="T40">rt</text:span>.org/"&gt;Ruby on Rails Tutorial&lt;/a&gt;sample app</text:p>
            <text:p text:style-name="P23"><text:span text:style-name="T40"><text:s text:c="2"/></text:span>&lt;/h2&gt;</text:p>
            <text:p text:style-name="P22"><text:span text:style-name="T40"><text:s text:c="2"/></text:span>&lt;%= link_to "Sign up now!", signup_path, class: "btn btn-lg btn-primary" %&gt;</text:p>
            <text:p text:style-name="P22">&lt;/div&gt;</text:p>
            <text:p text:style-name="P22"/>
            <text:p text:style-name="P22">&lt;%= link_to image_tag("rails.png", alt: "Rails logo"),'http://rubyonrails.org/' %&gt;</text:p>
          </table:table-cell>
        </table:table-row>
      </table:table>
      <text:h text:style-name="P103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2">&lt;% provide(:title, "About") %&gt;</text:p>
            <text:p text:style-name="P22">&lt;h1&gt;About&lt;/h1&gt;</text:p>
            <text:p text:style-name="P22"/>
            <text:p text:style-name="P22">&lt;p&gt;</text:p>
            <text:p text:style-name="P22"><text:s text:c="2"/>The </text:p>
            <text:p text:style-name="P22"><text:s text:c="2"/>&lt;a href="http://www.railstutorial.org/"&gt;&lt;em&gt;Ruby on Rails Tutorial&lt;/em&gt;&lt;/a&gt; is a </text:p>
            <text:p text:style-name="P22"><text:s text:c="2"/>&lt;a href="http://screencasts.railstutorial.org/"&gt;screencast series&lt;/a&gt;</text:p>
            <text:p text:style-name="P22"><text:s text:c="2"/>to teach web development with</text:p>
            <text:p text:style-name="P22"><text:s text:c="2"/>&lt;a href="http://rubyonrails.org/"&gt;Ruby on Rails&lt;/a&gt;.</text:p>
            <text:p text:style-name="P22"><text:s text:c="2"/>This is the sample application for the tutorial.</text:p>
            <text:p text:style-name="P22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2">&lt;% provide(:title, "Contact") %&gt;</text:p>
            <text:p text:style-name="P22">&lt;h1&gt;Contacts&lt;/h1&gt;</text:p>
            <text:p text:style-name="P22">&lt;p&gt;</text:p>
            <text:p text:style-name="P22"><text:s text:c="2"/>Contact the Ruby on Rails Tutorial about the sample app at the </text:p>
            <text:p text:style-name="P22"><text:s text:c="2"/>&lt;a href="http://www.railstutorial.org/contact"&gt;contact page&lt;/a&gt;</text:p>
            <text:p text:style-name="P22">&lt;/p&gt;</text:p>
          </table:table-cell>
        </table:table-row>
      </table:table>
      <text:h text:style-name="P103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2">&lt;% provide(:title, "Help") %&gt;</text:p>
            <text:p text:style-name="P22">&lt;h1&gt;Help&lt;/h1&gt;</text:p>
            <text:p text:style-name="P22"/>
            <text:p text:style-name="P22">&lt;p&gt;</text:p>
            <text:p text:style-name="P22"><text:s text:c="2"/>Get help on the Ruby on Rails Tutorial at the</text:p>
            <text:p text:style-name="P22"><text:s text:c="2"/>&lt;a href="http://www.railstutorial.org/help"&gt;Rails Tutorial help page&lt;/a&gt;.</text:p>
            <text:p text:style-name="P22"><text:s text:c="2"/>To get help on this sample app, see the</text:p>
            <text:p text:style-name="P22"><text:s text:c="2"/>&lt;a href="http://www.rtutoria.org/book"&gt;&lt;em&gt;Ruby on Rails Tutorial&lt;/em&gt; book&lt;/a&gt;.</text:p>
            <text:p text:style-name="P22">&lt;/p&gt;</text:p>
          </table:table-cell>
        </table:table-row>
      </table:table>
      <text:h text:style-name="P76" text:outline-level="2"/>
      <text:h text:style-name="P83" text:outline-level="2"><text:bookmark-start text:name="__RefHeading___Toc696_2238994884"/>users<text:bookmark-end text:name="__RefHeading___Toc696_2238994884"/></text:h>
      <text:h text:style-name="P104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4">&lt;% provide(:title, "All users") %&gt;</text:p>
            <text:p text:style-name="P24">&lt;h1&gt;all users&lt;/h1&gt;</text:p>
            <text:p text:style-name="P24"/>
            <text:p text:style-name="P24">&lt;%= <text:span text:style-name="T6">will_paginate</text:span> %&gt;</text:p>
            <text:p text:style-name="P24">&lt;ul class="users"&gt;</text:p>
            <text:p text:style-name="P24"><text:s text:c="2"/>&lt;%= render <text:span text:style-name="T6">@users</text:span> %&gt; <text:s/>&lt;!-- users the partial _users --&gt;</text:p>
            <text:p text:style-name="P24">&lt;/ul&gt;</text:p>
            <text:p text:style-name="P24">&lt;%= <text:span text:style-name="T6">will_paginate</text:span>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4">&lt;% provide(:title, <text:s text:c="7"/>'Sign up' <text:s text:c="8"/>) %&gt;</text:p>
            <text:p text:style-name="P24">&lt;% provide(:button_text, 'Create my account') %&gt;</text:p>
            <text:p text:style-name="P24">&lt;h1&gt;Sign up&lt;/h1&gt;</text:p>
            <text:p text:style-name="P24">&lt;div class="row"&gt;</text:p>
            <text:p text:style-name="P24"><text:s text:c="2"/>&lt;div class="col-md-6 col-md-offset-3"&gt;</text:p>
            <text:p text:style-name="P24"><text:s text:c="4"/>&lt;%= render partial: "<text:span text:style-name="T6">form</text:span>" %&gt;</text:p>
            <text:p text:style-name="P24"><text:s text:c="2"/>&lt;/div&gt;</text:p>
            <text:p text:style-name="P24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5">&lt;% provide(:title, <text:span text:style-name="T6">@user.name</text:span>) %&gt;</text:p>
            <text:p text:style-name="P25">&lt;div class="row"&gt;</text:p>
            <text:p text:style-name="P25"><text:s text:c="2"/>&lt;aside class="col-md-4"&gt;</text:p>
            <text:p text:style-name="P25"><text:s text:c="4"/>&lt;section class="user_info"&gt;</text:p>
            <text:p text:style-name="P25"><text:s text:c="6"/>&lt;h1&gt;</text:p>
            <text:p text:style-name="P25"><text:s text:c="8"/>&lt;%= <text:span text:style-name="T6">gravatar_for</text:span> <text:span text:style-name="T6">@user</text:span> %&gt;</text:p>
            <text:p text:style-name="P25"><text:s text:c="8"/>&lt;%= <text:span text:style-name="T6">@user.name</text:span> %&gt;</text:p>
            <text:p text:style-name="P25"><text:s text:c="6"/>&lt;/h1&gt;</text:p>
            <text:p text:style-name="P25"><text:s text:c="6"/>&lt;p&gt;&lt;%= <text:span text:style-name="T6">@user.email</text:span> %&gt;&lt;/p&gt;</text:p>
            <text:p text:style-name="P25"><text:s text:c="6"/>&lt;p&gt;it is &lt;%= <text:span text:style-name="T6">Time.now.strftime("%X")</text:span> %&gt;&lt;/p&gt;</text:p>
            <text:p text:style-name="P25"><text:s text:c="6"/>&lt;p&gt;created at: &lt;%= <text:span text:style-name="T6">@user.created_at</text:span> %&gt;&lt;/p&gt;</text:p>
            <text:p text:style-name="P25"><text:s text:c="6"/>&lt;p&gt;updated at: &lt;%= <text:span text:style-name="T6">@user.updated_at</text:span> %&gt;&lt;/p&gt;</text:p>
            <text:p text:style-name="P25"><text:s text:c="4"/>&lt;/section&gt;</text:p>
            <text:p text:style-name="P25"><text:s text:c="2"/>&lt;/aside&gt;</text:p>
            <text:p text:style-name="P25">&lt;/div&gt;</text:p>
          </table:table-cell>
        </table:table-row>
      </table:table>
      <text:h text:style-name="P105" text:outline-level="3"><text:bookmark-start text:name="__RefHeading___Toc704_2238994884"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5">&lt;% provide(:title, "edit for #{<text:span text:style-name="T6">@user.name</text:span>}") %&gt;</text:p>
            <text:p text:style-name="P25">&lt;% provide(:button_text, "Save changes") <text:s text:c="4"/>%&gt;</text:p>
            <text:p text:style-name="P25"/>
            <text:p text:style-name="P25">&lt;h1&gt;Update your profile&lt;/h1&gt;</text:p>
            <text:p text:style-name="P25"/>
            <text:p text:style-name="P25">&lt;div class="row"&gt;</text:p>
            <text:p text:style-name="P25"><text:s text:c="2"/>&lt;div class="col-md-6 col-md-offset-3"&gt;</text:p>
            <text:p text:style-name="P25"><text:s text:c="4"/>&lt;%= render partial: "form" %&gt;</text:p>
            <text:p text:style-name="P25"><text:s text:c="4"/>&lt;div class="gravatar_edit"&gt;</text:p>
            <text:p text:style-name="P25"><text:s text:c="6"/>&lt;%= <text:span text:style-name="T6">gravatar_for</text:span> <text:span text:style-name="T6">@user</text:span> %&gt;</text:p>
            <text:p text:style-name="P26"><text:s text:c="6"/>&lt;a rel="noopener" href="http://gravatar.com/emails" </text:p>
            <text:p text:style-name="P27">target="_blank"&gt;change&lt;/a&gt;</text:p>
            <text:p text:style-name="P25"><text:s text:c="4"/>&lt;/div&gt;</text:p>
            <text:p text:style-name="P25"><text:s text:c="2"/>&lt;/div&gt;</text:p>
            <text:p text:style-name="P25">&lt;/div&gt;</text:p>
          </table:table-cell>
        </table:table-row>
      </table:table>
      <text:h text:style-name="Heading_20_3" text:outline-level="3"><text:bookmark-start text:name="__RefHeading___Toc706_2238994884"/><text:soft-page-break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5">&lt;%= <text:span text:style-name="T6">form_for</text:span>(<text:span text:style-name="T6">@user</text:span>) do |f| %&gt;</text:p>
            <text:p text:style-name="P25"><text:s text:c="2"/>&lt;%= render 'shared/error_messages' %&gt;</text:p>
            <text:p text:style-name="P25"/>
            <text:p text:style-name="P25"><text:s text:c="2"/>&lt;%= f.label <text:s text:c="10"/><text:span text:style-name="T41">:</text:span>name %&gt;</text:p>
            <text:p text:style-name="P25"><text:s text:c="2"/>&lt;%= f.text_field <text:s text:c="5"/>:name, <text:s text:c="17"/>class: 'form-control' %&gt;</text:p>
            <text:p text:style-name="P25"/>
            <text:p text:style-name="P25"><text:s text:c="2"/>&lt;%= f.label <text:s text:c="10"/>:email %&gt;</text:p>
            <text:p text:style-name="P25"><text:s text:c="2"/>&lt;%= f.email_field <text:s text:c="4"/>:email, <text:s text:c="16"/><text:span text:style-name="T41">c</text:span>lass: 'form-control' %&gt;</text:p>
            <text:p text:style-name="P25"/>
            <text:p text:style-name="P25"><text:s text:c="2"/>&lt;%= f.label <text:s text:c="10"/>:password %&gt;</text:p>
            <text:p text:style-name="P25"><text:s text:c="2"/>&lt;%= f.password_field <text:s/>:password, <text:s text:c="13"/>class: 'form-control' %&gt;</text:p>
            <text:p text:style-name="P25"/>
            <text:p text:style-name="P25"><text:s text:c="2"/>&lt;%= f.label <text:s text:c="10"/>:password_confirmation %&gt;</text:p>
            <text:p text:style-name="P25"><text:s text:c="2"/>&lt;%= f.password_field <text:s/>:password_confirmation, class: 'form-control' %&gt;</text:p>
            <text:p text:style-name="P25"/>
            <text:p text:style-name="P46"><text:span text:style-name="T44"><text:s text:c="2"/></text:span><text:span text:style-name="T29">&lt;!-- in user.html.erb =&gt; &lt;%# </text:span><text:span text:style-name="T30">provide</text:span><text:span text:style-name="T29">(:button_text, 'Create my account') %&gt; --&gt;</text:span></text:p>
            <text:p text:style-name="P25"><text:s text:c="2"/>&lt;%= f.submit <text:span text:style-name="T6">yield</text:span>(:button_text), class: "btn btn-primary" %&gt;</text:p>
            <text:p text:style-name="P25">&lt;% end %&gt;</text:p>
          </table:table-cell>
        </table:table-row>
      </table:table>
      <text:h text:style-name="P105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5">&lt;li&gt;</text:p>
            <text:p text:style-name="P25"><text:s text:c="2"/>&lt;%= <text:span text:style-name="T6">gravatar_for</text:span> <text:span text:style-name="T6">user</text:span>, size: 50 %&gt;</text:p>
            <text:p text:style-name="P25"><text:s text:c="2"/>&lt;%= link_to <text:span text:style-name="T6">user.name</text:span>, <text:span text:style-name="T6">user</text:span> %&gt; &lt;!-- so admins don't have delete links --&gt;</text:p>
            <text:p text:style-name="P25"><text:s text:c="2"/>&lt;% if <text:span text:style-name="T6">current_user.admin?</text:span> &amp;&amp; !<text:span text:style-name="T6">current_user?(user)</text:span> %&gt;</text:p>
            <text:p text:style-name="P28"><text:s text:c="2"/>| &lt;%= link_to "delete", user, method: :delete,data: { confirm: "You sure?" } %&gt;</text:p>
            <text:p text:style-name="P25"><text:s text:c="2"/>&lt;% end %&gt;</text:p>
            <text:p text:style-name="P25">&lt;/li&gt;</text:p>
          </table:table-cell>
        </table:table-row>
      </table:table>
      <text:h text:style-name="P77" text:outline-level="2"><text:bookmark-start text:name="__RefHeading___Toc710_2238994884"/>sessions<text:bookmark-end text:name="__RefHeading___Toc710_2238994884"/></text:h>
      <text:h text:style-name="P106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9">&lt;% provide(:title, "Log in") %&gt;</text:p>
            <text:p text:style-name="P29">&lt;h1&gt;Log in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:session</text:span>, url: login_path) do |f| %&gt;</text:p>
            <text:p text:style-name="P29"><text:s text:c="6"/>&lt;%= f.label <text:span text:style-name="T42"><text:s text:c="11"/></text:span>:email %&gt;</text:p>
            <text:p text:style-name="P29"><text:s text:c="6"/>&lt;%= f.email_field <text:s text:c="4"/><text:span text:style-name="T42"><text:s/></text:span>:email, <text:s text:c="4"/><text:span text:style-name="T42"><text:s text:c="3"/></text:span>class: "form-control" %&gt;</text:p>
            <text:p text:style-name="P29"/>
            <text:p text:style-name="P29"><text:s text:c="6"/>&lt;%= f.label <text:span text:style-name="T42"><text:s text:c="11"/></text:span>:password %&gt;</text:p>
            <text:p text:style-name="P29"><text:s text:c="6"/>&lt;%= link_to <text:span text:style-name="T45"><text:s text:c="11"/></text:span>"(forgot password)"<text:span text:style-name="T45">, </text:span>new_password_reset_path %&gt;</text:p>
            <text:p text:style-name="P29"><text:s text:c="6"/>&lt;%= f.password_field <text:s text:c="2"/>:password, <text:s text:c="2"/><text:span text:style-name="T42"><text:s text:c="2"/></text:span>class: "form-control" %&gt;</text:p>
            <text:p text:style-name="P29"/>
            <text:p text:style-name="P29"><text:s text:c="6"/>&lt;%= f.label <text:span text:style-name="T42"><text:s text:c="11"/></text:span>:remember_me, <text:s/>class: "checkbox inline" do %&gt;</text:p>
            <text:p text:style-name="P29"><text:s text:c="6"/><text:span text:style-name="T42"><text:s text:c="2"/></text:span>&lt;%= f.check_box <text:s/><text:span text:style-name="T42"><text:s text:c="4"/></text:span>:remember_me %&gt;</text:p>
            <text:p text:style-name="P29"><text:s text:c="6"/><text:span text:style-name="T42"><text:s text:c="2"/></text:span>&lt;span&gt;Remember me in this computer&lt;/span&gt;</text:p>
            <text:p text:style-name="P29"><text:s text:c="4"/><text:span text:style-name="T42"><text:s text:c="2"/></text:span>&lt;% end %&gt;</text:p>
            <text:p text:style-name="P29"/>
            <text:p text:style-name="P29"><text:s text:c="6"/>&lt;%= f.submit <text:span text:style-name="T43"><text:s text:c="10"/></text:span>"Log in", <text:s text:c="2"/><text:span text:style-name="T42"><text:s text:c="3"/></text:span>class: "btn btn-primary" %&gt;</text:p>
            <text:p text:style-name="P29"><text:s text:c="4"/>&lt;% end %&gt;</text:p>
            <text:p text:style-name="P29"/>
            <text:p text:style-name="P29"><text:s text:c="4"/>&lt;p&gt;New user? &lt;%= link_to "Sign up now!",signup_path %&gt;&lt;/p&gt;</text:p>
            <text:p text:style-name="P29"><text:s text:c="2"/>&lt;/div&gt;</text:p>
            <text:p text:style-name="P29">&lt;/div&gt;</text:p>
          </table:table-cell>
        </table:table-row>
      </table:table>
      <text:h text:style-name="P77" text:outline-level="2"><text:bookmark-start text:name="__RefHeading___Toc714_2238994884"/><text:soft-page-break/>shared<text:bookmark-end text:name="__RefHeading___Toc714_2238994884"/></text:h>
      <text:h text:style-name="P106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9">&lt;% if <text:span text:style-name="T6">@user.errors.any? </text:span>%&gt;</text:p>
            <text:p text:style-name="P29"><text:s text:c="2"/>&lt;div id="error_explanation"&gt;</text:p>
            <text:p text:style-name="P29"><text:s text:c="4"/>&lt;div class="alert alert-danger"&gt;</text:p>
            <text:p text:style-name="P29"><text:s text:c="6"/>The form contains &lt;%= pluralize(<text:span text:style-name="T6">@user.errors.count</text:span>, "error") %&gt;.</text:p>
            <text:p text:style-name="P29"><text:s text:c="4"/>&lt;/div&gt;</text:p>
            <text:p text:style-name="P29"><text:s text:c="4"/>&lt;ul&gt;</text:p>
            <text:p text:style-name="P29"><text:s text:c="6"/>&lt;% <text:span text:style-name="T6">@user.errors.full_messages.each</text:span> do |msg| %&gt;</text:p>
            <text:p text:style-name="P29"><text:s text:c="8"/>&lt;li&gt;&lt;%= msg %&gt;&lt;/li&gt;</text:p>
            <text:p text:style-name="P29"><text:s text:c="6"/>&lt;% end %&gt;</text:p>
            <text:p text:style-name="P29"><text:s text:c="4"/>&lt;/ul&gt;</text:p>
            <text:p text:style-name="P29"><text:s text:c="2"/>&lt;/div&gt;</text:p>
            <text:p text:style-name="P29">&lt;% end %&gt;</text:p>
          </table:table-cell>
        </table:table-row>
      </table:table>
      <text:h text:style-name="P77" text:outline-level="2"><text:bookmark-start text:name="__RefHeading___Toc718_2238994884"/>password_resets<text:bookmark-end text:name="__RefHeading___Toc718_2238994884"/></text:h>
      <text:h text:style-name="P106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9">&lt;% provide(:title, "Forgot password") %&gt;</text:p>
            <text:p text:style-name="P29">&lt;h1&gt;Forgot password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:password_reset</text:span>, url: password_resets_path) do |f| %&gt;</text:p>
            <text:p text:style-name="P29"><text:s text:c="6"/>&lt;%= f.label <text:span text:style-name="T43"><text:s text:c="6"/></text:span>:email %&gt;</text:p>
            <text:p text:style-name="P29"><text:s text:c="6"/>&lt;%= f.email_field :email, <text:span text:style-name="T43"><text:s text:c="2"/></text:span>class: 'form-control' %&gt;</text:p>
            <text:p text:style-name="P29"><text:s text:c="6"/>&lt;%= f.submit <text:span text:style-name="T43"><text:s text:c="5"/></text:span>"Submit", class: "btn btn-primary" %&gt;</text:p>
            <text:p text:style-name="P29"><text:s text:c="4"/>&lt;% end %&gt;</text:p>
            <text:p text:style-name="P29"><text:s text:c="2"/>&lt;/div&gt;</text:p>
            <text:p text:style-name="P29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9">&lt;% provide(:title, "Reset password") %&gt;</text:p>
            <text:p text:style-name="P29">&lt;h1&gt;Reset password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@user</text:span>, url: password_reset_path(params[:id])) do |f| %&gt;</text:p>
            <text:p text:style-name="P29"><text:s text:c="6"/>&lt;%= render 'shared/error_messages' %&gt;</text:p>
            <text:p text:style-name="P29"><text:s text:c="6"/>&lt;%= hidden_field_tag :email, <text:span text:style-name="T6">@user.email</text:span> %&gt;</text:p>
            <text:p text:style-name="P29"/>
            <text:p text:style-name="P29"><text:s text:c="6"/>&lt;%= f.label <text:span text:style-name="T46"><text:s text:c="9"/></text:span>:password %&gt;</text:p>
            <text:p text:style-name="P29"><text:s text:c="6"/>&lt;%= f.password_field :password, <text:span text:style-name="T46"><text:s text:c="13"/></text:span>class: 'form-control' %&gt;</text:p>
            <text:p text:style-name="P29"/>
            <text:p text:style-name="P29"><text:s text:c="6"/>&lt;%= f.label <text:span text:style-name="T46"><text:s text:c="9"/></text:span>:password_confirmation, "Confirmation" %&gt;</text:p>
            <text:p text:style-name="P29"><text:s text:c="6"/>&lt;%= f.password_field :password_confirmation, class: 'form-control' %&gt;</text:p>
            <text:p text:style-name="P29"/>
            <text:p text:style-name="P29"><text:s text:c="6"/>&lt;%= f.submit <text:span text:style-name="T46"><text:s text:c="8"/></text:span>"Update password", <text:span text:style-name="T46"><text:s text:c="5"/></text:span>class: "btn btn-primary" %&gt;</text:p>
            <text:p text:style-name="P29"><text:s text:c="4"/>&lt;% end %&gt;</text:p>
            <text:p text:style-name="P29"><text:s text:c="2"/>&lt;/div&gt;</text:p>
            <text:p text:style-name="P29">&lt;/div&gt;</text:p>
          </table:table-cell>
        </table:table-row>
      </table:table>
      <text:h text:style-name="P78" text:outline-level="2"/>
      <text:h text:style-name="P84" text:outline-level="2"><text:bookmark-start text:name="__RefHeading___Toc732_2238994884"/>user_mailer<text:bookmark-end text:name="__RefHeading___Toc732_2238994884"/></text:h>
      <text:h text:style-name="P106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9">&lt;h1&gt;Sample App activation&lt;/h1&gt;</text:p>
            <text:p text:style-name="P29"/>
            <text:p text:style-name="P29">&lt;p&gt;Hi &lt;%= <text:span text:style-name="T6">@user.name</text:span> %&gt;,&lt;/p&gt;</text:p>
            <text:p text:style-name="P29"/>
            <text:p text:style-name="P29">&lt;p&gt;<text:span text:style-name="T14">Welcome to the Sample App! Click on the link below to activate your account:</text:span>&lt;/p&gt;</text:p>
            <text:p text:style-name="P29"/>
            <text:p text:style-name="P29">&lt;%= link_to "Activate", edit_account_activation_url(<text:span text:style-name="T6">@user.activation_token</text:span>,</text:p>
            <text:p text:style-name="P30"><text:s text:c="52"/>email: <text:span text:style-name="T6">@user.email</text:span>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29">Hi &lt;%= <text:span text:style-name="T6">@user.name</text:span> %&gt;,</text:p>
            <text:p text:style-name="P29"/>
            <text:p text:style-name="P29">Welcome to the Sample App! Click on the link below to activate your account:</text:p>
            <text:p text:style-name="P29"/>
            <text:p text:style-name="P29">&lt;%= edit_account_activation_url(<text:span text:style-name="T6">@user.activation_token</text:span>, email: <text:span text:style-name="T6">@user.email</text:span>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29">&lt;h1&gt;Password reset&lt;/h1&gt;</text:p>
            <text:p text:style-name="P29"/>
            <text:p text:style-name="P29">&lt;p&gt;To reset your password click the link below:&lt;/p&gt;</text:p>
            <text:p text:style-name="P29"/>
            <text:p text:style-name="P29">&lt;%= link_to "Reset password", edit_password_reset_url(<text:span text:style-name="T6">@user.reset_token</text:span>, </text:p>
            <text:p text:style-name="P29"><text:s text:c="54"/>email: <text:span text:style-name="T6">@user.email</text:span>) %&gt;</text:p>
            <text:p text:style-name="P29">&lt;p&gt;This link will expire in two hours.&lt;/p&gt;</text:p>
            <text:p text:style-name="P29"/>
            <text:p text:style-name="P29">&lt;p&gt;</text:p>
            <text:p text:style-name="P29"><text:s text:c="2"/><text:span text:style-name="T47">If you did not request your password to be reset, please ignore this email</text:span></text:p>
            <text:p text:style-name="P47"><text:s text:c="2"/>and your password will stay as it is.</text:p>
            <text:p text:style-name="P29">&lt;/p&gt; <text:s text:c="25"/></text:p>
          </table:table-cell>
        </table:table-row>
      </table:table>
      <text:h text:style-name="P106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9">To reset your password click the link below:</text:p>
            <text:p text:style-name="P29"/>
            <text:p text:style-name="P29">&lt;%= edit_password_reset_url(<text:span text:style-name="T6">@user.reset_token</text:span>, email: <text:span text:style-name="T6">@user.email</text:span>) %&gt;</text:p>
            <text:p text:style-name="P29"/>
            <text:p text:style-name="P29">The link will expire in two hours.</text:p>
            <text:p text:style-name="P29"/>
            <text:p text:style-name="P47">If you did not request your password to be reset, please ignore this email</text:p>
            <text:p text:style-name="P47">and your password will stay as it is</text:p>
          </table:table-cell>
        </table:table-row>
      </table:table>
      <text:p text:style-name="P55"/>
      <text:h text:style-name="P96" text:outline-level="1"><text:bookmark-start text:name="__RefHeading___Toc772_2238994884"/>db<text:bookmark-end text:name="__RefHeading___Toc772_2238994884"/></text:h>
      <text:h text:style-name="P107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1">ActiveRecord::Schema.define(version: 20170705083539) do</text:p>
            <text:p text:style-name="P31"/>
            <text:p text:style-name="P31"><text:s text:c="2"/>create_table "users", force: :cascade do |t|</text:p>
            <text:p text:style-name="P31"><text:s text:c="4"/>t.string <text:s text:c="2"/>"name"</text:p>
            <text:p text:style-name="P31"><text:s text:c="4"/>t.string <text:s text:c="2"/>"email"<text:span text:style-name="T48"> </text:span></text:p>
            <text:p text:style-name="P31"><text:s text:c="4"/>t.datetime "created_at", <text:s text:c="6"/><text:span text:style-name="T48"><text:s/></text:span>null: <text:span text:style-name="T48"><text:s text:c="3"/></text:span>false</text:p>
            <text:p text:style-name="P31"><text:s text:c="4"/>t.datetime "updated_at", <text:s text:c="7"/>null: <text:span text:style-name="T48"><text:s text:c="3"/></text:span>false</text:p>
            <text:p text:style-name="P31"><text:s text:c="4"/>t.string <text:s text:c="2"/>"password_digest"</text:p>
            <text:p text:style-name="P31"><text:s text:c="4"/>t.string <text:s text:c="2"/>"remember_digest"</text:p>
            <text:p text:style-name="P31"><text:s text:c="4"/>t.boolean <text:s/>"admin", <text:s text:c="12"/>default: false</text:p>
            <text:p text:style-name="P31"><text:s text:c="4"/>t.string <text:s text:c="2"/>"activation_digest"</text:p>
            <text:p text:style-name="P31"><text:s text:c="4"/>t.boolean <text:s/>"activated", <text:s text:c="8"/>default: false</text:p>
            <text:p text:style-name="P31"><text:s text:c="4"/>t.datetime "activated_at"</text:p>
            <text:p text:style-name="P31"><text:s text:c="4"/>t.string <text:s text:c="2"/>"reset_digest"</text:p>
            <text:p text:style-name="P31"><text:s text:c="4"/>t.datetime "reset_sent_at"</text:p>
            <text:p text:style-name="P31"><text:s text:c="4"/>t.index ["email"], name: "index_users_on_email", unique: true</text:p>
            <text:p text:style-name="P31"><text:s text:c="2"/>end</text:p>
            <text:p text:style-name="P31">end</text:p>
          </table:table-cell>
        </table:table-row>
      </table:table>
      <text:h text:style-name="P108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2">User.create!( name: <text:s text:c="17"/>"Example User",</text:p>
            <text:p text:style-name="P32"><text:s text:c="14"/>email: <text:s text:c="16"/>"example@railstutorial.org",</text:p>
            <text:p text:style-name="P32"><text:s text:c="14"/>password: <text:s text:c="13"/>"foobar",</text:p>
            <text:p text:style-name="P32"><text:s text:c="14"/>password_confirmation: "foobar",</text:p>
            <text:p text:style-name="P32"><text:s text:c="14"/>admin: <text:s text:c="16"/>true,</text:p>
            <text:p text:style-name="P32"><text:s text:c="14"/>activated: <text:s text:c="12"/>true,</text:p>
            <text:p text:style-name="P32"><text:s text:c="14"/>activated_at: <text:s text:c="9"/>Time.zone.now)</text:p>
            <text:p text:style-name="P32"/>
            <text:p text:style-name="P32">99.times do |n|</text:p>
            <text:p text:style-name="P32"><text:s text:c="2"/>name <text:s text:c="4"/>= Faker::Name.name</text:p>
            <text:p text:style-name="P32"><text:s text:c="2"/>email <text:s text:c="3"/>= "example-#{n+1}@railstutorial.org"</text:p>
            <text:p text:style-name="P32"><text:s text:c="2"/>password = "password"</text:p>
            <text:p text:style-name="P32"><text:s text:c="2"/>User.create!(name: <text:s text:c="17"/>name,</text:p>
            <text:p text:style-name="P32"><text:s text:c="14"/>email: <text:s text:c="17"/>email,</text:p>
            <text:p text:style-name="P32"><text:s text:c="14"/>password: <text:s text:c="14"/>password,</text:p>
            <text:p text:style-name="P32"><text:s text:c="14"/>password_confirmation: <text:s/>password,</text:p>
            <text:p text:style-name="P32"><text:s text:c="14"/>activated: <text:s text:c="13"/>true,</text:p>
            <text:p text:style-name="P32"><text:s text:c="14"/>activated_at: <text:s text:c="10"/>Time.zone.now)</text:p>
            <text:p text:style-name="P32">end</text:p>
          </table:table-cell>
        </table:table-row>
      </table:table>
      <text:p text:style-name="P56"/>
      <text:h text:style-name="P92" text:outline-level="1"><text:bookmark-start text:name="__RefHeading___Toc786_2238994884"/>test<text:bookmark-end text:name="__RefHeading___Toc786_2238994884"/></text:h>
      <text:h text:style-name="P99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3">ENV['RAILS_ENV'] ||= 'test'</text:p>
            <text:p text:style-name="P33">require File.expand_path('../../config/environment', __FILE__)</text:p>
            <text:p text:style-name="P33">require '<text:span text:style-name="T6">rails/test_help</text:span>'</text:p>
            <text:p text:style-name="P33">require "<text:span text:style-name="T6">minitest/reporters</text:span>"</text:p>
            <text:p text:style-name="P33">Minitest::Reporters.use!</text:p>
            <text:p text:style-name="P33"/>
            <text:p text:style-name="P33">class ActiveSupport::TestCase</text:p>
            <text:p text:style-name="P33"><text:s text:c="2"/># Setup all fixtures in test/fixtures/*.yml for all tests in alphabetical order.</text:p>
            <text:p text:style-name="P33"><text:s text:c="2"/>fixtures :all</text:p>
            <text:p text:style-name="P33"><text:s text:c="2"/>include ApplicationHelper</text:p>
            <text:p text:style-name="P33"/>
            <text:p text:style-name="P33"><text:s text:c="2"/># returns true if the user is logged in</text:p>
            <text:p text:style-name="P33"><text:s text:c="2"/>def <text:span text:style-name="T6">is_logged_in?</text:span></text:p>
            <text:p text:style-name="P33"><text:s text:c="4"/>!session[:user_id].nil?</text:p>
            <text:p text:style-name="P33"><text:s text:c="2"/>end</text:p>
            <text:p text:style-name="P33"/>
            <text:p text:style-name="P33"><text:s text:c="2"/># logs in as a particular user</text:p>
            <text:p text:style-name="P33"><text:s text:c="2"/>def <text:span text:style-name="T6">log_in_as</text:span>(user)</text:p>
            <text:p text:style-name="P33"><text:s text:c="4"/>session[:user_id] = user.id</text:p>
            <text:p text:style-name="P33"><text:s text:c="2"/>end</text:p>
            <text:p text:style-name="P33">end</text:p>
            <text:p text:style-name="P33">class ActionDispatch::IntegrationTest</text:p>
            <text:p text:style-name="P48"><text:s/>#<text:span text:style-name="T4"> Because it’s located inside the ActionDispatch::IntegrationTest class, </text:span></text:p>
            <text:p text:style-name="P33"><text:s/><text:span text:style-name="T49"># </text:span>this is the version of log_in_as that will be called inside integration tests.</text:p>
            <text:p text:style-name="P33"/>
            <text:p text:style-name="P33"><text:s text:c="2"/># logs in as a particular user</text:p>
            <text:p text:style-name="P33"><text:s text:c="2"/>def <text:span text:style-name="T6">log_in_as</text:span>(user, password: 'password', remember_me: '1')</text:p>
            <text:p text:style-name="P33"><text:s text:c="4"/>post login_path, params: </text:p>
            <text:p text:style-name="P33"><text:s text:c="4"/>{ session: { email: user.email, password: password,remember_me: remember_me}}</text:p>
            <text:p text:style-name="P33"><text:s text:c="2"/>end</text:p>
            <text:p text:style-name="P33">end</text:p>
          </table:table-cell>
        </table:table-row>
      </table:table>
      <text:h text:style-name="P79" text:outline-level="2"><text:bookmark-start text:name="__RefHeading___Toc814_2238994884"/>fixtures<text:bookmark-end text:name="__RefHeading___Toc814_2238994884"/></text:h>
      <text:h text:style-name="P109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5">michael:</text:p>
            <text:p text:style-name="P35"><text:s text:c="2"/>name: <text:s text:c="12"/>Michael Example</text:p>
            <text:p text:style-name="P35"><text:s text:c="2"/>email: <text:s text:c="11"/>michael@example.com</text:p>
            <text:p text:style-name="P35"><text:s text:c="2"/>password_digest: <text:s/>&lt;%= User.digest('password') %&gt;</text:p>
            <text:p text:style-name="P35"><text:s text:c="2"/>admin: <text:s text:c="11"/>true</text:p>
            <text:p text:style-name="P35"><text:s text:c="2"/>activated: <text:s text:c="7"/>true</text:p>
            <text:p text:style-name="P35"><text:s text:c="2"/>activated_at: <text:s text:c="4"/>&lt;%= Time.zone.now %&gt;</text:p>
            <text:p text:style-name="P35"/>
            <text:p text:style-name="P35">&lt;% 30.times do |n| %&gt;</text:p>
            <text:p text:style-name="P35">user_&lt;%= n %&gt;:</text:p>
            <text:p text:style-name="P35"><text:s text:c="2"/>name: <text:s text:c="12"/>&lt;%= "User #{n}" %&gt;</text:p>
            <text:p text:style-name="P35"><text:s text:c="2"/>email: <text:s text:c="11"/>&lt;%= "user-#{n}@example.com" %&gt;</text:p>
            <text:p text:style-name="P35"><text:s text:c="2"/>password_digest: <text:s/>&lt;%= User.digest('password') %&gt;</text:p>
            <text:p text:style-name="P35"><text:s text:c="2"/>activated: <text:s text:c="7"/>true</text:p>
            <text:p text:style-name="P35"><text:s text:c="2"/>activated_at: <text:s text:c="4"/>&lt;%= Time.zone.now %&gt;</text:p>
            <text:p text:style-name="P35">&lt;% end %&gt; </text:p>
          </table:table-cell>
        </table:table-row>
      </table:table>
      <text:h text:style-name="P79" text:outline-level="2"><text:bookmark-start text:name="__RefHeading___Toc818_2238994884"/><text:soft-page-break/>helpers<text:bookmark-end text:name="__RefHeading___Toc818_2238994884"/></text:h>
      <text:h text:style-name="P109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5">require '<text:span text:style-name="T6">test_helper</text:span>'</text:p>
            <text:p text:style-name="P35"/>
            <text:p text:style-name="P35">class ApplicationHelperTest &lt; ActionView::TestCase</text:p>
            <text:p text:style-name="P35"><text:s text:c="2"/>test "<text:span text:style-name="T6">full title helper</text:span>" do</text:p>
            <text:p text:style-name="P35"><text:s text:c="4"/>assert_equal full_title, <text:s text:c="10"/>"Ruby on Rails Tutorial Sample App"</text:p>
            <text:p text:style-name="P35"><text:s text:c="4"/>assert_equal full_title("Help"), <text:s text:c="2"/>"Help | Ruby on Rails Tutorial Sample App"</text:p>
            <text:p text:style-name="P35"/>
            <text:p text:style-name="P35"><text:s text:c="2"/>end</text:p>
            <text:p text:style-name="P35">end</text:p>
          </table:table-cell>
        </table:table-row>
      </table:table>
      <text:h text:style-name="P109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5">require '<text:span text:style-name="T6">test_helper</text:span>'</text:p>
            <text:p text:style-name="P35"/>
            <text:p text:style-name="P35">class SessionsHelperTest &lt; ActionView::TestCase</text:p>
            <text:p text:style-name="P35"><text:s text:c="2"/>def <text:span text:style-name="T6">setup</text:span></text:p>
            <text:p text:style-name="P35"><text:s text:c="4"/>@user = users(:michael)</text:p>
            <text:p text:style-name="P35"><text:s text:c="4"/>remember(@user)</text:p>
            <text:p text:style-name="P35"><text:s text:c="2"/>end</text:p>
            <text:p text:style-name="P35"/>
            <text:p text:style-name="P35"><text:s text:c="2"/>test "<text:span text:style-name="T6">current_user returns right user when session is nil</text:span>" do</text:p>
            <text:p text:style-name="P35"><text:s text:c="4"/>assert_equal @user, current_user</text:p>
            <text:p text:style-name="P35"><text:s text:c="2"/>end</text:p>
            <text:p text:style-name="P35"/>
            <text:p text:style-name="P35"><text:s text:c="2"/>test "<text:span text:style-name="T6">current_user returns nil when remember digest is wrong</text:span>" do</text:p>
            <text:p text:style-name="P35"><text:s text:c="4"/>@user.update_attribute(:remember_digest, User.digest(User.new_token))</text:p>
            <text:p text:style-name="P35"><text:s text:c="4"/>assert_nil current_user</text:p>
            <text:p text:style-name="P35"><text:s text:c="2"/>end</text:p>
            <text:p text:style-name="P35">end <text:s text:c="3"/></text:p>
          </table:table-cell>
        </table:table-row>
      </table:table>
      <text:h text:style-name="P75" text:outline-level="2"/>
      <text:h text:style-name="P85" text:outline-level="2"><text:bookmark-start text:name="__RefHeading___Toc790_2238994884"/>controllers<text:bookmark-end text:name="__RefHeading___Toc790_2238994884"/></text:h>
      <text:h text:style-name="P99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3">require '<text:span text:style-name="T6">test_helper</text:span>'</text:p>
            <text:p text:style-name="P33"/>
            <text:p text:style-name="P33">class SessionsControllerTest &lt; ActionDispatch::IntegrationTest</text:p>
            <text:p text:style-name="P33"><text:s text:c="2"/>test "<text:span text:style-name="T6">should get new</text:span>" do</text:p>
            <text:p text:style-name="P33"><text:s text:c="4"/>get login_path</text:p>
            <text:p text:style-name="P33"><text:s text:c="4"/>assert_response :success</text:p>
            <text:p text:style-name="P33"><text:s text:c="2"/>end</text:p>
            <text:p text:style-name="P33">end</text:p>
          </table:table-cell>
        </table:table-row>
      </table:table>
      <text:h text:style-name="P99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3">require '<text:span text:style-name="T6">test_helper</text:span>'</text:p>
            <text:p text:style-name="P33"/>
            <text:p text:style-name="P33">class StaticPagesControllerTest &lt; ActionDispatch::IntegrationTest</text:p>
            <text:p text:style-name="P33"><text:s text:c="2"/>def <text:span text:style-name="T6">setup</text:span></text:p>
            <text:p text:style-name="P33"><text:s text:c="4"/>@base_title = "| Ruby on Rails Tutorial Sample App"</text:p>
            <text:p text:style-name="P33"><text:s text:c="2"/>end</text:p>
            <text:p text:style-name="P33"/>
            <text:p text:style-name="P33"><text:s text:c="2"/>test "<text:span text:style-name="T6">should get home</text:span>" do</text:p>
            <text:p text:style-name="P33"><text:s text:c="4"/>get root_path</text:p>
            <text:p text:style-name="P33"><text:s text:c="4"/>assert_response :success</text:p>
            <text:p text:style-name="P33"><text:s text:c="4"/>assert_select "title", @base_title[2..-1]</text:p>
            <text:p text:style-name="P33"><text:s text:c="2"/>end</text:p>
            <text:p text:style-name="P33"/>
            <text:p text:style-name="P33"><text:s text:c="2"/>test "<text:span text:style-name="T6">should get help</text:span>" do</text:p>
            <text:p text:style-name="P33"><text:s text:c="4"/>get help_path</text:p>
            <text:p text:style-name="P33"><text:s text:c="4"/>assert_response :success</text:p>
            <text:p text:style-name="P33"><text:s text:c="4"/>assert_select "title", "Help #{@base_title}"</text:p>
            <text:p text:style-name="P33"><text:s text:c="2"/>end</text:p>
            <text:p text:style-name="P33"/>
            <text:p text:style-name="P33"><text:s text:c="2"/>test "<text:span text:style-name="T6">should get abou</text:span>t" do</text:p>
            <text:p text:style-name="P33"><text:s text:c="4"/>get about_path</text:p>
            <text:p text:style-name="P33"><text:s text:c="4"/>assert_response :success</text:p>
            <text:p text:style-name="P33"><text:s text:c="4"/>assert_select "title", "About #{@base_title}"</text:p>
            <text:p text:style-name="P33"><text:s text:c="2"/>end</text:p>
            <text:p text:style-name="P33"/>
            <text:p text:style-name="P33"><text:s text:c="2"/>test "<text:span text:style-name="T6">should get contacts</text:span>" do</text:p>
            <text:p text:style-name="P33"><text:s text:c="4"/>get contact_path</text:p>
            <text:p text:style-name="P33"><text:s text:c="4"/>assert_response :success</text:p>
            <text:p text:style-name="P33"><text:s text:c="4"/>assert_select "title", "Contact #{@base_title}"</text:p>
            <text:p text:style-name="P33"><text:s text:c="2"/>end</text:p>
            <text:p text:style-name="P33"/>
            <text:p text:style-name="P33">end</text:p>
          </table:table-cell>
        </table:table-row>
      </table:table>
      <text:h text:style-name="P80" text:outline-level="2"/>
      <text:h text:style-name="P115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4">require '<text:span text:style-name="T6">test_helper</text:span>'</text:p>
            <text:p text:style-name="P34"/>
            <text:p text:style-name="P34">class UsersControllerTest &lt; ActionDispatch::IntegrationTest</text:p>
            <text:p text:style-name="P34"><text:s text:c="2"/>def <text:span text:style-name="T6">setup</text:span></text:p>
            <text:p text:style-name="P34"><text:s text:c="4"/>@user <text:s text:c="6"/>= users(:michael)</text:p>
            <text:p text:style-name="P34"><text:s text:c="4"/>@other_user = users(:archer)</text:p>
            <text:p text:style-name="P34"><text:s text:c="2"/>end</text:p>
            <text:p text:style-name="P34"/>
            <text:p text:style-name="P34"><text:s text:c="2"/>test "<text:span text:style-name="T6">should redirect index when not logged in</text:span>" do</text:p>
            <text:p text:style-name="P34"><text:s text:c="4"/>get users_path</text:p>
            <text:p text:style-name="P34"><text:s text:c="4"/>assert_redirected_to login_url</text:p>
            <text:p text:style-name="P34"><text:s text:c="2"/>end</text:p>
            <text:p text:style-name="P34"/>
            <text:p text:style-name="P34"><text:s text:c="2"/>test "<text:span text:style-name="T6">should get new</text:span>" do</text:p>
            <text:p text:style-name="P34"><text:s text:c="4"/>get signup_path</text:p>
            <text:p text:style-name="P34"><text:s text:c="4"/>assert_response :success</text:p>
            <text:p text:style-name="P34"><text:s text:c="2"/>end</text:p>
            <text:p text:style-name="P34"/>
            <text:p text:style-name="P34"><text:s text:c="2"/>test "<text:span text:style-name="T6">should not allow the admin attribute to be edited via THE WEB</text:span>" do</text:p>
            <text:p text:style-name="P34"><text:s text:c="4"/>log_in_as(@other_user)</text:p>
            <text:p text:style-name="P34"><text:s text:c="4"/>assert_not @other_user.admin?</text:p>
            <text:p text:style-name="P34"><text:s text:c="4"/>patch user_path(@other_user), params: {</text:p>
            <text:p text:style-name="P34"><text:s text:c="8"/>user: { password: <text:s text:c="14"/>"password",</text:p>
            <text:p text:style-name="P34"><text:s text:c="16"/>password_confirmation: <text:s/>"password",</text:p>
            <text:p text:style-name="P34"><text:s text:c="16"/>admin: <text:s text:c="17"/>true } }</text:p>
            <text:p text:style-name="P34"><text:s text:c="4"/>assert_not @other_user.reload.admin?</text:p>
            <text:p text:style-name="P34"><text:s text:c="2"/>end</text:p>
            <text:p text:style-name="P34"/>
            <text:p text:style-name="P34"><text:s text:c="2"/>test "<text:span text:style-name="T6">should redirect destroy when not logged in</text:span>" do</text:p>
            <text:p text:style-name="P34"><text:s text:c="4"/>assert_no_difference "User.count" do</text:p>
            <text:p text:style-name="P34"><text:s text:c="6"/>delete user_path(@user)</text:p>
            <text:p text:style-name="P34"><text:s text:c="4"/>end</text:p>
            <text:p text:style-name="P34"><text:s text:c="4"/>assert_redirected_to login_url</text:p>
            <text:p text:style-name="P34"><text:s text:c="2"/>end</text:p>
            <text:p text:style-name="P34"/>
            <text:p text:style-name="P34"><text:s text:c="2"/>test "<text:span text:style-name="T6">should redirect destroy when logged in as a non-admin</text:span>" do</text:p>
            <text:p text:style-name="P34"><text:s text:c="4"/>log_in_as(@other_user)</text:p>
            <text:p text:style-name="P34"><text:s text:c="4"/>assert_no_difference "User.count" do</text:p>
            <text:p text:style-name="P34"><text:s text:c="6"/>delete user_path(@user)</text:p>
            <text:p text:style-name="P34"><text:s text:c="4"/>end</text:p>
            <text:p text:style-name="P34"><text:s text:c="4"/>assert_redirected_to root_url</text:p>
            <text:p text:style-name="P34"><text:s text:c="2"/>end</text:p>
            <text:p text:style-name="P34">end</text:p>
          </table:table-cell>
        </table:table-row>
      </table:table>
      <text:h text:style-name="P89" text:outline-level="2"/>
      <text:h text:style-name="P86" text:outline-level="2"><text:bookmark-start text:name="__RefHeading___Toc856_2238994884"/>models<text:bookmark-end text:name="__RefHeading___Toc856_2238994884"/></text:h>
      <text:h text:style-name="P110" text:outline-level="3"><text:bookmark-start text:name="__RefHeading___Toc858_2238994884"/>user_test.rb<text:bookmark-end text:name="__RefHeading___Toc858_2238994884"/></text:h>
      <table:table table:name="Table57" table:style-name="Table57">
        <table:table-column table:style-name="Table57.A"/>
        <table:table-row>
          <table:table-cell table:style-name="Table57.A1" office:value-type="string">
            <text:p text:style-name="P39">require '<text:span text:style-name="T6">test_helper</text:span>'</text:p>
            <text:p text:style-name="P39"/>
            <text:p text:style-name="P39">class UserTest &lt; ActiveSupport::TestCase</text:p>
            <text:p text:style-name="P39"><text:s text:c="2"/>def <text:span text:style-name="T6">setup</text:span></text:p>
            <text:p text:style-name="P39"><text:s text:c="4"/>@user = User.new( <text:s text:c="6"/>name: "Example User", </text:p>
            <text:p text:style-name="P39"><text:s text:c="26"/>email: "user@example.com",</text:p>
            <text:p text:style-name="P39"><text:s text:c="26"/>password: "foobar",</text:p>
            <text:p text:style-name="P39"><text:s text:c="10"/>password_confirmation: "foobar" <text:s text:c="11"/>)</text:p>
            <text:p text:style-name="P39"><text:s text:c="2"/>end</text:p>
            <text:p text:style-name="P39"/>
            <text:p text:style-name="P39"><text:s text:c="2"/>test "<text:span text:style-name="T6">should be valid</text:span>" do</text:p>
            <text:p text:style-name="P39"><text:s text:c="4"/>assert @user.valid?</text:p>
            <text:p text:style-name="P39"><text:s text:c="2"/>end</text:p>
            <text:p text:style-name="P39"/>
            <text:p text:style-name="P39"><text:s text:c="2"/>test "<text:span text:style-name="T6">name should be present</text:span>" do</text:p>
            <text:p text:style-name="P39"><text:s text:c="4"/>@user.name = " <text:s text:c="4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name should not be too long</text:span>" do</text:p>
            <text:p text:style-name="P39"><text:s text:c="4"/>@user.name = "a" * 51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should be present</text:span>" do</text:p>
            <text:p text:style-name="P39"><text:s text:c="4"/>@user.email = " <text:s text:c="5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should not be too long</text:span>" do</text:p>
            <text:p text:style-name="P39"><text:s text:c="4"/>@user.email = "a" * 244 + "@example.com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validation should accept valid addresses</text:span>" do</text:p>
            <text:p text:style-name="P39"><text:s text:c="4"/>valid_addresses = [ <text:s/>"user@example.com", </text:p>
            <text:p text:style-name="P39"><text:s text:c="24"/><text:span text:style-name="T50"><text:s/></text:span>"USER@foo.COM",</text:p>
            <text:p text:style-name="P39"><text:s text:c="25"/>"A_US-ER@foo.bar.org", </text:p>
            <text:p text:style-name="P39"><text:s text:c="25"/>"first.last@foo.jp", </text:p>
            <text:p text:style-name="P39"><text:s text:c="25"/>"alice+bob@baz.cn",</text:p>
            <text:p text:style-name="P39"><text:s text:c="25"/>"marco99@example.com" ]</text:p>
            <text:p text:style-name="P39"><text:s text:c="4"/>valid_addresses.each do |valid_address|</text:p>
            <text:p text:style-name="P39"><text:s text:c="6"/>@user.email = valid_address</text:p>
            <text:p text:style-name="P39"><text:s text:c="6"/>assert @user.valid?, "#{valid_address.inspect} should be valid"</text:p>
            <text:p text:style-name="P39"><text:s text:c="4"/>end</text:p>
            <text:p text:style-name="P39"><text:s text:c="2"/>end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<text:soft-page-break/><text:s text:c="2"/>test "<text:span text:style-name="T6">email validation should REJECT invalid addresses</text:span>" do</text:p>
            <text:p text:style-name="P39"><text:s text:c="4"/>invalid_addresses = [ "user@example,com",</text:p>
            <text:p text:style-name="P39"><text:s text:c="26"/>"user_at_foo.org",</text:p>
            <text:p text:style-name="P39"><text:s text:c="26"/>"user.name@example.foo@bar_baz.com",</text:p>
            <text:p text:style-name="P39"><text:s text:c="26"/>"foo@bar+baz.com"]#, "foo@bar..com" ]</text:p>
            <text:p text:style-name="P39"><text:s text:c="4"/>invalid_addresses.each do |invalid_address|</text:p>
            <text:p text:style-name="P39"><text:s text:c="6"/>@user.email = invalid_address</text:p>
            <text:p text:style-name="P39"><text:s text:c="6"/>assert_not @user.valid?, "#{invalid_address.inspect} should be INVALID"</text:p>
            <text:p text:style-name="P39"><text:s text:c="4"/>end <text:s text:c="7"/></text:p>
            <text:p text:style-name="P39"><text:s text:c="2"/>end</text:p>
            <text:p text:style-name="P39"/>
            <text:p text:style-name="P39"><text:s text:c="2"/>test "<text:span text:style-name="T6">email addresses should be unique</text:span>" do</text:p>
            <text:p text:style-name="P39"><text:s text:c="4"/>duplicate_user = @user.dup</text:p>
            <text:p text:style-name="P39"><text:s text:c="4"/>duplicate_user.email = @user.email.upcase</text:p>
            <text:p text:style-name="P39"><text:s text:c="4"/>@user.save</text:p>
            <text:p text:style-name="P39"><text:s text:c="4"/>assert_not duplicate_user.valid?</text:p>
            <text:p text:style-name="P39"><text:s text:c="2"/>end</text:p>
            <text:p text:style-name="P39"/>
            <text:p text:style-name="P39"><text:s text:c="2"/>test "<text:span text:style-name="T6">email addresses should be saved as lower-case</text:span>" do</text:p>
            <text:p text:style-name="P39"><text:s text:c="4"/>mixed_case_email = "Foo@ExAMPle.CoM"</text:p>
            <text:p text:style-name="P39"><text:s text:c="4"/>@user.email = mixed_case_email</text:p>
            <text:p text:style-name="P39"><text:s text:c="4"/>@user.save</text:p>
            <text:p text:style-name="P39"><text:s text:c="4"/>assert_equal mixed_case_email.downcase, @user.reload.email</text:p>
            <text:p text:style-name="P39"><text:s text:c="2"/>end</text:p>
            <text:p text:style-name="P39"/>
            <text:p text:style-name="P39"><text:s text:c="2"/>test "<text:span text:style-name="T6">password should not be blank</text:span>" do</text:p>
            <text:p text:style-name="P39"><text:s text:c="4"/>@user.password = " <text:s text:c="3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password should have a minimum length</text:span>" do</text:p>
            <text:p text:style-name="P39"><text:s text:c="4"/>@user.password = "a" * 5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authenticated? should return false for a user with nil digest</text:span>" do</text:p>
            <text:p text:style-name="P39"><text:s text:c="4"/>assert_not @user.authenticated?(:remember, '')</text:p>
            <text:p text:style-name="P39"><text:s text:c="2"/>end</text:p>
            <text:p text:style-name="P39">end</text:p>
          </table:table-cell>
        </table:table-row>
      </table:table>
      <text:p text:style-name="P60"/>
      <text:h text:style-name="P87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6">require '<text:span text:style-name="T6">test_helper</text:span>'</text:p>
            <text:p text:style-name="P36"/>
            <text:p text:style-name="P36">class SiteLayoutTest &lt; ActionDispatch::IntegrationTest</text:p>
            <text:p text:style-name="P36"><text:s text:c="2"/>def <text:span text:style-name="T6">setup</text:span></text:p>
            <text:p text:style-name="P36"><text:s text:c="4"/>@user <text:s text:c="6"/>= users(:michael)</text:p>
            <text:p text:style-name="P36"><text:s text:c="4"/>@other_user = users(:archer)</text:p>
            <text:p text:style-name="P36"><text:s text:c="2"/>end</text:p>
            <text:p text:style-name="P36"/>
            <text:p text:style-name="P36"><text:s text:c="2"/>test "<text:span text:style-name="T6">layout links while NOT logged in</text:span>" do</text:p>
            <text:p text:style-name="P36"><text:s text:c="4"/>get root_path</text:p>
            <text:p text:style-name="P36"><text:s text:c="6"/>assert_template 'static_pages/home'</text:p>
            <text:p text:style-name="P36"><text:s text:c="6"/>assert_select "a[href=?]", root_path, <text:s text:c="8"/>count: 2</text:p>
            <text:p text:style-name="P36"><text:s text:c="6"/>assert_select "a[href=?]", help_path</text:p>
            <text:p text:style-name="P36"><text:s text:c="6"/>assert_select "a[href=?]", about_path</text:p>
            <text:p text:style-name="P36"><text:s text:c="6"/>assert_select "a[href=?]", contact_path</text:p>
            <text:p text:style-name="P36"><text:s text:c="4"/>get contact_path</text:p>
            <text:p text:style-name="P36"><text:s text:c="6"/>assert_template 'static_pages/contact'</text:p>
            <text:p text:style-name="P36"><text:s text:c="6"/>assert_select "title", full_title("Contact")</text:p>
            <text:p text:style-name="P36"><text:s text:c="4"/>get signup_path</text:p>
            <text:p text:style-name="P36"><text:s text:c="6"/>assert_template 'users/new'</text:p>
            <text:p text:style-name="P36"><text:s text:c="6"/>assert_select "title", full_title("Sign up")</text:p>
            <text:p text:style-name="P36"><text:s text:c="4"/>get help_path</text:p>
            <text:p text:style-name="P36"><text:s text:c="6"/>assert_template 'static_pages/help'</text:p>
            <text:p text:style-name="P36"><text:s text:c="4"/>get login_path</text:p>
            <text:p text:style-name="P36"><text:s text:c="6"/>assert_template 'sessions/new'</text:p>
            <text:p text:style-name="P36"><text:s text:c="4"/><text:span text:style-name="T14"># REDIRECTS BECAUSE NOT LOGGED IN</text:span></text:p>
            <text:p text:style-name="P36"><text:s text:c="6"/>assert_select "a[href=?]", logout_path, <text:s text:c="6"/>count: 0</text:p>
            <text:p text:style-name="P36"><text:s text:c="4"/>get users_path</text:p>
            <text:p text:style-name="P36"><text:s text:c="6"/>assert_redirected_to login_path</text:p>
            <text:p text:style-name="P36"><text:s text:c="4"/>get edit_user_path(@user)</text:p>
            <text:p text:style-name="P36"><text:s text:c="6"/>assert_select "a[href=?]", user_path(@user), <text:s text:c="2"/>count: 0</text:p>
            <text:p text:style-name="P36"><text:s text:c="6"/>assert_redirected_to login_path</text:p>
            <text:p text:style-name="P36"><text:s text:c="2"/>end <text:s/></text:p>
            <text:p text:style-name="P36"/>
            <text:p text:style-name="P36"><text:s text:c="2"/>test "<text:span text:style-name="T6">layout links while logged in</text:span>" do</text:p>
            <text:p text:style-name="P36"><text:s text:c="4"/>log_in_as(@user)</text:p>
            <text:p text:style-name="P36"><text:s text:c="4"/>get root_path</text:p>
            <text:p text:style-name="P36"><text:s text:c="6"/>assert_template 'static_pages/home'</text:p>
            <text:p text:style-name="P36"><text:s text:c="6"/>assert_select "a[href=?]", root_path, <text:s text:c="8"/>count: 2</text:p>
            <text:p text:style-name="P36"><text:s text:c="6"/>assert_select "a[href=?]", help_path</text:p>
            <text:p text:style-name="P36"><text:s text:c="6"/>assert_select "a[href=?]", about_path</text:p>
            <text:p text:style-name="P36"><text:s text:c="6"/>assert_select "a[href=?]", contact_path</text:p>
            <text:p text:style-name="P36"><text:s text:c="4"/>get contact_path</text:p>
            <text:p text:style-name="P36"><text:s text:c="6"/>assert_template 'static_pages/contact'</text:p>
            <text:p text:style-name="P36"><text:s text:c="6"/>assert_select "title", full_title("Contact")</text:p>
            <text:p text:style-name="P36"><text:s text:c="4"/>get signup_path</text:p>
            <text:p text:style-name="P36"><text:s text:c="6"/>assert_template 'users/new'</text:p>
            <text:p text:style-name="P36"><text:s text:c="6"/>assert_select "title", full_title("Sign up")</text:p>
            <text:p text:style-name="P36"><text:s text:c="4"/>get help_path</text:p>
            <text:p text:style-name="P36"><text:s text:c="6"/>assert_template 'static_pages/help'</text:p>
            <text:p text:style-name="P36"><text:s text:c="4"/>get login_path</text:p>
            <text:p text:style-name="P36"><text:s text:c="6"/>assert_template 'sessions/new'</text:p>
            <text:p text:style-name="P36"/>
            <text:p text:style-name="P36"><text:soft-page-break/><text:s text:c="4"/><text:span text:style-name="T14"># LOGGED IN SPECIFIC URLS</text:span></text:p>
            <text:p text:style-name="P36"><text:s text:c="6"/>assert_select "a[href=?]", logout_path</text:p>
            <text:p text:style-name="P36"><text:s text:c="4"/>get users_path</text:p>
            <text:p text:style-name="P36"><text:s text:c="6"/>assert_template 'users/index'</text:p>
            <text:p text:style-name="P36"><text:s text:c="4"/>get edit_user_path(@user)</text:p>
            <text:p text:style-name="P36"><text:s text:c="6"/>assert_select "a[href=?]", user_path(@user)</text:p>
            <text:p text:style-name="P36"><text:s text:c="4"/>end</text:p>
            <text:p text:style-name="P36">end</text:p>
          </table:table-cell>
        </table:table-row>
      </table:table>
      <text:h text:style-name="P111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6">require '<text:span text:style-name="T6">test_helper</text:span>'</text:p>
            <text:p text:style-name="P36"/>
            <text:p text:style-name="P36">class UsersIndexTest &lt; ActionDispatch::IntegrationTest</text:p>
            <text:p text:style-name="P36"><text:s text:c="2"/>def <text:span text:style-name="T6">setup</text:span></text:p>
            <text:p text:style-name="P36"><text:s text:c="4"/>@admin <text:s text:c="4"/>= users(:michael)</text:p>
            <text:p text:style-name="P36"><text:s text:c="4"/>@non_admin = users(:archer)</text:p>
            <text:p text:style-name="P36"><text:s text:c="2"/>end</text:p>
            <text:p text:style-name="P36"/>
            <text:p text:style-name="P36"><text:s text:c="2"/>test "<text:span text:style-name="T6">index as admin including pagination and delete links</text:span>" do</text:p>
            <text:p text:style-name="P36"><text:s text:c="4"/>log_in_as(@admin)</text:p>
            <text:p text:style-name="P36"><text:s text:c="4"/>get users_path</text:p>
            <text:p text:style-name="P36"><text:s text:c="4"/>assert_template <text:s text:c="2"/>'users/index'</text:p>
            <text:p text:style-name="P36"><text:s text:c="4"/>assert_select <text:s text:c="4"/>'div.pagination', count: 2</text:p>
            <text:p text:style-name="P36"><text:s text:c="4"/>first_page_of_users = User.paginate(page: 1)</text:p>
            <text:p text:style-name="P36"><text:s text:c="4"/>first_page_of_users.each do |user|</text:p>
            <text:p text:style-name="P36"><text:s text:c="6"/>assert_select 'a[href=?]', <text:s text:c="2"/>user_path(user), text: user.name</text:p>
            <text:p text:style-name="P36"><text:s text:c="6"/>unless user == @admin</text:p>
            <text:p text:style-name="P36"><text:s text:c="8"/>assert_select 'a[href=?]', user_path(user), text: 'delete'</text:p>
            <text:p text:style-name="P36"><text:s text:c="6"/>end</text:p>
            <text:p text:style-name="P36"><text:s text:c="4"/>end</text:p>
            <text:p text:style-name="P36"><text:s text:c="4"/>assert_difference 'User.count', -1 do</text:p>
            <text:p text:style-name="P36"><text:s text:c="6"/>delete user_path(@non_admin)</text:p>
            <text:p text:style-name="P36"><text:s text:c="4"/>end</text:p>
            <text:p text:style-name="P36"><text:s text:c="2"/>end</text:p>
            <text:p text:style-name="P36"/>
            <text:p text:style-name="P36"><text:s text:c="2"/>test "<text:span text:style-name="T6">index ad non-admin</text:span>" do</text:p>
            <text:p text:style-name="P36"><text:s text:c="4"/>log_in_as(@non_admin)</text:p>
            <text:p text:style-name="P36"><text:s text:c="4"/>get users_path</text:p>
            <text:p text:style-name="P36"><text:s text:c="4"/>assert_select 'a', text: 'delete', count: 0</text:p>
            <text:p text:style-name="P36"><text:s text:c="2"/>end</text:p>
            <text:p text:style-name="P36">end</text:p>
          </table:table-cell>
        </table:table-row>
      </table:table>
      <text:p text:style-name="P59"/>
      <text:h text:style-name="P112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6">require '<text:span text:style-name="T6">test_helper</text:span>'</text:p>
            <text:p text:style-name="P36"/>
            <text:p text:style-name="P36">class UsersEditTest &lt; ActionDispatch::IntegrationTest</text:p>
            <text:p text:style-name="P36"><text:s text:c="2"/>def <text:span text:style-name="T6">setup</text:span></text:p>
            <text:p text:style-name="P36"><text:s text:c="4"/>@user <text:s text:c="6"/>= users(:michael)</text:p>
            <text:p text:style-name="P36"><text:s text:c="4"/>@other_user = users(:archer)</text:p>
            <text:p text:style-name="P36"><text:s text:c="2"/>end</text:p>
            <text:p text:style-name="P36"/>
            <text:p text:style-name="P36"><text:s text:c="2"/>test "<text:span text:style-name="T6">unsuccessful edit</text:span>" do</text:p>
            <text:p text:style-name="P36"><text:s text:c="4"/>log_in_as(@user)</text:p>
            <text:p text:style-name="P36"><text:s text:c="4"/>get edit_user_path(@user)</text:p>
            <text:p text:style-name="P36"><text:s text:c="4"/>assert_template 'users/edit'</text:p>
            <text:p text:style-name="P36"><text:s text:c="4"/>name <text:s/>= ""</text:p>
            <text:p text:style-name="P36"><text:s text:c="4"/>email = ""</text:p>
            <text:p text:style-name="P36"><text:s text:c="4"/>patch user_path(@user), params:</text:p>
            <text:p text:style-name="P36"><text:s text:c="6"/>{user: { <text:s/>name: <text:s/>name, </text:p>
            <text:p text:style-name="P36"><text:s text:c="15"/>email: email, </text:p>
            <text:p text:style-name="P36"><text:s text:c="12"/>password: "foobar", </text:p>
            <text:p text:style-name="P36"><text:s text:c="12"/>password_confirmation: "foobar" } }</text:p>
            <text:p text:style-name="P36"><text:s text:c="4"/>assert_template 'users/edit'</text:p>
            <text:p text:style-name="P36"><text:s text:c="4"/>assert_select "div.alert", "The form contains 3 errors."</text:p>
            <text:p text:style-name="P36"><text:s text:c="4"/>assert_not_equal name, <text:s/>@user.name</text:p>
            <text:p text:style-name="P36"><text:s text:c="4"/>assert_not_equal email, @user.email</text:p>
            <text:p text:style-name="P36"/>
            <text:p text:style-name="P36"><text:s text:c="2"/>end</text:p>
            <text:p text:style-name="P36"/>
            <text:p text:style-name="P36"><text:s text:c="2"/>test "<text:span text:style-name="T6">successful edit with friendly forwarding</text:span>" do</text:p>
            <text:p text:style-name="P36"><text:s text:c="4"/>get edit_user_path(@user)</text:p>
            <text:p text:style-name="P36"><text:s text:c="4"/>log_in_as(@user)</text:p>
            <text:p text:style-name="P36"><text:s text:c="4"/>assert_redirected_to edit_user_url(@user)</text:p>
            <text:p text:style-name="P36"><text:s text:c="4"/>name <text:s/>= "Foo Bar"</text:p>
            <text:p text:style-name="P36"><text:s text:c="4"/>email = "foo@bar.baz"</text:p>
            <text:p text:style-name="P36"><text:s text:c="4"/>patch user_path(@user), params: </text:p>
            <text:p text:style-name="P36"><text:s text:c="6"/>{user: { <text:s/>name: <text:s/>name, </text:p>
            <text:p text:style-name="P36"><text:s text:c="15"/>email: email, </text:p>
            <text:p text:style-name="P36"><text:s text:c="12"/>password: "foobar", </text:p>
            <text:p text:style-name="P36"><text:s text:c="12"/>password_confirmation: "foobar" } }</text:p>
            <text:p text:style-name="P36"><text:s text:c="4"/>assert_not flash.empty?</text:p>
            <text:p text:style-name="P36"><text:s text:c="4"/>assert_redirected_to @user</text:p>
            <text:p text:style-name="P36"><text:s text:c="4"/>@user.reload</text:p>
            <text:p text:style-name="P36"><text:s text:c="4"/>assert_equal name, <text:s text:c="2"/>@user.name</text:p>
            <text:p text:style-name="P36"><text:s text:c="4"/>assert_equal email, @user.email</text:p>
            <text:p text:style-name="P36"><text:s text:c="2"/>end</text:p>
            <text:p text:style-name="P36"/>
            <text:p text:style-name="P36"><text:s text:c="2"/>test "<text:span text:style-name="T6">should redirect edit when not logged in</text:span>" do</text:p>
            <text:p text:style-name="P36"><text:s text:c="4"/>get edit_user_path(@user)</text:p>
            <text:p text:style-name="P36"><text:s text:c="4"/>assert_not flash.empty?</text:p>
            <text:p text:style-name="P36"><text:s text:c="4"/>assert_redirected_to login_url</text:p>
            <text:p text:style-name="P36"><text:s text:c="2"/>end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<text:s text:c="2"/>test "<text:span text:style-name="T6">should redirect update when not logged in</text:span>" do</text:p>
            <text:p text:style-name="P36"><text:s text:c="4"/>patch user_path(@user), params: </text:p>
            <text:p text:style-name="P36"><text:s text:c="4"/>{user: { name: @user.name, email: @user.email } }</text:p>
            <text:p text:style-name="P36"><text:s text:c="4"/>assert_not flash.empty?</text:p>
            <text:p text:style-name="P36"><text:s text:c="4"/>assert_redirected_to login_url</text:p>
            <text:p text:style-name="P36"><text:s text:c="2"/>end</text:p>
            <text:p text:style-name="P36"/>
            <text:p text:style-name="P36"><text:s text:c="2"/>test "<text:span text:style-name="T6">should redirect edit when logged in as WRONG user</text:span>" do</text:p>
            <text:p text:style-name="P36"><text:s text:c="4"/>log_in_as(@other_user)</text:p>
            <text:p text:style-name="P36"><text:s text:c="4"/>get edit_user_path(@user)</text:p>
            <text:p text:style-name="P36"><text:s text:c="4"/># assert flash.empty?</text:p>
            <text:p text:style-name="P36"><text:s text:c="4"/>assert_redirected_to root_url</text:p>
            <text:p text:style-name="P36"><text:s text:c="2"/>end</text:p>
            <text:p text:style-name="P36"/>
            <text:p text:style-name="P36"><text:s text:c="2"/>test "<text:span text:style-name="T6">should redirect update when logged in as WRONG user</text:span>" do</text:p>
            <text:p text:style-name="P36"><text:s text:c="4"/>log_in_as(@other_user)</text:p>
            <text:p text:style-name="P36"><text:s text:c="4"/>patch user_path(@user), params:</text:p>
            <text:p text:style-name="P36"><text:s text:c="4"/>{user: { name: @user.name, email: @user.email } }</text:p>
            <text:p text:style-name="P36"><text:s text:c="4"/># assert flash.empty?</text:p>
            <text:p text:style-name="P36"><text:s text:c="4"/>assert_redirected_to root_url</text:p>
            <text:p text:style-name="P36"><text:s text:c="2"/>end</text:p>
            <text:p text:style-name="P36">end</text:p>
          </table:table-cell>
        </table:table-row>
      </table:table>
      <text:h text:style-name="P111" text:outline-level="3"><text:bookmark-start text:name="__RefHeading___Toc832_2238994884"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6">require '<text:span text:style-name="T6">test_helper</text:span>'</text:p>
            <text:p text:style-name="P36"/>
            <text:p text:style-name="P36">class UsersSignupTest &lt; ActionDispatch::IntegrationTest</text:p>
            <text:p text:style-name="P36"/>
            <text:p text:style-name="P36"><text:s text:c="2"/>def <text:span text:style-name="T6">setup</text:span></text:p>
            <text:p text:style-name="P36"><text:s text:c="4"/><text:span text:style-name="T14"># because the DELIVERIES array is global, it has to be reset for the test to work</text:span></text:p>
            <text:p text:style-name="P36"><text:s text:c="4"/>ActionMailer::Base.deliveries.clear</text:p>
            <text:p text:style-name="P36"><text:s text:c="2"/>end</text:p>
            <text:p text:style-name="P36"><text:s text:c="2"/></text:p>
            <text:p text:style-name="P36"><text:s text:c="2"/>test "<text:span text:style-name="T6">invalid signup information</text:span>" do</text:p>
            <text:p text:style-name="P36"><text:s text:c="4"/>get signup_path</text:p>
            <text:p text:style-name="P36"><text:s text:c="4"/>assert_no_difference 'User.count' do</text:p>
            <text:p text:style-name="P36"><text:s text:c="6"/>post signup_path, params: </text:p>
            <text:p text:style-name="P36"><text:s text:c="8"/>{ user: { name: <text:s text:c="18"/>"",</text:p>
            <text:p text:style-name="P36"><text:s text:c="18"/>email: <text:s text:c="18"/>"user@invalid",</text:p>
            <text:p text:style-name="P36"><text:s text:c="18"/>password: <text:s text:c="15"/>"foo",</text:p>
            <text:p text:style-name="P36"><text:s text:c="18"/>password_confirmation: <text:s text:c="2"/>"bar" } }</text:p>
            <text:p text:style-name="P36"><text:s text:c="4"/>end</text:p>
            <text:p text:style-name="P36"><text:s text:c="4"/>assert_template 'users/new'</text:p>
            <text:p text:style-name="P36"><text:s text:c="4"/># assert_select 'form[action="/signup"]'</text:p>
            <text:p text:style-name="P36"><text:s text:c="4"/>assert_select 'div#error_explanation'</text:p>
            <text:p text:style-name="P36"><text:s text:c="4"/>assert_select 'div.field_with_errors'</text:p>
            <text:p text:style-name="P36"><text:s text:c="2"/>end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<text:s text:c="2"/>test "<text:span text:style-name="T6">valid signup information with account activation</text:span>" do</text:p>
            <text:p text:style-name="P36"><text:s text:c="4"/>get signup_path</text:p>
            <text:p text:style-name="P36"><text:s text:c="4"/>assert_difference "User.count", 1 do</text:p>
            <text:p text:style-name="P36"><text:s text:c="6"/>post users_path, params: </text:p>
            <text:p text:style-name="P36"><text:s text:c="8"/>{ user: { name: <text:s text:c="18"/>"Example User",</text:p>
            <text:p text:style-name="P36"><text:s text:c="18"/>email: <text:s text:c="18"/>"user@example.com",</text:p>
            <text:p text:style-name="P36"><text:s text:c="18"/>password: <text:s text:c="14"/>"foobar",</text:p>
            <text:p text:style-name="P36"><text:s text:c="18"/>password_confirmation: <text:s text:c="2"/>"foobar" } }</text:p>
            <text:p text:style-name="P36"><text:s text:c="4"/>end</text:p>
            <text:p text:style-name="P36"><text:s text:c="4"/><text:span text:style-name="T51"><text:s text:c="2"/></text:span><text:span text:style-name="T14"># verifies that ONE message was delivered</text:span></text:p>
            <text:p text:style-name="P36"><text:s text:c="4"/>assert_equal 1, ActionMailer::Base.deliveries.size</text:p>
            <text:p text:style-name="P36"><text:s text:c="4"/><text:span text:style-name="T51"><text:s text:c="2"/></text:span><text:span text:style-name="T14"># #assigns grants access to instance variable in the corresponding action</text:span></text:p>
            <text:p text:style-name="P36"><text:s text:c="4"/>user = assigns(:user)</text:p>
            <text:p text:style-name="P36"><text:s text:c="4"/>assert_not user.activated?</text:p>
            <text:p text:style-name="P36"><text:s text:c="4"/><text:span text:style-name="T51"><text:s text:c="2"/></text:span><text:span text:style-name="T14"># try to log in before activation</text:span></text:p>
            <text:p text:style-name="P36"><text:s text:c="4"/>log_in_as(user)</text:p>
            <text:p text:style-name="P36"><text:s text:c="4"/>assert_not is_logged_in?</text:p>
            <text:p text:style-name="P36"><text:s text:c="4"/><text:span text:style-name="T51"><text:s text:c="2"/></text:span><text:span text:style-name="T14"># invalid activation token</text:span></text:p>
            <text:p text:style-name="P36"><text:s text:c="4"/>get edit_account_activation_path("invalid token", email: user.email)</text:p>
            <text:p text:style-name="P36"><text:s text:c="4"/>assert_not is_logged_in?</text:p>
            <text:p text:style-name="P36"><text:s text:c="4"/><text:span text:style-name="T51"><text:s text:c="2"/></text:span><text:span text:style-name="T14"># valid token, wrong email</text:span></text:p>
            <text:p text:style-name="P36"><text:s text:c="4"/>get edit_account_activation_path(user.activation_token, email: "wrong")</text:p>
            <text:p text:style-name="P36"><text:s text:c="4"/>assert_not is_logged_in?</text:p>
            <text:p text:style-name="P36"><text:s text:c="4"/><text:span text:style-name="T51"><text:s text:c="2"/></text:span><text:span text:style-name="T14"># valid activation token</text:span></text:p>
            <text:p text:style-name="P36"><text:s text:c="4"/>get edit_account_activation_path(user.activation_token, email: user.email)</text:p>
            <text:p text:style-name="P36"><text:s text:c="4"/>assert user.reload.activated?</text:p>
            <text:p text:style-name="P36"><text:s text:c="4"/>follow_redirect!</text:p>
            <text:p text:style-name="P36"><text:s text:c="4"/>assert_template 'users/show'</text:p>
            <text:p text:style-name="P36"><text:s text:c="4"/>assert_not flash.empty?</text:p>
            <text:p text:style-name="P36"><text:s text:c="4"/>assert is_logged_in?</text:p>
            <text:p text:style-name="P36"><text:s text:c="2"/>end</text:p>
            <text:p text:style-name="P36">end</text:p>
          </table:table-cell>
        </table:table-row>
      </table:table>
      <text:h text:style-name="P111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6">require '<text:span text:style-name="T6">test_helper</text:span>'</text:p>
            <text:p text:style-name="P36"/>
            <text:p text:style-name="P36">class UsersLoginTest &lt; ActionDispatch::IntegrationTest</text:p>
            <text:p text:style-name="P36"><text:s text:c="2"/>def <text:span text:style-name="T6">setup</text:span></text:p>
            <text:p text:style-name="P36"><text:s text:c="4"/>@user = users(:michael) <text:span text:style-name="T14"># from fixtures</text:span></text:p>
            <text:p text:style-name="P36"><text:s text:c="2"/>end</text:p>
            <text:p text:style-name="P36"/>
            <text:p text:style-name="P36"><text:s text:c="2"/>test "<text:span text:style-name="T6">flash message should disappear</text:span>" do</text:p>
            <text:p text:style-name="P36"><text:s text:c="4"/>get login_path</text:p>
            <text:p text:style-name="P36"><text:s text:c="4"/>assert_template 'sessions/new'</text:p>
            <text:p text:style-name="P36"><text:s text:c="4"/>post login_path, params: { session: {email: "", password: "" } }</text:p>
            <text:p text:style-name="P36"><text:s text:c="4"/>assert_template 'sessions/new'</text:p>
            <text:p text:style-name="P36"><text:s text:c="4"/>assert_not flash.empty?</text:p>
            <text:p text:style-name="P36"><text:s text:c="4"/>get root_path</text:p>
            <text:p text:style-name="P36"><text:s text:c="4"/>assert flash.empty?</text:p>
            <text:p text:style-name="P36"><text:s text:c="2"/>end <text:s/></text:p>
            <text:p text:style-name="P36"/>
            <text:p text:style-name="P36"/>
            <text:p text:style-name="P36"/>
            <text:p text:style-name="P36"/>
            <text:p text:style-name="P36"/>
            <text:p text:style-name="P36"><text:s text:c="2"/>test "<text:span text:style-name="T6">layout changes with log-in and then logout</text:span>" do</text:p>
            <text:p text:style-name="P36"><text:s text:c="4"/>get login_path</text:p>
            <text:p text:style-name="P36"><text:soft-page-break/><text:s text:c="4"/>assert_template 'sessions/new'</text:p>
            <text:p text:style-name="P36"><text:s text:c="4"/>assert_select "a[href=?]", login_path</text:p>
            <text:p text:style-name="P36"><text:s text:c="4"/>post login_path, params: { session: {email: @user.email, password:"password"}}</text:p>
            <text:p text:style-name="P36"><text:s text:c="4"/>assert is_logged_in?</text:p>
            <text:p text:style-name="P36"><text:s text:c="4"/>assert_redirected_to @user</text:p>
            <text:p text:style-name="P36"><text:s text:c="4"/>follow_redirect! </text:p>
            <text:p text:style-name="P36"><text:s text:c="4"/>assert_select "a[href=?]", login_path, <text:s text:c="8"/>count: 0</text:p>
            <text:p text:style-name="P36"><text:s text:c="4"/>assert_select "a[href=?]", logout_path</text:p>
            <text:p text:style-name="P36"><text:s text:c="4"/>assert_select "a[href=?]", user_path(@user) <text:s text:c="3"/></text:p>
            <text:p text:style-name="P36"><text:s text:c="4"/>delete logout_path</text:p>
            <text:p text:style-name="P36"><text:s text:c="4"/>assert_not is_logged_in?</text:p>
            <text:p text:style-name="P36"><text:s text:c="4"/>assert_redirected_to root_url</text:p>
            <text:p text:style-name="P36"><text:s text:c="4"/><text:span text:style-name="T52"><text:s text:c="2"/></text:span><text:span text:style-name="T14"># simulate a user clicking logout in a second window</text:span></text:p>
            <text:p text:style-name="P36"><text:s text:c="4"/>delete logout_path</text:p>
            <text:p text:style-name="P36"><text:s text:c="4"/>follow_redirect!</text:p>
            <text:p text:style-name="P36"><text:s text:c="4"/>assert_select "a[href=?]", login_path</text:p>
            <text:p text:style-name="P36"><text:s text:c="4"/>assert_select "a[href=?]", logout_path, <text:s text:c="6"/>count: 0</text:p>
            <text:p text:style-name="P36"><text:s text:c="4"/>assert_select "a[href=?]", user_path(@user), <text:s text:c="2"/>count: 0</text:p>
            <text:p text:style-name="P36"><text:s text:c="2"/>end</text:p>
            <text:p text:style-name="P36"/>
            <text:p text:style-name="P36"><text:s text:c="2"/>test "<text:span text:style-name="T6">login with remembering</text:span>" do</text:p>
            <text:p text:style-name="P36"><text:s text:c="4"/>log_in_as(@user, remember_me: '1')</text:p>
            <text:p text:style-name="P36"><text:s text:c="4"/># assert_equal cookies['remember_token'], assigns(:user).remember_token</text:p>
            <text:p text:style-name="P36"><text:s text:c="4"/><text:span text:style-name="T52"><text:s text:c="2"/></text:span><text:span text:style-name="T14"># this test users assigns, which is complicated and requires the @user var</text:span></text:p>
            <text:p text:style-name="P6"><text:s text:c="3"/><text:span text:style-name="T52"><text:s text:c="2"/></text:span><text:s/># instead of the normally used user. See more in listing 9.27 </text:p>
            <text:p text:style-name="P36"><text:s text:c="4"/>assert_not_empty cookies['remember_token']</text:p>
            <text:p text:style-name="P36"><text:s text:c="2"/>end</text:p>
            <text:p text:style-name="P36"/>
            <text:p text:style-name="P36"><text:s text:c="2"/>test "<text:span text:style-name="T6">login without remembering</text:span>" do</text:p>
            <text:p text:style-name="P36"><text:s text:c="4"/># log in to set the cookie</text:p>
            <text:p text:style-name="P36"><text:s text:c="4"/>log_in_as(@user, remember_me: '1')</text:p>
            <text:p text:style-name="P36"><text:s text:c="4"/># log in again and verify that the cookie is delete</text:p>
            <text:p text:style-name="P36"><text:s text:c="4"/>log_in_as(@user, remember_me: '0')</text:p>
            <text:p text:style-name="P36"><text:s text:c="4"/>assert_empty cookies['remember_token']</text:p>
            <text:p text:style-name="P36"><text:s text:c="2"/>end</text:p>
            <text:p text:style-name="P36">end</text:p>
          </table:table-cell>
        </table:table-row>
      </table:table>
      <text:p text:style-name="P58"/>
      <text:h text:style-name="P112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36">require '<text:span text:style-name="T6">test_helper</text:span>'</text:p>
            <text:p text:style-name="P36"/>
            <text:p text:style-name="P36">class PasswordResetsTest &lt; ActionDispatch::IntegrationTest</text:p>
            <text:p text:style-name="P36"><text:s text:c="2"/>def <text:span text:style-name="T6">setup</text:span></text:p>
            <text:p text:style-name="P36"><text:s text:c="4"/><text:span text:style-name="T14"># because the DELIVERIES array is global,</text:span> <text:span text:style-name="T14">it has to be resetted for the test to work</text:span></text:p>
            <text:p text:style-name="P36"><text:s text:c="4"/>ActionMailer::Base.deliveries.clear</text:p>
            <text:p text:style-name="P36"><text:s text:c="4"/>@user = users(:michael)</text:p>
            <text:p text:style-name="P36"><text:s text:c="2"/>end</text:p>
            <text:p text:style-name="P36"/>
            <text:p text:style-name="P36"><text:s text:c="2"/>test "<text:span text:style-name="T6">password resets</text:span>" do</text:p>
            <text:p text:style-name="P36"><text:s text:c="4"/>get new_password_reset_path</text:p>
            <text:p text:style-name="P36"><text:s text:c="4"/>assert_template 'password_resets/new'</text:p>
            <text:p text:style-name="P36"><text:s text:c="4"/><text:span text:style-name="T53"><text:s text:c="2"/></text:span><text:span text:style-name="T14"># Invalid email</text:span></text:p>
            <text:p text:style-name="P36"><text:s text:c="4"/>post password_resets_path, </text:p>
            <text:p text:style-name="P36"><text:s text:c="6"/>params: { password_reset: { email: "" } }</text:p>
            <text:p text:style-name="P36"><text:s text:c="4"/>assert_not flash.empty?</text:p>
            <text:p text:style-name="P36"><text:s text:c="4"/>assert_template 'password_resets/new'</text:p>
            <text:p text:style-name="P36"><text:s text:c="4"/><text:span text:style-name="T53"><text:s text:c="2"/></text:span><text:span text:style-name="T14"># Valid email</text:span></text:p>
            <text:p text:style-name="P36"><text:s text:c="4"/>post password_resets_path,</text:p>
            <text:p text:style-name="P36"><text:s text:c="6"/>params: { password_reset: { email: @user.email } }</text:p>
            <text:p text:style-name="P36"><text:s text:c="4"/>assert_not_equal @user.reset_digest, @user.reload.reset_digest</text:p>
            <text:p text:style-name="P36"><text:s text:c="4"/>assert_equal 1, ActionMailer::Base.deliveries.size</text:p>
            <text:p text:style-name="P36"><text:s text:c="4"/>assert_not flash.empty?</text:p>
            <text:p text:style-name="P36"><text:s text:c="4"/>assert_redirected_to root_url</text:p>
            <text:p text:style-name="P36"><text:s text:c="4"/><text:span text:style-name="T53"><text:s text:c="2"/></text:span><text:span text:style-name="T14"># Password reset form</text:span></text:p>
            <text:p text:style-name="P36"><text:s text:c="4"/>user = assigns(:user)</text:p>
            <text:p text:style-name="P36"><text:s text:c="4"/><text:span text:style-name="T53"><text:s text:c="2"/></text:span><text:span text:style-name="T14"># Wrong email</text:span></text:p>
            <text:p text:style-name="P36"><text:s text:c="4"/>get edit_password_reset_path(user.reset_token, <text:s text:c="2"/>email: "")</text:p>
            <text:p text:style-name="P36"><text:s text:c="4"/>assert_redirected_to root_url</text:p>
            <text:p text:style-name="P36"><text:s text:c="4"/><text:span text:style-name="T53"><text:s text:c="2"/></text:span><text:span text:style-name="T14"># Inactive user</text:span></text:p>
            <text:p text:style-name="P36"><text:s text:c="4"/>user.toggle!(:activated)</text:p>
            <text:p text:style-name="P36"><text:s text:c="4"/>get edit_password_reset_path(user.reset_token, <text:s text:c="2"/>email:user.email)</text:p>
            <text:p text:style-name="P36"><text:s text:c="4"/>assert_redirected_to root_url</text:p>
            <text:p text:style-name="P36"><text:s text:c="4"/>user.toggle!(:activated)</text:p>
            <text:p text:style-name="P36"><text:s text:c="4"/><text:span text:style-name="T53"><text:s text:c="2"/></text:span><text:span text:style-name="T14"># Right email, wrong token</text:span></text:p>
            <text:p text:style-name="P36"><text:s text:c="4"/>get edit_password_reset_path('wrong token', <text:s text:c="4"/>email: user.email)</text:p>
            <text:p text:style-name="P36"><text:s text:c="4"/>assert_redirected_to root_url</text:p>
            <text:p text:style-name="P36"><text:s text:c="4"/><text:span text:style-name="T53"><text:s text:c="2"/></text:span><text:span text:style-name="T14"># Right email, right token</text:span></text:p>
            <text:p text:style-name="P36"><text:s text:c="4"/>get edit_password_reset_path(user.reset_token, <text:s text:c="2"/>email: user.email)</text:p>
            <text:p text:style-name="P36"><text:s text:c="4"/>assert_template 'password_resets/edit'</text:p>
            <text:p text:style-name="P38"><text:s text:c="4"/>assert_select "input[name=email][type=hidden][value=?]", user.email<text:span text:style-name="T70"> </text:span><text:span text:style-name="T14"># INPUT tag</text:span></text:p>
            <text:p text:style-name="P36"><text:s text:c="3"/><text:span text:style-name="T53"><text:s text:c="2"/></text:span><text:s/><text:span text:style-name="T14"># Invalid password &amp; confirmation</text:span></text:p>
            <text:p text:style-name="P36"><text:s text:c="4"/>patch password_reset_path(user.reset_token),</text:p>
            <text:p text:style-name="P36"><text:s text:c="6"/>params: { email: user.email, </text:p>
            <text:p text:style-name="P36"><text:s text:c="16"/>user: { password: <text:s text:c="13"/>"foobaz",</text:p>
            <text:p text:style-name="P36"><text:s text:c="24"/>password_confirmation: "barquux" } }</text:p>
            <text:p text:style-name="P36"><text:s text:c="4"/>assert_select 'div#error_explanation'</text:p>
            <text:p text:style-name="P36"><text:s text:c="4"/><text:span text:style-name="T53"><text:s text:c="2"/></text:span><text:span text:style-name="T14"># Empty password</text:span></text:p>
            <text:p text:style-name="P37"><text:span text:style-name="T53"><text:s text:c="4"/></text:span>patch password_reset_path(user.reset_token),</text:p>
            <text:p text:style-name="P36"><text:s text:c="6"/>params: { email: user.email,</text:p>
            <text:p text:style-name="P36"><text:s text:c="16"/>user: { password: <text:s text:c="13"/>"",</text:p>
            <text:p text:style-name="P36"><text:s text:c="24"/>password_confirmation: "" } }</text:p>
            <text:p text:style-name="P36"><text:s text:c="4"/>assert_select 'div#error_explanation'</text:p>
            <text:p text:style-name="P36"><text:s text:c="4"/><text:span text:style-name="T53"><text:s text:c="2"/></text:span><text:span text:style-name="T14"># Valid password &amp; confirmation</text:span></text:p>
            <text:p text:style-name="P36"><text:s text:c="4"/>patch password_reset_path(user.reset_token),</text:p>
            <text:p text:style-name="P36"><text:soft-page-break/><text:s text:c="6"/>params: { email: user.email,</text:p>
            <text:p text:style-name="P36"><text:s text:c="16"/>user: { password: <text:s text:c="14"/>"foobaz",</text:p>
            <text:p text:style-name="P36"><text:s text:c="24"/>password_confirmation: "foobaz" } }</text:p>
            <text:p text:style-name="P36"><text:s text:c="4"/>assert is_logged_in?</text:p>
            <text:p text:style-name="P36"><text:s text:c="4"/>assert_not flash.empty?</text:p>
            <text:p text:style-name="P36"><text:s text:c="4"/>assert_redirected_to user</text:p>
            <text:p text:style-name="P36"><text:s text:c="4"/><text:span text:style-name="T53"><text:s text:c="2"/></text:span><text:span text:style-name="T14"># attempt to change the password again</text:span> </text:p>
            <text:p text:style-name="P36"><text:s text:c="4"/>assert_nil user.reload.reset_digest</text:p>
            <text:p text:style-name="P36"><text:s text:c="2"/>end</text:p>
            <text:p text:style-name="P36"/>
            <text:p text:style-name="P36"><text:s text:c="2"/>test "<text:span text:style-name="T6">expired token</text:span>" do</text:p>
            <text:p text:style-name="P36"><text:s text:c="4"/>get new_password_reset_path</text:p>
            <text:p text:style-name="P36"><text:s text:c="4"/>post password_resets_path,</text:p>
            <text:p text:style-name="P36"><text:s text:c="6"/>params: { password_reset: { email: @user.email } }</text:p>
            <text:p text:style-name="P36"><text:s text:c="4"/>@user = assigns(:user)</text:p>
            <text:p text:style-name="P36"><text:s text:c="4"/>@user.update_attribute(:reset_sent_at, 3.hours.ago)</text:p>
            <text:p text:style-name="P36"><text:s text:c="4"/>patch password_reset_path(@user.reset_token),</text:p>
            <text:p text:style-name="P36"><text:s text:c="6"/>params: { email: @user.email,</text:p>
            <text:p text:style-name="P36"><text:s text:c="16"/>user: { password: <text:s text:c="13"/>"foobar",</text:p>
            <text:p text:style-name="P36"><text:s text:c="24"/>password_confirmation: "foobar" } }</text:p>
            <text:p text:style-name="P36"><text:s text:c="4"/>assert_response :redirect</text:p>
            <text:p text:style-name="P36"><text:s text:c="4"/>follow_redirect!</text:p>
            <text:p text:style-name="P36"><text:s text:c="4"/>assert_match /expired/i, response.body</text:p>
            <text:p text:style-name="P36"><text:s text:c="4"/>assert_no_match /banana/i, <text:s/>response.body</text:p>
            <text:p text:style-name="P36"><text:s text:c="2"/>end</text:p>
            <text:p text:style-name="P36">end</text:p>
          </table:table-cell>
        </table:table-row>
      </table:table>
      <text:h text:style-name="P81" text:outline-level="2"><text:bookmark-start text:name="__RefHeading___Toc860_2238994884"/>mailers<text:bookmark-end text:name="__RefHeading___Toc860_2238994884"/></text:h>
      <text:h text:style-name="P110" text:outline-level="3"><text:bookmark-start text:name="__RefHeading___Toc862_2238994884"/>user_mailer_test.rb<text:bookmark-end text:name="__RefHeading___Toc862_2238994884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39">require '<text:span text:style-name="T6">test_helper</text:span>'</text:p>
            <text:p text:style-name="P39"/>
            <text:p text:style-name="P39">class UserMailerTest &lt; ActionMailer::TestCase</text:p>
            <text:p text:style-name="P39"><text:s text:c="2"/>test "<text:span text:style-name="T6">account_activation</text:span>" do</text:p>
            <text:p text:style-name="P39"><text:s text:c="4"/>user <text:s text:c="17"/>= users(:michael)</text:p>
            <text:p text:style-name="P39"><text:s text:c="4"/>user.activation_token = User.new_token</text:p>
            <text:p text:style-name="P39"><text:s text:c="4"/>mail <text:s text:c="17"/>= UserMailer.account_activation(user)</text:p>
            <text:p text:style-name="P39"><text:s text:c="4"/>assert_equal "Account activation", mail.subject</text:p>
            <text:p text:style-name="P39"><text:s text:c="4"/>assert_equal [user.email], mail.to</text:p>
            <text:p text:style-name="P39"><text:s text:c="4"/>assert_equal ["noreply@example.com"], mail.from</text:p>
            <text:p text:style-name="P39"><text:s text:c="4"/>assert_match user.name, <text:s text:c="14"/>mail.body.encoded</text:p>
            <text:p text:style-name="P39"><text:s text:c="4"/>assert_match user.activation_token, <text:s text:c="2"/>mail.body.encoded</text:p>
            <text:p text:style-name="P39"><text:s text:c="4"/>assert_match CGI.escape(user.email), <text:s/>mail.body.encoded</text:p>
            <text:p text:style-name="P39"><text:s text:c="2"/>end</text:p>
            <text:p text:style-name="P39"/>
            <text:p text:style-name="P39"><text:s text:c="2"/>test "<text:span text:style-name="T6">password_reset</text:span>" do</text:p>
            <text:p text:style-name="P39"><text:s text:c="4"/>user <text:s text:c="17"/>= users(:michael)</text:p>
            <text:p text:style-name="P39"><text:s text:c="4"/>user.reset_token <text:s text:c="5"/>= User.new_token</text:p>
            <text:p text:style-name="P39"><text:s text:c="4"/>mail <text:s text:c="17"/>= UserMailer.password_reset(user)</text:p>
            <text:p text:style-name="P39"><text:s text:c="4"/>assert_equal "Password reset", <text:s text:c="7"/>mail.subject</text:p>
            <text:p text:style-name="P39"><text:s text:c="4"/>assert_equal [user.email], <text:s text:c="11"/>mail.to</text:p>
            <text:p text:style-name="P39"><text:s text:c="4"/>assert_equal ["noreply@example.com"], mail.from</text:p>
            <text:p text:style-name="P39"><text:s text:c="4"/>assert_match user.reset_token, <text:s text:c="7"/>mail.body.encoded</text:p>
            <text:p text:style-name="P39"><text:s text:c="4"/>assert_match CGI.escape(user.email), <text:s/>mail.body.encoded</text:p>
            <text:p text:style-name="P39"><text:s text:c="2"/>end</text:p>
            <text:p text:style-name="P39">end</text:p>
          </table:table-cell>
        </table:table-row>
      </table:table>
      <text:h text:style-name="P81" text:outline-level="2"><text:bookmark-start text:name="__RefHeading___Toc864_2238994884"/><text:soft-page-break/>/previews<text:bookmark-end text:name="__RefHeading___Toc864_2238994884"/></text:h>
      <text:h text:style-name="P110" text:outline-level="3"><text:bookmark-start text:name="__RefHeading___Toc866_2238994884"/>user_mailer_preview.rb<text:bookmark-end text:name="__RefHeading___Toc866_2238994884"/></text:h>
      <table:table table:name="Table59" table:style-name="Table59">
        <table:table-column table:style-name="Table59.A"/>
        <table:table-row>
          <table:table-cell table:style-name="Table59.A1" office:value-type="string">
            <text:p text:style-name="P39"># Preview all emails at http://localhost:3000/rails/mailers/user_mailer</text:p>
            <text:p text:style-name="P39">class UserMailerPreview &lt; ActionMailer::Preview</text:p>
            <text:p text:style-name="P39"/>
            <text:p text:style-name="P39"><text:s text:c="2"/># Preview this email at <text:span text:style-name="T14">http://localhost:3000/rails/mailers/user_mailer/account_activation</text:span></text:p>
            <text:p text:style-name="P39"><text:s text:c="2"/>def <text:span text:style-name="T6">account_activation</text:span></text:p>
            <text:p text:style-name="P39"><text:s text:c="4"/>user = User.first</text:p>
            <text:p text:style-name="P39"><text:s text:c="4"/>user.activation_token = User.new_token</text:p>
            <text:p text:style-name="P39"><text:s text:c="4"/>UserMailer.account_activation(user)</text:p>
            <text:p text:style-name="P39"><text:s text:c="2"/>end</text:p>
            <text:p text:style-name="P39"/>
            <text:p text:style-name="P39"><text:s text:c="2"/># Preview this email at <text:span text:style-name="T14">http://localhost:3000/rails/mailers/user_mailer/password_reset</text:span></text:p>
            <text:p text:style-name="P39"><text:s text:c="2"/>def <text:span text:style-name="T6">password_reset</text:span></text:p>
            <text:p text:style-name="P39"><text:s text:c="4"/>user = User.first</text:p>
            <text:p text:style-name="P39"><text:s text:c="4"/>user.reset_token = User.new_token</text:p>
            <text:p text:style-name="P39"><text:s text:c="4"/>UserMailer.password_reset(user)</text:p>
            <text:p text:style-name="P39"><text:s text:c="2"/>end</text:p>
            <text:p text:style-name="P39">end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2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1.99mm" fo:margin-bottom="1.01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0.49mm" fo:margin-bottom="0.49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MT1" style:family="text">
      <style:text-properties officeooo:rsid="0071325e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sample app<text:span text:style-name="MT1"><text:tab/><text:tab/>print1<text:tab/><text:tab/>0.1.9.4<text:tab/><text:tab/></text:span><text:span text:style-name="MT1"><text:page-number text:select-page="current">38</text:page-number></text:span><text:span text:style-name="MT1">/</text:span><text:span text:style-name="MT1"><text:page-count>3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14T11:21:49.194099480</dc:date>
    <meta:editing-duration>PT20H32M25S</meta:editing-duration>
    <meta:editing-cycles>118</meta:editing-cycles>
    <meta:generator>LibreOffice/5.3.3.2$Linux_X86_64 LibreOffice_project/30m0$Build-2</meta:generator>
    <meta:print-date>2017-07-08T12:38:46.603903588</meta:print-date>
    <meta:document-statistic meta:table-count="60" meta:image-count="0" meta:object-count="0" meta:page-count="38" meta:paragraph-count="1746" meta:word-count="5721" meta:character-count="54992" meta:non-whitespace-character-count="43026"/>
  </office:meta>
</office:document-meta>
</file>